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ALMAGHRIBI" svg:font-family="AALMAGHRIBI" style:font-pitch="variable"/>
    <style:font-face style:name="AALMAGHRIBI1" svg:font-family="AALMAGHRIB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1">
      <style:text-properties officeooo:paragraph-rsid="0002d3fe"/>
    </style:style>
    <style:style style:name="P2" style:family="paragraph" style:parent-style-name="Standard">
      <style:paragraph-properties fo:text-align="justify" style:justify-single-word="false" style:writing-mode="rl-tb"/>
      <style:text-properties officeooo:paragraph-rsid="0002d3fe"/>
    </style:style>
    <style:style style:name="P3" style:family="paragraph" style:parent-style-name="Standard">
      <style:paragraph-properties fo:margin-top="0in" fo:margin-bottom="0in" style:contextual-spacing="false" fo:text-align="center" style:justify-single-word="false" style:writing-mode="rl-tb"/>
      <style:text-properties officeooo:paragraph-rsid="0002d3fe"/>
    </style:style>
    <style:style style:name="T1" style:family="text">
      <style:text-properties style:language-complex="fa" style:country-complex="IR"/>
    </style:style>
    <style:style style:name="T2" style:family="text">
      <style:text-properties style:font-name="AALMAGHRIBI" fo:font-size="26pt" fo:language="en" fo:country="US" style:font-name-asian="Times New Roman" style:font-size-asian="26pt" style:font-name-complex="AALMAGHRIBI1" style:font-size-complex="26pt"/>
    </style:style>
    <style:style style:name="T3" style:family="text">
      <style:text-properties fo:color="#c00000" loext:opacity="100%" style:font-name="AALMAGHRIBI" fo:font-size="26pt" fo:language="en" fo:country="US" style:font-name-asian="Times New Roman" style:font-size-asian="26pt" style:font-name-complex="AALMAGHRIBI1" style:font-size-complex="26pt"/>
    </style:style>
    <style:style style:name="T4" style:family="text">
      <style:text-properties fo:color="#c00000" loext:opacity="100%" style:font-name="AALMAGHRIBI" fo:font-size="26pt" fo:language="en" fo:country="US" style:font-name-asian="Times New Roman" style:font-size-asian="26pt" style:font-name-complex="AALMAGHRIBI1" style:font-size-complex="26pt" style:language-complex="fa" style:country-complex="IR"/>
    </style:style>
    <style:style style:name="T5" style:family="text">
      <style:text-properties style:font-name="AALMAGHRIBI" fo:font-size="26pt" fo:language="en" fo:country="US" style:font-name-asian="Times New Roman" style:font-size-asian="26pt" style:font-name-complex="AALMAGHRIBI1" style:font-size-complex="26pt" style:language-complex="fa" style:country-complex="I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DdeLink__57571_2786656625"/><text:bookmark-start text:name="__DdeLink__9428_1233539814"/><text:bookmark-start text:name="__DdeLink__66992_2786656625"/><text:span text:style-name="Titre_20_1_20_Car">[</text:span>سُورَةُ <text:span text:style-name="T1">۴</text:span>لْبَقَرَةِ]</text:h>
      <text:p text:style-name="P2" loext:marker-style-name="T2"><text:bookmark-start text:name="__DdeLink__66994_2786656625"/><text:span text:style-name="T3">بِسْمِ </text:span><text:span text:style-name="T4">۱</text:span><text:span text:style-name="T3">للَّهِ </text:span><text:span text:style-name="T4">۱</text:span><text:span text:style-name="T3">لرَّحْمَـٰنِ </text:span><text:span text:style-name="T4">۱</text:span><text:span text:style-name="T3">لرَّحِيمِ</text:span><text:bookmark-end text:name="__DdeLink__66994_2786656625"/><text:span text:style-name="T3"> </text:span><text:span text:style-name="T2">أَلَٓـم؋ّٓؐ ذَ؛لِژَ </text:span><text:span text:style-name="T5">۰</text:span><text:span text:style-name="T2">لْكِتَــٰــبُ لاَ رَيْبَؐ فِيهِ هُديً لِّلْمُتَّقِينَ </text:span><text:span text:style-name="T3">(1)</text:span><text:span text:style-name="T2"> </text:span><text:span text:style-name="T5">۰</text:span><text:span text:style-name="T2">لذِينَ يُومِنُونَ بِالْغَيْــبِ وَيُقِيمُونَ </text:span><text:span text:style-name="T5">۰</text:span><text:span text:style-name="T2">لصَّلَوٰةَ وَمِمَّا رَزَقْنَـٰهُمْ يُنفِقُونَؐ </text:span><text:span text:style-name="T3">(2)</text:span><text:span text:style-name="T2"> وَالذِينَ يُومِنُونَ بِمَآ ٱُنزۣلَ إِلَيْژَ وَمَآ ٱُنزۣلَ مِن قَـبْلِژَ وَبِالاَخِرَةِ هُمْ يُوقِنُونَ </text:span><text:span text:style-name="T3">(3)</text:span><text:span text:style-name="T2"> ٱُوْلَئِژَ عَلَيٰ هُديً مِّن رَّبِّهِمْؐ وَٱُوْلَئِكَ هُمُ </text:span><text:span text:style-name="T5">۴</text:span><text:span text:style-name="T2">ڤْمُفْڤِحُونَؐ </text:span><text:span text:style-name="T3">(4)</text:span><text:span text:style-name="T2">إِنَّ </text:span><text:span text:style-name="T5">۰</text:span><text:span text:style-name="T2">لذِينَ كَفَرُواْ سَوَآء٘ عَلَيْهِمُ; ءَآنذَرْتَهُمُ; أَمْ لَمْ تُنذِرْهُمْ لاَ يُومِنُونَؐ </text:span><text:span text:style-name="T3">(5)</text:span><text:span text:style-name="T2"> خَتَمَ </text:span><text:span text:style-name="T5">۰</text:span><text:span text:style-name="T2">للَّهُ عَلَيٰ قُلُوبِهِمْ وَعَلَيٰ سَمْعِهِمْؐ وَعَلَيٰٓ أَبْصۭــٰرۣهِمْ غِشَــٰوَةٌؐ وَلَهُمْ عَذَاب٘ عَظِيمٌؐ </text:span><text:span text:style-name="T3">(6)</text:span><text:span text:style-name="T2"> وَمِنَ </text:span><text:span text:style-name="T5">۰</text:span><text:span text:style-name="T2">لنَّاسِ مَنْ يَّقُولُ ءَامَنَّا بِاللَّهِ وَبِالْيَوْمِ </text:span><text:span text:style-name="T5">۱</text:span><text:span text:style-name="T2">لاَخِرۣ وَمَا هُم بِمُومِنِيـنَؐ </text:span><text:span text:style-name="T3">(7)</text:span><text:span text:style-name="T2"> يُخَــٰدِعُونَ </text:span><text:span text:style-name="T5">۰</text:span><text:span text:style-name="T2">للَّهَ وَالذِينَ ءَامَنُواْؐ وَمَا يُخَــٰدِعُونَ إِلٓاَّ أَنفُسَهُمْ وَمَا يَشْعُرُونَؐ </text:span><text:span text:style-name="T3">(8)</text:span><text:span text:style-name="T2"> فِى قُلُوبِهِم مَّرَضٌؐ فَزَادَهُمُ </text:span><text:span text:style-name="T5">۴</text:span><text:span text:style-name="T2">للَّهُ مَرَضاًؐ وَلَهُمْ عَذَاببب٘ اَلِيمُۢ بِمَا كَانُواْ يُكَذِّبُونَؐ </text:span><text:span text:style-name="T3">(9)</text:span><text:span text:style-name="T2"> وَإِذَا قِيلَ لَهُمْ لاَ تُفْسِدُواْ فِى </text:span><text:span text:style-name="T5">۱</text:span><text:span text:style-name="T2">لاَرْضِ قَالُوٓاْ إِنَّمَا نَحْنُ مُصْلِحُونَؐ </text:span><text:span text:style-name="T3">(10)</text:span><text:span text:style-name="T2"> أَلٓاَ إِنَّهُمْ هُمُ </text:span><text:span text:style-name="T5">۴</text:span><text:span text:style-name="T2">لْمُفْسِدُونَ وَچَكِن لاَّ يَشْعُرُونَؐ </text:span><text:span text:style-name="T3">(11)</text:span><text:span text:style-name="T2"> وَإِذَا قِيلَ لَهُمُ; ءَامِنُواْ كَمَآ ءَامَنَ </text:span><text:span text:style-name="T5">۰</text:span><text:span text:style-name="T2">لنَّاسُ قَالُوٓاْ أَنُومِنُ كَمَآ ءَامَنَ </text:span><text:span text:style-name="T5">۰</text:span><text:span text:style-name="T2">لسُّفَهَآءُؐ اَ۬لٓاَ إِنَّهُمْ هُمُ </text:span><text:span text:style-name="T5">۴</text:span><text:span text:style-name="T2">لسُّفَهَآءُ وَچَكِن لاَّ يَعْلَمُونَؐ </text:span><text:span text:style-name="T3">(12)</text:span><text:span text:style-name="T2"> وَإِذَا لَقُواْ </text:span><text:span text:style-name="T5">۴</text:span><text:span text:style-name="T2">لذِينَ ءَامَنُواْ قَالُوٓاْ ءَامَنَّاؐ وَإِذَا خَلَوۣاْ اِلَيٰ شَيَـٰطِينِهِمْ قَالُوٓاْ إِنَّا مَعَكُمُ; إِنَّمَا نَحْنُ مُسْتَهْزۣءُونَؐ </text:span><text:span text:style-name="T3">(13)</text:span><text:span text:style-name="T2"> </text:span><text:span text:style-name="T5">۰</text:span><text:span text:style-name="T2">للَّهُ يَسْتَهْزۣﻯُٔ بِهِمْ وَيَمُـدُّهُمْ فِى طُـغْـيَــٰنِهِمْ يَعْمَهُونَؐ </text:span><text:span text:style-name="T3">(14)</text:span><text:span text:style-name="T2"> ﭐُوْلَئِكَ</text:span><text:span text:style-name="T5">۰</text:span><text:span text:style-name="T2">لذِيـنَ "شْتَرَوُاْ </text:span><text:span text:style-name="T5">۴</text:span><text:span text:style-name="T2">لضَّچَلَةَ بِالْهُدۭيٰ فَمَا رَبِحَت تِّجَــٰرَتُهُمْ وَمَا كَانُواْ مُهْتَدِينَؐ </text:span><text:span text:style-name="T3">(15)</text:span><text:span text:style-name="T2"> ® مَثَلُهُمْ كَمَثَلِ </text:span><text:span text:style-name="T5">۱ﻟ﮲</text:span><text:span text:style-name="T2"> 'سْتَوْقَدَ </text:span><text:soft-page-break/><text:span text:style-name="T2">نَاراً فَلَمَّآ أَضَآءَتْ مَا حَوْلَهُؐ„ ذَهَــبَ </text:span><text:span text:style-name="T5">۰</text:span><text:span text:style-name="T2">للَّهُ بِنُورۣهِمْ وَتَرَكَهُمْ فِى ظُلُمَــٰــتٍ لاَّ يُبْصِرُونَؐ </text:span><text:span text:style-name="T3">(16)</text:span><text:span text:style-name="T2"> صُمّٛ بُكْم٘ عُمْيٌ فَهُمْ لاَ يَرْجِعُونَؐ </text:span><text:span text:style-name="T3">(17)</text:span><text:span text:style-name="T2"> أَوْ كَصَيِّبٍ مِّنَ </text:span><text:span text:style-name="T5">۰</text:span><text:span text:style-name="T2">لسَّمَآءِ فِيهِ ظُلُمَـٰتٌ وَرَعْدٌ وَبَرْقٌؐ يَجْعَلُونَ أَصَــٰبِعَهُمْ فِىٓ ءَاذَانِهِم مِّـنَ </text:span><text:span text:style-name="T5">۰</text:span><text:span text:style-name="T2">لصَّوَ؛عِقِ حَذَرَ </text:span><text:span text:style-name="T5">۰</text:span><text:span text:style-name="T2">لْمَوْتِؐ وَاللَّهُ مُحِيطٛ بِالْكۭـٰفِـرۣينَؐ </text:span><text:span text:style-name="T3">(18)</text:span><text:span text:style-name="T2"> يَكَادُ </text:span><text:span text:style-name="T5">۴</text:span><text:span text:style-name="T2">لْبَرْقُ يَخْطَفُ أَبْصَـٰرَهُمْؐ كُلَّمَآ أَضَآءَ لَهُم مَّشَوْاْ فِيهِؐ وَإِذَآ أَظْلَمَ عَلَيْهِمْ قَامُواْؐ وَلَوْ شَآءَ </text:span><text:span text:style-name="T5">۰</text:span><text:span text:style-name="T2">للَّهُ لَذَهَــبَ بِسَمْعِهِمْ وَأَبْصۭـٰرۣهِمُؐ; إِنَّ </text:span><text:span text:style-name="T5">۰</text:span><text:span text:style-name="T2">للَّهَ عَلَيٰ كُلِّ شَيْءٍ قَدِيرٌؐ </text:span><text:span text:style-name="T3">(19)</text:span><text:span text:style-name="T2"> يَـٰٓأَيُّهَا </text:span><text:span text:style-name="T5">۰</text:span><text:span text:style-name="T2">لنَّاسُ </text:span><text:span text:style-name="T5">۶</text:span><text:span text:style-name="T2">عْبُدُواْ رَبَّكُمُ </text:span><text:span text:style-name="T5">۴ﻟ﮲</text:span><text:span text:style-name="T2"> خَلَقَكُمْ وَالذِينَ مِن قَبْلِكُمْ لَعَلَّكُمْ تَتَّقُونَؐ </text:span><text:span text:style-name="T3">(20)</text:span><text:span text:style-name="T2"> </text:span><text:span text:style-name="T5">۰ﻟ﮲</text:span><text:span text:style-name="T2"> جَعَلَ لَكُمُ </text:span><text:span text:style-name="T5">۴</text:span><text:span text:style-name="T2">لاَرْضَ فِرَ؛شاً وَالسَّمَآءَ بِنَآءً وَأَنزَلَ مِنَ </text:span><text:span text:style-name="T5">۰</text:span><text:span text:style-name="T2">لسَّمَآءِ مَآءً فَأَخْرَجَ بِهِ” مِنَ </text:span><text:span text:style-name="T5">۰</text:span><text:span text:style-name="T2">لثَّمَرَ؛تِ رۣزْقاً لَّكُمْؐ فَلاَ تَجْعَلُواْ لِلهِ أَندَاداً وَأَنتُمْ تَعْلَمُونَؐ </text:span><text:span text:style-name="T3">(21)</text:span><text:span text:style-name="T2"> وَإِن كُنتُمْ فِى رَيْــبٍ مِّمَّا نَزَّلْنَا عَلَيٰ عَبْدِنَا فَاتُواْ بِسُورَةٍ مِّن مِّثْلِهِؐ/ وَادْعُواْ شُهَدَآءَكُم مِّن دُونِ </text:span><text:span text:style-name="T5">۱</text:span><text:span text:style-name="T2">للَّهِ إِن كُنتُمْ صَـٰدِقِـينَؐ </text:span><text:span text:style-name="T3">(22)</text:span><text:span text:style-name="T2"> فَإِن لَّمْ تَفْعَلُواْ وَلَن تَفْعَلُــواْ فَاتَّقُواْ </text:span><text:span text:style-name="T5">۴</text:span><text:span text:style-name="T2">لنَّـارَ </text:span><text:span text:style-name="T5">۰</text:span><text:span text:style-name="T2">لتِى وَقُودُهَا </text:span><text:span text:style-name="T5">۰</text:span><text:span text:style-name="T2">لنَّاسُ وَالْحِجَارَةُؐ ٱُعِـدَّتْ لِلْكۭـٰفِـرۣينَؐ </text:span><text:span text:style-name="T3">(23)</text:span><text:span text:style-name="T2"> وَبَشِّرۣ </text:span><text:span text:style-name="T5">۱</text:span><text:span text:style-name="T2">لذِينَ ءَامَنُواْ وَعَمِلُواْ </text:span><text:span text:style-name="T5">۴</text:span><text:span text:style-name="T2">ڤصَّـٰڤِحَـٰــتِ أَنَّ لَهُمْ جَنَّـٰــتٍ تَجْرۣﻯ مِن تَحْتِهَا </text:span><text:span text:style-name="T5">۰</text:span><text:span text:style-name="T2">لاَنْهَــٰرُؐ كُلَّمَا رُزۣقُواْ مِنْهَا مِن ثَمَرَةٍ رّۣزْقاً قَالُواْ هَـٰذَا </text:span><text:span text:style-name="T5">۰ﻟ﮲</text:span><text:span text:style-name="T2"> رُزۣقْنَا مِن قَـبْلُؐ وَٱُتُواْ بِهِ” مُتَشَـٰبِهاًؐ وَلَهُمْ فِيهَآ أَزْوَ؛جٌ مُّطَهَّرَةٌؐ وَهُمْ فِيهَا خَـٰلِدُونَؐ </text:span><text:span text:style-name="T3">(24)</text:span><text:span text:style-name="T2"> © إِنَّ </text:span><text:span text:style-name="T5">۰</text:span><text:span text:style-name="T2">للَّهَ لاَ يَسْتَحْـىِ“ أَنْ يَّضْرۣبَ مَثَلًا مَّا بَعُوضَةً فَمَا فَوْقَهَاؐ فَأَمَّا </text:span><text:span text:style-name="T5">۰</text:span><text:span text:style-name="T2">لذِينَ ءَامَنُواْ فَيَعْلَمُونَ أَنَّهُ </text:span><text:span text:style-name="T5">۴</text:span><text:span text:style-name="T2">لْحَقُّ مِن رَّبِّهِمْؐ وَأَمَّا </text:span><text:span text:style-name="T5">۰</text:span><text:span text:style-name="T2">لذِينَ كَفَرُواْ فَيَقُولُونَ مَاذَآ أَرَادَ </text:span><text:span text:style-name="T5">۰</text:span><text:span text:style-name="T2">للَّهُ بِهَـٰذَا مَثَلًؐا يُضِلُّ بِهِ” </text:span><text:soft-page-break/><text:span text:style-name="T2">كَثِيراً وَيَهْدِى بِهِ” كَثِيراًؐ وَمَا يُضِلُّ بِهِ“ إِلاَّ </text:span><text:span text:style-name="T5">۰</text:span><text:span text:style-name="T2">لْفَــٰسِقِينَ </text:span><text:span text:style-name="T3">(25)</text:span><text:span text:style-name="T2"> </text:span><text:span text:style-name="T5">۰</text:span><text:span text:style-name="T2">لذِيـنَ يَنقُضُونَ عَهْدَ </text:span><text:span text:style-name="T5">۰</text:span><text:span text:style-name="T2">للَّهِ مِنۢ بَعْدِ مِيثَـٰقِهِ” وَيَقْطَعُونَ مَآ أَمَرَ</text:span><text:span text:style-name="T5">۰</text:span><text:span text:style-name="T2">للَّهُ بِهِ“ أَنْ يُّوصَلَ وَيُفْسِدُونَ فِى </text:span><text:span text:style-name="T5">۱</text:span><text:span text:style-name="T2">لاَرْضِؐ ﭐُوْلَئِكَ هُمُ </text:span><text:span text:style-name="T5">۴</text:span><text:span text:style-name="T2">لْخَــٰسِرُونَؐ </text:span><text:span text:style-name="T3">(26)</text:span><text:span text:style-name="T2"> كَيْفَ تَكْفُرُونَ بِاللَّهِ وَكُنتُمُ; أَمْوَ؛تاً فَأَحْيۭاكُمْ ثُمَّ يُمِيتُكُمْؐ ثُمَّ يُحْيِيكُمْ ثُمَّ إِلَيْهِ تُرْجَعُونَؐ </text:span><text:span text:style-name="T3">(27)</text:span><text:span text:style-name="T2"> هُوَ </text:span><text:span text:style-name="T5">۰ﻟ﮲</text:span><text:span text:style-name="T2"> خَلَقَ لَكُم مَّا فِى </text:span><text:span text:style-name="T5">۱</text:span><text:span text:style-name="T2">لاَرْضِ جَمِيعاًؐ ثُمَّ "سْتَوۭيٰٓ إِلَي </text:span><text:span text:style-name="T5">۰</text:span><text:span text:style-name="T2">لسَّمَآءِ فَسَوّۭيٰهُنَّ سَبْعَ سَمَــٰوَ؛تٍؐ وَهُوَ بِكُلِّ شَيْءٖ عَلِيمٌؐ </text:span><text:span text:style-name="T3">(28)</text:span><text:span text:style-name="T2"> وَإِذْ قَالَ رَبُّكَ لِلْمَلَئِكَةِ إِنِّـﻰ جَاعِلٌ فِى </text:span><text:span text:style-name="T5">۱</text:span><text:span text:style-name="T2">لاَرْضِ خَلِيفَةًؐ قَالُوٓاْ أَتَجْعَلُ فِيهَا مَنْ يُّفْسِدُ فِيهَا وَيَسْفِكُ </text:span><text:span text:style-name="T5">۴</text:span><text:span text:style-name="T2">لدِّمَآءَ وَنَحْنُ نُسَبِّحُ بِحَمْدِكَ وَنُقَدِّسُ لَكَؐ قَالَ إِنِّيَ أَعْلَمُ مَا لاَ تَعْلَمُونَؐ </text:span><text:span text:style-name="T3">(29)</text:span><text:span text:style-name="T2"> وَعَلَّمَ ءَادَمَ </text:span><text:span text:style-name="T5">۰</text:span><text:span text:style-name="T2">لاَسْمَآءَ كُلَّهَا ثُمَّ عَرَضَهُمْ عَلَي </text:span><text:span text:style-name="T5">۰</text:span><text:span text:style-name="T2">لْمَلَئِكَةِ فَقَالَ أَنۢبِـُٔونِـى بِأَسْمَآءِ هَـٰٓؤُلٓاَءِ ان كُنتُمْ صَـٰدِقِينَؐ </text:span><text:span text:style-name="T3">(30)</text:span><text:span text:style-name="T2"> قَالُواْ سُبْحَــٰنَكَ لاَ عِلْمَ لَنَآ إِلاَّ مَا عَلَّمْتَنَآ إِنَّكَ أَنتَ </text:span><text:span text:style-name="T5">۰</text:span><text:span text:style-name="T2">لْعَلِيمُ </text:span><text:span text:style-name="T5">۴</text:span><text:span text:style-name="T2">لْحَكِيمُؐ </text:span><text:span text:style-name="T3">(31)</text:span><text:span text:style-name="T2"> قَالَ يَـٰٓــَٔادَمُ أَنۢبِـيؔهُم بِأَسْمَآئِهِمْؐ فَلَمَّآ أَنۢبَأَهُم بِأَسْمَآئِهِمْ قَالَ أَلَمَ اَقُل لَّكُمُ; إِنِّيَ أَعْلَمُ غَيْــبَ </text:span><text:span text:style-name="T5">۰</text:span><text:span text:style-name="T2">لسَّمَـٰوَ؛تِ وَالاَرْضِ وَأَعْلَمُ مَا تُبْدُونَ وَمَا كُنتُمْ تَكْتُمُونَؐ </text:span><text:span text:style-name="T3">(32)</text:span><text:span text:style-name="T2"> ® وَإِذْ قُلْنَا لِلْمَلَئِكَةِ </text:span><text:span text:style-name="T5">۹</text:span><text:span text:style-name="T2">سْجُدُواْ ءَلِادَمَ فَسَجَدُوٓاْؐ إِلٓاَّ إِبْلِيسَ أَبۭيٰ وَاسْتَكْبَرَ وَكَانَ مِنَ </text:span><text:span text:style-name="T5">۰</text:span><text:span text:style-name="T2">لْكۭـٰفِرۣينَؐ </text:span><text:span text:style-name="T3">(33)</text:span><text:span text:style-name="T2"> وَقُلْنَا يَـٰٓــَٔادَمُ </text:span><text:span text:style-name="T5">۶</text:span><text:span text:style-name="T2">سْكُنَ اَنــتَ وَزَوْجُكَ </text:span><text:span text:style-name="T5">۰</text:span><text:span text:style-name="T2">لْجَنَّةَ وَكُلاَ مِنْهَا رَغَداٗ حَيْــثُ ﺷِﻴْٔـﺘُـمَاؐ وَلاَ تَقْرَبَا هَـٰذِهِ </text:span><text:span text:style-name="T5">۱</text:span><text:span text:style-name="T2">لشَّجَرَةَ فَتَكُونَا مِنَ </text:span><text:span text:style-name="T5">۰</text:span><text:span text:style-name="T2">لظَّـٰلِمِينَؐ </text:span><text:span text:style-name="T3">(34)</text:span><text:span text:style-name="T2"> فَأَزَلَّهُمَا </text:span><text:span text:style-name="T5">۰</text:span><text:span text:style-name="T2">لشَّيْطَـٰنُ عَنْهَا فَأَخْرَجَهُمَا مِمَّا كَانَا فِيهِؐ وَقُلْنَا "هْبِطُواْؐ بَعْضُكُمْ لِبَعْـضٖ عَدُوٌّؐ وَلَكُمْ فِى </text:span><text:span text:style-name="T5">۱</text:span><text:span text:style-name="T2">لاَرْضِ مُسْتَقَرٌّ وَمَتَــٰع٘ اِلَيٰ </text:span><text:soft-page-break/><text:span text:style-name="T2">حِينٍؐ </text:span><text:span text:style-name="T3">(35)</text:span><text:span text:style-name="T2"> فَتَلَقّۭيٰٓ ءَادَمُ مِن رَّبِّهِ” كَلِمَـٰــتٍ فَتَابببَ عَلَيْهِؐ إِنَّهُ„ هُوَ </text:span><text:span text:style-name="T5">۰</text:span><text:span text:style-name="T2">لتَّوَّابُ </text:span><text:span text:style-name="T5">۴</text:span><text:span text:style-name="T2">لرَّحِيمُؐ </text:span><text:span text:style-name="T3">(36)</text:span><text:span text:style-name="T2"> قُلْنَا "هْبِطُواْ مِنْهَا جَمِيعاًؐ فَإِمَّا يَاتِيَنَّكُم مِّنِّى هُديً فَمَن تَبِعَ هُدۭايَ فَلاَ خَوْف٘ عَلَيْهِمْ وَلاَ هُمْ يَحْزَنُونَؐ </text:span><text:span text:style-name="T3">(37)</text:span><text:span text:style-name="T2"> وَالذِينَ كَفَرُواْ وَكَذَّبُواْ بِـَٔايَـٰتِنَآ ٱُوْلَئِكَ أَصْحَــٰــبُ </text:span><text:span text:style-name="T5">۴</text:span><text:span text:style-name="T2">لنّۭارۣ هُمْ فِيهَا خَـٰلِدُونَؐ </text:span><text:span text:style-name="T3">(38)</text:span><text:span text:style-name="T2"> يَــٰبَنِىٓ إِسْرَآءِيلَ </text:span><text:span text:style-name="T5">۸</text:span><text:span text:style-name="T2">ذْكُرُواْ نِعْمَتِـيَ </text:span><text:span text:style-name="T5">۰</text:span><text:span text:style-name="T2">لتِىٓ أَنْعَمْـتُ عَلَيْكُمْ وَأَوْفُواْ بِعَهْدِﻯٓ ٱُوفِ بِعَهْدِكُمْ وَإِيَّـٰيَ فَارْهَبُونِؐ </text:span><text:span text:style-name="T3">(39)</text:span><text:span text:style-name="T2"> وَءَامِنُواْ بِمَآ أَنزَلْــتُ مُصَدِّقاً لِّمَا مَعَكُمْ وَلاَ تَكُونُوٓاْ أَوَّلَ كَافِرۣۢ بِهِؐ/ وَلاَ تَشْتَرُواْ بِـَٔايَـٰتِى ثَمَناً قَلِيلًا وَإِيَّـٰيَ فَاتَّقُونِؐ </text:span><text:span text:style-name="T3">(40)</text:span><text:span text:style-name="T2"> ¥ وَلاَ تَلْبِسُواْ </text:span><text:span text:style-name="T5">۴</text:span><text:span text:style-name="T2">لْحَقَّ بِالْبَـٰطِلِ وَتَكْتُمُواْ </text:span><text:span text:style-name="T5">۴</text:span><text:span text:style-name="T2">لْحَقَّ وَأَنتُمْ تَعْلَمُونَؐ </text:span><text:span text:style-name="T3">(41)</text:span><text:span text:style-name="T2"> وَأَقِيمُواْ </text:span><text:span text:style-name="T5">۴</text:span><text:span text:style-name="T2">لصَّلَوٰةَ وَءَاتُواْ </text:span><text:span text:style-name="T5">۴</text:span><text:span text:style-name="T2">لزَّكَوٰةَؐ وَارْكَعُواْ مَعَ </text:span><text:span text:style-name="T5">۰</text:span><text:span text:style-name="T2">لرَّ؛كِعِينَؐ </text:span><text:span text:style-name="T3">(42)</text:span><text:span text:style-name="T2"> أَتَامُرُونَ </text:span><text:span text:style-name="T5">۰</text:span><text:span text:style-name="T2">لنَّاسَ بِالْبِرّۣ وَتَنسَوْنَ أَنفُسَكُمْ وَأَنتُمْ تَتْلُونَ </text:span><text:span text:style-name="T5">۰</text:span><text:span text:style-name="T2">لْكِتَــٰــبَؐ أَفَلاَ تَعْقِلُونَؐ </text:span><text:span text:style-name="T3">(43)</text:span><text:span text:style-name="T2"> وَاسْتَعِينُواْ بِالصَّبْرۣ وَالصَّلَوٰةِؐ وَإِنَّهَا لَكَبِيرَة٘ اِلاَّ عَلَي </text:span><text:span text:style-name="T5">۰</text:span><text:span text:style-name="T2">لْخَــٰشِعِيـنَ </text:span><text:span text:style-name="T3">(44)</text:span><text:span text:style-name="T2"> </text:span><text:span text:style-name="T5">۰</text:span><text:span text:style-name="T2">لذِينَ يَظُنُّونَ أَنَّهُم مُّچَقُواْ رَبِّهِمْ وَأَنَّهُمُ; إِلَيْهِ رَ؛جِعُونَؐ </text:span><text:span text:style-name="T3">(45)</text:span><text:span text:style-name="T2"> يَـٰبَنِىٓ إِسْرَآءِيلَ </text:span><text:span text:style-name="T5">۸</text:span><text:span text:style-name="T2">ذْكُرُواْ نِعْمَتِيَ </text:span><text:span text:style-name="T5">۰</text:span><text:span text:style-name="T2">لتِىٓ أَنْعَمْــتُ عَلَيْكُمْ وَأَنِّـى فَضَّلْتُكُمْ عَلَي </text:span><text:span text:style-name="T5">۰</text:span><text:span text:style-name="T2">لْعَــٰلَمِينَؐ </text:span><text:span text:style-name="T3">(46)</text:span><text:span text:style-name="T2"> وَاتَّقُواْ يَوْماً لاَّ تَجْزۣى نَفْس٘ عَن نَّفْسٍ شَيْــٔاً وَلاَ يُقْبَلُ مِنْهَا شَفَــٰعَةٌ وَلاَ يُوخَذُ مِنْهَا عَدْلٌ وَلاَ هُمْ يُنصَرُونَؐ </text:span><text:span text:style-name="T3">(47)</text:span><text:span text:style-name="T2"> وَإِذْ نَجَّيْنَـٰكُم مِّـنَ —الِ فِرْعَوْنَ يَسُومُونَكُمْ سُوٓءَ </text:span><text:span text:style-name="T5">۰</text:span><text:span text:style-name="T2">لْعَذَابببِ يُذَبِّحُونَ أَبْنَآءَكُمْ وَيَسْتَحْيُونَ نِسَآءَكُمْؐ وَفِى ذَ؛لِكُم بَلٓاَءٌ مِّن رَّبِّكُمْ عَظِيمٌؐ </text:span><text:span text:style-name="T3">(48)</text:span><text:span text:style-name="T2"> وَإِذْ فَرَقْنَا بِكُمُ </text:span><text:span text:style-name="T5">۴</text:span><text:span text:style-name="T2">ڤْبَحْرَ فَأَنجَيْنَـٰكُمْ وَأَغْرَقْنَآ ءَالَ فِرْعَوْنَ وَأَنتُمْ تَنظُرُونَؐ </text:span><text:span text:style-name="T3">(49)</text:span><text:span text:style-name="T2"> وَإِذْ وَ؛عَدْنَا </text:span><text:soft-page-break/><text:span text:style-name="T2">مُوسۭيٰٓ أَرْبَعِينَ لَيْلَةً ثُمَّ "تَّخَذتُّمُ </text:span><text:span text:style-name="T5">۴</text:span><text:span text:style-name="T2">لْعِجْلَ مِنۢ بَعْدِهِ” وَأَنتُمْ ظَـٰلِمُونَؐ </text:span><text:span text:style-name="T3">(50)</text:span><text:span text:style-name="T2"> ثُمَّ عَفَوْنَا عَنكُم مِّنۢ بَعْدِ ذَ؛لِكَ لَعَلَّكُمْ تَشْكُرُونَؐ </text:span><text:span text:style-name="T3">(51)</text:span><text:span text:style-name="T2"> وَإِذَ —اتَيْنَا مُوسَي </text:span><text:span text:style-name="T5">۰</text:span><text:span text:style-name="T2">لْكِتَــٰــبَؐ وَالْفُرْقَانَ لَعَلَّكُمْ تَهْتَدُونَؐ </text:span><text:span text:style-name="T3">(52)</text:span><text:span text:style-name="T2"> ® وَإِذْ قَالَ مُوسۭيٰ لِقَوْمِهِ” يَـٰقَوْمِ إِنَّكُمْ ظَلَمْتُمُ; أَنفُسَكُم بِاتِّخَاذِكُمُ </text:span><text:span text:style-name="T5">۴</text:span><text:span text:style-name="T2">لْعِجْلَ فَتُوبُوٓاْ إِلَيٰ بَارۣئِكُمْ فَاقْتُلُوٓاْ أَنفُسَكُمْؐ ذَ؛لِكُمْ خَيْرٌ لَّكُمْ عِندَ بَارۣئِكُمْؐ فَتَابببَ عَلَيْكُمُؐ; إِنَّهُ„ هُوَ </text:span><text:span text:style-name="T5">۰</text:span><text:span text:style-name="T2">لتَّوَّابببُ </text:span><text:span text:style-name="T5">۴</text:span><text:span text:style-name="T2">لرَّحِيمُؐ </text:span><text:span text:style-name="T3">(53)</text:span><text:span text:style-name="T2"> وَإِذْ قُلْتُمْ يَـٰمُوسۭيٰ لَن نُّومِنَ لَكَ حَتَّيٰ نَرَي </text:span><text:span text:style-name="T5">۰</text:span><text:span text:style-name="T2">للَّهَ جَهْرَةً فَأَخَذَتْكُمُ </text:span><text:span text:style-name="T5">۴</text:span><text:span text:style-name="T2">لصَّـٰعِقَةُ وَأَنتُمْ تَنظُرُونَؐ </text:span><text:span text:style-name="T3">(54)</text:span><text:span text:style-name="T2"> ثُمَّ بَعَثْنَــٰكُم مِّنۢ بَعْدِ مَوْتِكُمْ لَعَلَّكُمْ تَشْكُرُونَؐ </text:span><text:span text:style-name="T3">(55)</text:span><text:span text:style-name="T2"> وَظَلَّلْنَا عَلَيْكُمُ </text:span><text:span text:style-name="T5">۴</text:span><text:span text:style-name="T2">لْغَمَـٰمَ وَأَنزَلْنَا عَلَيْكُمُ </text:span><text:span text:style-name="T5">۴</text:span><text:span text:style-name="T2">لْمَنَّ وَالسَّلْوۭيٰؐ كُلُواْ مِن طَيِّبَــٰــتِ مَا رَزَقْنَـٰكُمْؐ وَمَا ظَلَمُونَاؐ وَچَكِــن كَانُوٓاْ أَنفُسَهُمْ يَظْلِمُونَؐ </text:span><text:span text:style-name="T3">(56)</text:span><text:span text:style-name="T2"> وَإِذْ قُلْنَا </text:span><text:span text:style-name="T5">۸</text:span><text:span text:style-name="T2">دْخُلُواْ هَـٰذِهِ </text:span><text:span text:style-name="T5">۱</text:span><text:span text:style-name="T2">لْقَرْيَةَ فَكُلُواْ مِنْهَا حَيْثُ شِيؔتُمْ رَغَداً وَادْخُلُواْ </text:span><text:span text:style-name="T5">۴</text:span><text:span text:style-name="T2">لْبَابببَ سُجَّداً وَقُولُواْ حِطَّةٌ يُغْفَرْ لَكُمْ خَطَـٰيۭـٰكُمْؐ وَسَنَزۣيدُ </text:span><text:span text:style-name="T5">۴</text:span><text:span text:style-name="T2">ڤْمُحْسِنِينَؐ </text:span><text:span text:style-name="T3">(57)</text:span><text:span text:style-name="T2"> فَبَدَّلَ </text:span><text:span text:style-name="T5">۰</text:span><text:span text:style-name="T2">لذِينَ ظَلَمُواْ قَوْلٗا غَيْرَ </text:span><text:span text:style-name="T5">۰ﻟ﮲</text:span><text:span text:style-name="T2"> قِيلَ لَهُمْ فَأَنزَلْنَا عَلَي </text:span><text:span text:style-name="T5">۰</text:span><text:span text:style-name="T2">لذِينَ ظَلَمُواْ رۣجْزاً مِّنَ </text:span><text:span text:style-name="T5">۰</text:span><text:span text:style-name="T2">لسَّمَآءِ بِمَا كَانُواْ يَفْسُقُونَؐ </text:span><text:span text:style-name="T3">(58)</text:span><text:span text:style-name="T2"> © وَإِذِ 'سْتَسْقۭيٰ مُوسۭيٰ لِقَوْمِهِ” فَقُلْنَا "ضْرۣب بِّعَصَاكَ </text:span><text:span text:style-name="T5">۰</text:span><text:span text:style-name="T2">لْحَجَـرَؐ فَانفَجَرَتْ مِنْهُ èثْنَتَا عَشْرَةَ عَيْناًؐ قَدْ عَلِمَ كُلُّ ٱُنَاسٍ مَّشْرَبَهُمْؐ كُلُواْ وَاشْرَبُواْ مِن رّۣزْقِ </text:span><text:span text:style-name="T5">۱</text:span><text:span text:style-name="T2">للَّهِؐ وَلاَ تَعْثَوْاْ فِى </text:span><text:span text:style-name="T5">۱</text:span><text:span text:style-name="T2">لاَرْضِ مُفْسِدِينَؐ </text:span><text:span text:style-name="T3">(59)</text:span><text:span text:style-name="T2"> وَإِذْ قُلْتُمْ يَـٰمُوسۭيٰ لَن نَّصْبِرَ عَلَيٰ طَعَامٍ وَ؛حِدٍ فَادْعُ لَنَا رَبَّكَ يُخْرۣجْ لَنَا مِمَّا تُنۢبِــتُ </text:span><text:span text:style-name="T5">۴</text:span><text:span text:style-name="T2">لاَرْضُ مِنۢ بَقْلِهَا وَقِثَّآئِهَا وَفُومِهَا وَعَدَسِهَا </text:span><text:soft-page-break/><text:span text:style-name="T2">وَبَصَلِهَاؐ قَالَ أَتَسْتَبْدِلُونَ</text:span><text:span text:style-name="T5">۰ﻟ﮲</text:span><text:span text:style-name="T2"> هُوَ أَدْنۭيٰ بِاﻟ﮲ هُوَ خَيْر٘ؐ 'هْبِطُواْ مِصْراً فَإِنَّ لَكُم مَّا سَأَلْتُمْؐ وَضُرۣبَــتْ عَلَيْهِمُ </text:span><text:span text:style-name="T5">۴</text:span><text:span text:style-name="T2">لذِّلَّةُ وَالْمَسْكَنَةُ وَبَآءُو بِغَضَــبٍ مِّنَ </text:span><text:span text:style-name="T5">۰</text:span><text:span text:style-name="T2">للَّهِؐ ذَ؛لِكَ بِأَنَّهُمْ كَانُواْ يَكْفُرُونَ بِـَٔايَــٰــتِ </text:span><text:span text:style-name="T5">۱</text:span><text:span text:style-name="T2">للَّهِ وَيَقْتُلُونَ </text:span><text:span text:style-name="T5">۰</text:span><text:span text:style-name="T2">لنَّبِيٓــٕﯧنَ بِغَيْرۣ </text:span><text:span text:style-name="T5">۱</text:span><text:span text:style-name="T2">لْحَقﱢّؐ ذَ؛لِكَ بِمَا عَصَواْ وَّكَانُواْ يَعْتَدُونَؐ </text:span><text:span text:style-name="T3">(60)</text:span><text:span text:style-name="T2"> إِنَّ </text:span><text:span text:style-name="T5">۰</text:span><text:span text:style-name="T2">لذِينَ ءَامَنُواْ وَالذِينَ هَادُواْ وَالنَّصَـٰرۭيٰ وَالصَّـٰبِينَ مَنَ —امَنَ بِاللَّهِ وَالْيَوْمِ </text:span><text:span text:style-name="T5">۱</text:span><text:span text:style-name="T2">لاَخِرۣ وَعَمِلَ صَـٰڤِحاً فَلَهُمُ; أَجْرُهُمْ عِندَ رَبِّهِمْ وَلاَ خَوْف٘ عَلَيْهِمْ وَلاَ هُمْ يَحْزَنُونَؐ </text:span><text:span text:style-name="T3">(61)</text:span><text:span text:style-name="T2"> وَإِذَ اَخَذْنَا مِيثَـــٰقَكُمْ وَرَفَعْنَا فَوْقَكُمُ </text:span><text:span text:style-name="T5">۴</text:span><text:span text:style-name="T2">لطُّورَؐ خُذُواْ مَآ ءَاتَيْنَـٰكُم بِقُوَّةٍ وَاذْكُرُواْ مَا فِيهِ لَعَلَّكُمْ تَتَّقُونَؐ </text:span><text:span text:style-name="T3">(62)</text:span><text:span text:style-name="T2"> ثُمَّ تَوَلَّيْتُم مِّنۢ بَعْدِ ذَ؛لِكَؐ فَلَوْلاَ فَضْلُ </text:span><text:span text:style-name="T5">۴</text:span><text:span text:style-name="T2">للَّهِ عَلَيْكُمْ وَرَحْمَتُهُ„ لَكُنتُم مِّنَ </text:span><text:span text:style-name="T5">۰</text:span><text:span text:style-name="T2">لْخَــٰسِرۣينَؐ </text:span><text:span text:style-name="T3">(63)</text:span><text:span text:style-name="T2"> وَلَقَدْ عَلِمْتُمُ </text:span><text:span text:style-name="T5">۴</text:span><text:span text:style-name="T2">لذِينَ "عْتَدَوْاْ مِنكُمْ فِى </text:span><text:span text:style-name="T5">۱</text:span><text:span text:style-name="T2">لسَّبْــتِ فَقُلْنَا لَهُمْ كُونُواْ قِرَدَةٗ خَـٰسِـِٕينَؐ </text:span><text:span text:style-name="T3">(64)</text:span><text:span text:style-name="T2"> فَجَعَلْنَـٰهَا نَكَـٰلًا لِّمَا بَيْنَ يَدَيْهَا وَمَا خَلْفَهَا وَمَوْعِظَةً لِّلْمُتَّقِينَؐ </text:span><text:span text:style-name="T3">(65)</text:span><text:span text:style-name="T2"> ® وَإِذْ قَالَ مُوسۭيٰ لِقَوْمِهِ“ إِنَّ </text:span><text:span text:style-name="T5">۰</text:span><text:span text:style-name="T2">للَّهَ يَامُرُكُمُ; أَن تَذْبَحُواْ بَقَرَةًؐ قَـالُوٓاْ أَتَتَّخِذُنَا هُزُؤاًؐ قَالَ أَعُوذُ بِاللَّهِ أَنَ اَكُونَ مِنَ </text:span><text:span text:style-name="T5">۰</text:span><text:span text:style-name="T2">لْجَــٰهِلِينَؐ </text:span><text:span text:style-name="T3">(66)</text:span><text:span text:style-name="T2">قَالُواْ </text:span><text:span text:style-name="T5">۶</text:span><text:span text:style-name="T2">دْعُ لَنَا رَبَّژَ يُبَيِّن لَّنَا مَا هِيَؐ قَالَ إِنَّهُ„ يَقُولُ إِنَّهَا بَقَرَةٌ لاَّ فَارۣضٌ وَلاَ بِكْر٘ؐ عَوَانٛ بَيْنَ ذَ؛لِژَؐ فَافْعَلُواْ مَا تُومَرُونَؐ </text:span><text:span text:style-name="T3">(67)</text:span><text:span text:style-name="T2"> قَالُواْ </text:span><text:span text:style-name="T5">۶</text:span><text:span text:style-name="T2">دْعُ لَنَا رَبَّژَ يُبَيِّن لَّنَا مَا لَوْنُهَاؐ قَالَ إِنَّهُ„ يَقُولُ إِنَّهَا بَقَرَةٌ صَفْرَآءُ فَاقِعٌ لَّوْنُهَاؐ تَسُرُّ </text:span><text:span text:style-name="T5">۴</text:span><text:span text:style-name="T2">لنَّــٰظِرۣينَؐ </text:span><text:span text:style-name="T3">(68)</text:span><text:span text:style-name="T2"> قَالُواْ </text:span><text:span text:style-name="T5">۶</text:span><text:span text:style-name="T2">دْعُ لَنَا رَبَّژَ يُبَيِّن لَّنَا مَا هِيَ إِنَّ </text:span><text:span text:style-name="T5">۰</text:span><text:span text:style-name="T2">لْبَقَرَ تَشَــٰبَهَ عَلَيْنَا وَإِنَّآ إِن شَآءَ </text:span><text:span text:style-name="T5">۰</text:span><text:span text:style-name="T2">للَّهُ لَمُهْتَدُونَؐ </text:span><text:span text:style-name="T3">(69)</text:span><text:span text:style-name="T2"> قَالَ إِنَّهُ„ يَقُولُ إِنَّهَا بَقَرَةٌ لاَّ ذَلُولٌ تُثِيرُ </text:span><text:span text:style-name="T5">۴</text:span><text:span text:style-name="T2">لاَرْضَ وَلاَ </text:span><text:soft-page-break/><text:span text:style-name="T2">تَسْقِى </text:span><text:span text:style-name="T5">۱</text:span><text:span text:style-name="T2">لْحَرْثثثَؐ مُسَلَّمَةٌ لاَّ شِيَةَ فِيهَاؐ قَالُواْ </text:span><text:span text:style-name="T5">۴</text:span><text:span text:style-name="T2">چَـنَ جِيؔــتَ بِالْحَقﱢّؐ فَذَبَحُوهَا وَمَا كَادُواْ يَفْعَلُونَؐ </text:span><text:span text:style-name="T3">(70)</text:span><text:span text:style-name="T2"> وَإِذْ قَتَلْتُمْ نَفْساً فَادَّ؛رَﹻتُمْ فِيهَاؐ وَاللَّهُ مُخْرۣجٌ مَّا كُنتُمْ تَكْتُمُونَؐ </text:span><text:span text:style-name="T3">(71)</text:span><text:span text:style-name="T2"> فَقُلْنَا "ضْرۣبُوهُ بِبَعْضِهَاؐ كَذَ؛لِژَ يُحْىِ </text:span><text:span text:style-name="T5">۱</text:span><text:span text:style-name="T2">للَّهُ </text:span><text:span text:style-name="T5">۴</text:span><text:span text:style-name="T2">لْمَوْتۭيٰ وَيُرۣيكُمُ; ءَايَــٰتِهِ” لَعَلَّكُمْ تَعْقِلُونَؐ </text:span><text:span text:style-name="T3">(72)</text:span><text:span text:style-name="T2"> ثُمَّ قَسَــتْ قُلُوبُكُم مِّنۢ بَعْدِ ذَ؛لِژَ فَهِيَ كَالْحِجَارَةِ أَوَ اَشَدُّ قَسْوَةًؐ وَإِنَّ مِنَ </text:span><text:span text:style-name="T5">۰</text:span><text:span text:style-name="T2">لْحِجَارَةِ لَمَا يَتَفَجَّرُ مِنْهُ </text:span><text:span text:style-name="T5">۴</text:span><text:span text:style-name="T2">لاَنْهَـٰرُؐ وَإِنَّ مِنْهَا لَمَا يَشَّقَّقُ فَيَخْرُجُ مِنْهُ </text:span><text:span text:style-name="T5">۴</text:span><text:span text:style-name="T2">لْمَآءُؐ وَإِنَّ مِنْهَا لَمَا يَهْبِطُ مِنْ خَشْيَةِ </text:span><text:span text:style-name="T5">۱</text:span><text:span text:style-name="T2">للَّهِؐ وَمَا </text:span><text:span text:style-name="T5">۰</text:span><text:span text:style-name="T2">للَّهُ بِغَـٰفِلٖ عَمَّا تَعْمَلُونَؐ </text:span><text:span text:style-name="T3">(73)</text:span><text:span text:style-name="T2"> أَفَتَطْمَعُونَ أَنْ يُّومِنُواْ لَكُمْ وَقَدْ كَانَ فَرۣيقٌ مِّنْهُمْ يَسْمَعُونَ كَچَمَ </text:span><text:span text:style-name="T5">۰</text:span><text:span text:style-name="T2">للَّهِ ثُمَّ يُحَـرّۣفُونَهُ„ مِنۢ بَعْدِ مَاعَقَلُوهُ وَهُمْ يَعْلَمُونَؐ </text:span><text:span text:style-name="T3">(74)</text:span><text:span text:style-name="T2"> ¤ وَإِذَا لَقُواْ </text:span><text:span text:style-name="T5">۴</text:span><text:span text:style-name="T2">لذِينَ ءَامَنُواْ قَالُوٓاْ ءَامَنَّاؐ وَإِذَا خَلاَ بَعْضُهُمُ; إِلَيٰ بَعْضٍ قَالُوٓاْ أَتُحَدِّثُونَهُم بِمَا فَتَحَ </text:span><text:span text:style-name="T5">۰</text:span><text:span text:style-name="T2">للَّهُ عَلَيْكُمْ ڤِيُحَآجُّوكُم بِهِ” عِندَ رَبِّكُمُؐ; أَفَلاَ تَعْقِلُونَؐ </text:span><text:span text:style-name="T3">(75)</text:span><text:span text:style-name="T2"> أَوَلاَ يَعْلَمُونَ أَنَّ </text:span><text:span text:style-name="T5">۰</text:span><text:span text:style-name="T2">للَّهَ يَعْلَمُ مَا يُسِرُّونَ وَمَا يُعْلِنُونَؐ </text:span><text:span text:style-name="T3">(76)</text:span><text:span text:style-name="T2"> وَمِنْهُمُ; ٱُمِّيُّونَ لاَ يَعْلَمُونَ </text:span><text:span text:style-name="T5">۰</text:span><text:span text:style-name="T2">لْكِتَـٰبَ إِلٓاَّ أَمَانِيَّؐ وَإِنْ هُمُ; إِلاَّ يَظُنُّونَؐ </text:span><text:span text:style-name="T3">(77)</text:span><text:span text:style-name="T2"> فَوَيْلٌ لِّلذِينَ يَكْتُبُونَ </text:span><text:span text:style-name="T5">۰</text:span><text:span text:style-name="T2">لْكِتَـٰبَ بِأَيْدِيهِمْ ثُمَّ يَقُولُونَ هَـٰذَا مِنْ عِندِ </text:span><text:span text:style-name="T5">۱</text:span><text:span text:style-name="T2">للَّهِ لِيَشْتَرُواْ بِهِ” ثَمَناً قَلِيلًؐا فَوَيْلٌ لَّهُم مِّمَّا كَتَبَــتَ اَيْدِيهِمْؐ وَوَيْلٌ لَّهُم مِّمَّا يَكْسِبُونَؐ </text:span><text:span text:style-name="T3">(78)</text:span><text:span text:style-name="T2"> وَقَالُواْ لَن تَمَسَّنَا </text:span><text:span text:style-name="T5">۰</text:span><text:span text:style-name="T2">لنَّارُ إِلٓاَّ أَيَّاماً مَّعْدُودَةًؐ قُلَ اَتَّخَذتُّمْ عِندَ </text:span><text:span text:style-name="T5">۰</text:span><text:span text:style-name="T2">للَّهِ عَهْداً فَلَنْ يُّخْلِفَ </text:span><text:span text:style-name="T5">۰</text:span><text:span text:style-name="T2">للَّهُ عَهْدَهُؐ; أَمْ تَقُولُونَ عَلَي </text:span><text:span text:style-name="T5">۰</text:span><text:span text:style-name="T2">للَّهِ مَا لاَ تَعْلَمُونَؐ </text:span><text:span text:style-name="T3">(79)</text:span><text:span text:style-name="T2"> بَلۭيٰ مَن كَسَبَ سَيِّيؕةً وَ أَحَـٰطَــتْ بِهِ” خَطِيٓــَٔــٰتُهُ„ فَٱُوْلَئِكَ أَصْحَــٰــبُ </text:span><text:span text:style-name="T5">۴</text:span><text:span text:style-name="T2">لنّۭارۣ هُمْ فِيهَا خَــٰلِدُونَؐ </text:span><text:soft-page-break/><text:span text:style-name="T3">(80)</text:span><text:span text:style-name="T2"> وَالذِينَ ءَامَنُواْ وَعَمِلُواْ </text:span><text:span text:style-name="T5">۴</text:span><text:span text:style-name="T2">ڤصَّـٰڤِحَــٰــتِ ٱُوْلَئِكَ أَصْحَـٰبُ </text:span><text:span text:style-name="T5">۴</text:span><text:span text:style-name="T2">لْجَنَّةِ هُمْ فِيهَا خَــٰلِدُونَؐ </text:span><text:span text:style-name="T3">(81)</text:span><text:span text:style-name="T2"> وَإِذَ اَخَذْنَا مِيثَـٰقَ بَنِىٓ إِسْرَآءِيلَ لاَ تَعْبُدُونَ إِلاَّ </text:span><text:span text:style-name="T5">۰</text:span><text:span text:style-name="T2">للَّهَؐ وَبِالْوَ؛لِدَيْنِ إِحْسَـٰناً وَذى </text:span><text:span text:style-name="T5">۱</text:span><text:span text:style-name="T2">لْقُرْبۭيٰ وَالْيَتَـٰمۭيٰ وَالْمَسَـٰكِينِؐ وَقُولُواْ لِلنَّاسِ حُسْناًؐ وَأَقِيمُواْ </text:span><text:span text:style-name="T5">۴</text:span><text:span text:style-name="T2">لصَّلَوٰةَ وَءَاتُواْ </text:span><text:span text:style-name="T5">۴</text:span><text:span text:style-name="T2">لزَّكَوٰةَؐ ثُمَّ تَوَلَّيْتُمُ; إِلاَّ قَلِيلًا مِّنكُمْ وَأَنتُم مُّعْرۣضُونَؐ </text:span><text:span text:style-name="T3">(82)</text:span><text:span text:style-name="T2"> وَإِذَ اَخَذْنَا مِيثَــٰقَكُمْ لاَ تَسْفِكُونَ دِمَآءَكُمْ وَلاَ تُخْرۣجُونَ أَنفُسَكُم مِّن دِيۭـٰرۣكُمْ ثُمَّ أَقْرَرْتُمْ وَأَنتُمْ تَشْهَدُونَؐ </text:span><text:span text:style-name="T3">(83)</text:span><text:span text:style-name="T2"> ثُمَّ أَنتُمْ هَـٰٓؤُلآَءِ تَقْتُلُونَ أَنفُسَكُمْ وَتُخْرۣجُونَ فَرۣيقاً مِّنكُم مِّـن دِيۭـٰرۣهِمْ تَظَّـٰهَرُونَ عَلَيْهِم بِالِاثْمِ وَالْعُدْوَ؛نِؐ ® وَإِنْ يَّاتُوكُمُ; ٱُسَـٰرۭيٰ تُفَــٰدُوهُمْ وَهُوَ مُحَـرَّم٘ عَلَيْكُمُ; إِخْرَاجُهُمُؐ; أَفَتُومِنُونَ بِبَعْضِ </text:span><text:span text:style-name="T5">۱</text:span><text:span text:style-name="T2">لْكِتَـٰبِ وَتَكْفُرُونَ بِبَعْضٍؐ فَمَا جَزَآءُ مَنْ يَّـفْعَلُ ذَ؛لِكَ مِنكُمُ; إِلاَّ خِزْيٌ فِى </text:span><text:span text:style-name="T5">۱</text:span><text:span text:style-name="T2">لْحَيَوٰةِ </text:span><text:span text:style-name="T5">۱</text:span><text:span text:style-name="T2">لدُّنْيۭاؐ وَيَوْمَ </text:span><text:span text:style-name="T5">۰</text:span><text:span text:style-name="T2">لْقِيَـٰمَةِ يُرَدُّونَ إِلَـيٰٓ أَشَدِّ </text:span><text:span text:style-name="T5">۱</text:span><text:span text:style-name="T2">لْعَذَابببِؐ وَمَا </text:span><text:span text:style-name="T5">۰</text:span><text:span text:style-name="T2">للَّهُ بِغَــٰفِلٖ عَمَّا يَعْمَلُونَؐ </text:span><text:span text:style-name="T3">(84)</text:span><text:span text:style-name="T2"> ٱُوْلَئِكَ </text:span><text:span text:style-name="T5">۰</text:span><text:span text:style-name="T2">لذِينَ "شْتَرَوُاْ </text:span><text:span text:style-name="T5">۴</text:span><text:span text:style-name="T2">لْحَيَوٰةَ </text:span><text:span text:style-name="T5">۰</text:span><text:span text:style-name="T2">لدُّنْيۭا بِالاَخِرَةِ فَلاَ يُخَفَّفُ عَنْهُمُ </text:span><text:span text:style-name="T5">۴</text:span><text:span text:style-name="T2">لْعَذَابُ وَلاَ هُمْ يُنصَرُونَؐ </text:span><text:span text:style-name="T3">(85)</text:span><text:span text:style-name="T2"> وَلَقَدَ —اتَيْنَا مُوسَي </text:span><text:span text:style-name="T5">۰</text:span><text:span text:style-name="T2">لْكِتَــٰــبَ وَقَفَّيْنَا مِنۢ بَعْدِهِ” بِالرُّسُلِؐ وَءَاتَيْنَا عِيسَي "بْنَ مَرْيَمَ </text:span><text:span text:style-name="T5">۰</text:span><text:span text:style-name="T2">لْبَيِّنَــٰــتِ وَأَيَّدْنَــٰهُ بِرُوحِ </text:span><text:span text:style-name="T5">۱</text:span><text:span text:style-name="T2">لْقُدُسِؐ أَفَكُلَّمَا جَآءَكُمْ رَسُولٛ بِمَا لاَ تَهْوۭيٰٓ أَنفُسُكُمُ èسْتَكْبَرْتُمْؐ فَفَرۣيقاً كَذَّبْتُمْؐ وَفَرۣيقاً تَقْتُلُونَؐ </text:span><text:span text:style-name="T3">(86) </text:span><text:span text:style-name="T2">وَقَالُواْ قُلُوبُنَا غُلْفٛؐ بَل لَّعَنَهُمُ </text:span><text:span text:style-name="T5">۴</text:span><text:span text:style-name="T2">للَّهُ بِكُفْرۣهِمْ فَقَلِيلًا مَّا يُومِنُونَؐ </text:span><text:span text:style-name="T3">(87)</text:span><text:span text:style-name="T2"> وَلَمَّا جَآءَهُمْ كِتَـٰبٌ مِّنْ عِندِ </text:span><text:span text:style-name="T5">۱</text:span><text:span text:style-name="T2">للَّهِ مُصَدِّقٌ لِّمَا مَعَهُمْ وَكَانُواْ مِن قَبْلُ يَسْتَفْتِحُونَ عَلَي </text:span><text:span text:style-name="T5">۰</text:span><text:span text:style-name="T2">لذِينَ </text:span><text:soft-page-break/><text:span text:style-name="T2">كَفَرُواْؐ فَلَمَّا جَآءَهُم مَّا عَرَفُواْ كَفَرُواْ بِهِؐ/ فَلَعْنَةُ </text:span><text:span text:style-name="T5">۴</text:span><text:span text:style-name="T2">للَّهِ عَلَي </text:span><text:span text:style-name="T5">۰</text:span><text:span text:style-name="T2">لْكۭــٰفِرۣينَؐ </text:span><text:span text:style-name="T3">(88)</text:span><text:span text:style-name="T2"> بِيسَمَا "شْتَرَوْاْ بِهِ“ أَنفُسَهُمُ; أَنْ يَّكْفُرُواْ بِمَآ أَنزَلَ </text:span><text:span text:style-name="T5">۰</text:span><text:span text:style-name="T2">للَّهُ بَغْياٗ اَنْ يُّنَزّۣلَ </text:span><text:span text:style-name="T5">۰</text:span><text:span text:style-name="T2">للَّهُ مِن فَضْلِهِ” عَلَيٰ مَنْ يَّشَآءُ مِنْ عِبَادِهِؐ/ فَبَآءُو بِغَضَبٖ عَلَيٰ غَضَبٍؐ وَلِلْكۭـٰفِـرۣينَ عَذَابٌ مُّهِينٌؐ </text:span><text:span text:style-name="T3">(89)</text:span><text:span text:style-name="T2"> وَإِذَا قِيلَ لَهُمُ; ءَامِنُواْ بِمَآ أَنزَلَ </text:span><text:span text:style-name="T5">۰</text:span><text:span text:style-name="T2">للَّهُ قَالُواْ نُومِنُ بِمَآ ٱُنزۣلَ عَلَيْنَا وَيَكْفُرُونَ بِمَا وَرَآءَهُؐ„ وَهُوَ </text:span><text:span text:style-name="T5">۰</text:span><text:span text:style-name="T2">لْحَقُّ مُصَدِّقاً لِّمَا مَعَهُمْؐ قُلْ فَلِمَ تَقْتُلُونَ أَنۢبِيؕآءَ </text:span><text:span text:style-name="T5">۰</text:span><text:span text:style-name="T2">للَّهِ مِن قَبْلُ إِننن كُنتُم مُّومِنِينَؐ </text:span><text:span text:style-name="T3">(90)</text:span><text:span text:style-name="T2"> © وَلَقَدْ جَآءَكُم مُّوسۭيٰ بِالْبَيِّنَـٰــتِ ثُمَّ "تَّخَذتُّمُ </text:span><text:span text:style-name="T5">۴</text:span><text:span text:style-name="T2">لْعِجْلَ مِنۢ بَعْدِهِ” وَأَنتُمْ ظَـٰلِمُونَؐ </text:span><text:span text:style-name="T3">(91)</text:span><text:span text:style-name="T2"> وَإِذَ اَخَذْنَا مِيثَـٰقَكُمْ وَرَفَعْنَا فَوْقَكُمُ </text:span><text:span text:style-name="T5">۴</text:span><text:span text:style-name="T2">لطُّورَؐ خُذُواْ مَآ ءَاتَيْنَــٰكُم بِقُوَّةٍ وَاسْمَعُواْؐ قَالُواْ سَمِعْنَا وَعَصَيْنَاؐ وَٱُشْرۣبُواْ فِى قُلُوبِهِمُ </text:span><text:span text:style-name="T5">۴</text:span><text:span text:style-name="T2">لْعِجْلَ بِكُفْرۣهِمْؐ قُلْ بِيسَمَا يَامُرُكُم بِهِ“ إِيمَـٰنُكُمُ; إِن كُنتُم مُّومِنِينَؐ </text:span><text:span text:style-name="T3">(92)</text:span><text:span text:style-name="T2"> قُلِ اِن كَانَتْ لَكُمُ </text:span><text:span text:style-name="T5">۴</text:span><text:span text:style-name="T2">لدَّارُ</text:span><text:span text:style-name="T5">۴</text:span><text:span text:style-name="T2">لاَخِرَةُ عِندَ </text:span><text:span text:style-name="T5">۰</text:span><text:span text:style-name="T2">للَّهِ خَالِصَةً مِّن دُونِ </text:span><text:span text:style-name="T5">۱</text:span><text:span text:style-name="T2">لنَّاسِ فَتَمَنَّوُاْ </text:span><text:span text:style-name="T5">۴</text:span><text:span text:style-name="T2">لْمَوْتَ إِن كُنتُمْ صَـٰدِقِينَؐ </text:span><text:span text:style-name="T3">(93)</text:span><text:span text:style-name="T2"> وَلَنْ يَّتَمَنَّوْهُ أَبَداَۢ بِمَا قَدَّمَــتَ اَيْدِيهِمْؐ وَاللَّهُ عَلِيمٛ بِالظَّـٰلِمِينَؐ </text:span><text:span text:style-name="T3">(94)</text:span><text:span text:style-name="T2"> وَلَتَجِدَنَّهُمُ; أَحْرَصَ </text:span><text:span text:style-name="T5">۰</text:span><text:span text:style-name="T2">لنَّاسِ عَلَيٰ حَيَوٰةٍؐ وَمِنَ </text:span><text:span text:style-name="T5">۰</text:span><text:span text:style-name="T2">لذِينَ أَشْرَكُواْ يَوَدُّ أَحَدُهُمْ لَوْ يُعَمَّرُ أَلْفَ سَنَةٍؐ وَمَا هُوَ بِمُزَحْزۣحِهِ” مِنَ </text:span><text:span text:style-name="T5">۰</text:span><text:span text:style-name="T2">لْعَذَابببِ أَنْ يُّعَمَّرَؐ وَاللَّهُ بَصِيرٛ بِمَا يَعْمَلُونَؐ </text:span><text:span text:style-name="T3">(95)</text:span><text:span text:style-name="T2"> قُلْ مَن كَانَ عَدُوّاً لِّجِبْرۣيلَ فَإِنَّهُ„ نَزَّلَهُ„ عَلَيٰ قَلْبِكَ بِإِذْنِ </text:span><text:span text:style-name="T5">۱</text:span><text:span text:style-name="T2">للَّهِ مُصَدِّقاً لِّمَا بَيْنَ يَدَيْهِ وَهُديً وَبُشْرۭيٰ لِلْمُومِنِينَؐ </text:span><text:span text:style-name="T3">(96)</text:span><text:span text:style-name="T2"> مَن كَانَ عَدُوّاً لِّلهِ وَمَلَئِكَتِهِ” وَرُسُلِهِ” وَجِبْرۣيلَ وَمِيكَـٰٓئِلَ فَإِنَّ </text:span><text:span text:style-name="T5">۰</text:span><text:span text:style-name="T2">للَّهَ عَدُوٌّ لِّلْكۭــٰفِـرۣينَؐ </text:span><text:span text:style-name="T3">(97)</text:span><text:span text:style-name="T2"> وَلَقَدَ اَنزَلْنَآ إِلَيْكَ </text:span><text:soft-page-break/><text:span text:style-name="T2">ءَايَــٰــتٙ بَيِّنَــٰــتٍؐ وَمَا يَكْفُرُ بِهَآ إِلاَّ </text:span><text:span text:style-name="T5">۰</text:span><text:span text:style-name="T2">لْفَــٰسِقُونَؐ </text:span><text:span text:style-name="T3">(98)</text:span><text:span text:style-name="T2"> أَوَكُلَّمَا عَــٰهَدُواْ عَهْداً نَّبَذَهُ„ فَرۣيقٌ مِّنْهُمؐ بَلَ اَكْثَرُهُمْ لاَ يُومِنُونَؐ </text:span><text:span text:style-name="T3">(99)</text:span><text:span text:style-name="T2"> ® وَلَمَّا جَآءَهُمْ رَسُولٌ مِّنْ عِندِ </text:span><text:span text:style-name="T5">۱</text:span><text:span text:style-name="T2">للَّهِ مُصَدِّقٌ لِّمَا مَعَهُمْ نَبَذَ فَرۣيقٌ مِّنَ </text:span><text:span text:style-name="T5">۰</text:span><text:span text:style-name="T2">لذِينَ ٱُوتُواْ </text:span><text:span text:style-name="T5">۴</text:span><text:span text:style-name="T2">لْكِتَــٰــبَ كِتَــٰــبَ </text:span><text:span text:style-name="T5">۰</text:span><text:span text:style-name="T2">للَّهِ وَرَآءَ ظُهُورۣهِمْ كَأَنَّهُمْ لاَ يَعْلَمُونَؐ </text:span><text:span text:style-name="T3">(100)</text:span><text:span text:style-name="T2"> وَاتَّبَعُواْ مَا تَتْلُواْ </text:span><text:span text:style-name="T5">۴</text:span><text:span text:style-name="T2">لشَّيَـٰطِينُ عَلَيٰ مُلْكِ سُلَيْمَـٰنَؐ وَمَا كَفَرَ سُلَيْمَـٰنُؐ وَچَكِنَّ </text:span><text:span text:style-name="T5">۰</text:span><text:span text:style-name="T2">لشَّيَـٰطِينَ كَفَرُواْ يُعَلِّمُونَ</text:span></text:p>
      <text:p text:style-name="P3" loext:marker-style-name="T2"><text:span text:style-name="T5">۰</text:span><text:span text:style-name="T2">لنَّاسَ </text:span><text:span text:style-name="T5">۰</text:span><text:span text:style-name="T2">ڤسِّحْرَ وَمَآ ٱُنزۣلَ عَلَي </text:span><text:span text:style-name="T5">۰</text:span><text:span text:style-name="T2">لْمَلَكَيْنِ بِبَابِـلَ هَارُوتتتَ وَمَارُوتتتَؐ وَمَا يُعَلِّمَـٰنِ مِنَ اَحَدٖ حَتَّيٰ يَقُولآَ إِنَّمَا نَحْنُ فِتْنَةٌ فَلاَ تَكْفُرْؐ فَيَتَعَلَّمُونَ مِنْهُمَا مَا يُفَرّۣقُونَ بِهِ” بَيْنَ </text:span><text:span text:style-name="T5">۰</text:span><text:span text:style-name="T2">لْمَرْءِ وَزَوْجِهِؐ/ وَمَا هُم بِضَآرّۣينَ بِهِ” مِنَ اَحَدٖ اِلاَّ بِإِذْنِ </text:span><text:span text:style-name="T5">۱</text:span><text:span text:style-name="T2">للَّهِؐ وَيَتَعَلَّمُونَ مَا يَضُرُّهُمْ وَلاَ يَنفَعُهُمْؐ وَلَقَدْ عَلِمُواْ لَمَـنِ </text:span><text:span text:style-name="T5">۳</text:span><text:span text:style-name="T2">شْتَرۭيٰهُ مَا لَهُ„ فِى </text:span><text:span text:style-name="T5">۱</text:span><text:span text:style-name="T2">لاَخِرَةِ مِنْ خَچَقٍؐ وَلَبِيسَ مَا شَرَوْاْ بِهِ“ أَنفُسَهُمْ لَوْ كَانُواْ يَعْلَمُونَؐ </text:span><text:span text:style-name="T3">(101)</text:span><text:span text:style-name="T2"> وَلَوَ اَنَّهُمُ; ءَامَنُواْ وَاتَّقَوْاْ لَمَثُوبَةٌ مِّنْ عِندِ </text:span><text:span text:style-name="T5">۱</text:span><text:span text:style-name="T2">للَّهِ خَيْرٌ لَّوْ كَانُواْ يَعْلَمُونَؐ </text:span><text:span text:style-name="T3">(102)</text:span><text:span text:style-name="T2"> يَـٰٓأَيُّهَا </text:span><text:span text:style-name="T5">۰</text:span><text:span text:style-name="T2">لذِينَ ءَامَنُواْ لاَ تَقُولُواْ رَ؛عِنَا وَقُولُواْ </text:span><text:span text:style-name="T5">۶</text:span><text:span text:style-name="T2">نظُرْنَا وَاسْمَعُواْؐ وَلِلْكۭـٰفِرۣينَ عَذَاب٘ اَلِيمٌؐ </text:span><text:span text:style-name="T3">(103)</text:span><text:span text:style-name="T2"> مَّا يَوَدُّ </text:span><text:span text:style-name="T5">۴</text:span><text:span text:style-name="T2">لذِينَ كَفَرُواْ مِنَ اَهْلِ </text:span><text:span text:style-name="T5">۱</text:span><text:span text:style-name="T2">لْكِتَــٰــبِ وَلاَ </text:span><text:span text:style-name="T5">۰</text:span><text:span text:style-name="T2">لْمُشْرۣكِينَ أَنْ يُّنَزَّلَ عَلَيْكُم مِّنْ خَيْرٍ مِّن رَّبِّكُمْؐ وَاللَّهُ يَخْتَصُّ بِرَحْمَتِهِ” مَنْ يَّشَآءُؐ وَاللَّهُ ذُو </text:span><text:span text:style-name="T5">۴</text:span><text:span text:style-name="T2">لْفَضْلِ </text:span><text:span text:style-name="T5">۱</text:span><text:span text:style-name="T2">لْعَظِيمِؐ </text:span><text:span text:style-name="T3">(104)</text:span><text:span text:style-name="T2"> ¥ مَا نَنسَخْ مِنَ —ايَةٖ اَوْ نُنسِهَا نَاتتتِ بِخَـيْرٍ مِّنْهَآ أَوْ مِثْلِهَآؐ أَلَمْ تَعْلَمَ اَنَّ </text:span><text:span text:style-name="T5">۰</text:span><text:span text:style-name="T2">للَّهَ عَلَيٰ كُلِّ شَيْءٍ قَدِير٘ؐ </text:span><text:span text:style-name="T3">(105)</text:span><text:span text:style-name="T2"> اَلَمْ تَعْلَمَ اَنَّ </text:span><text:span text:style-name="T5">۰</text:span><text:span text:style-name="T2">للَّهَ لَهُ„ مُلْكُ </text:span><text:span text:style-name="T5">۴</text:span><text:span text:style-name="T2">لسَّمَـٰوَ؛تتتِ وَالاَرْضِ وَمَا لَكُم مِّن دُونِ </text:span><text:span text:style-name="T5">۱</text:span><text:span text:style-name="T2">للَّهِ مِنْ وَّلِيٍّ وَلاَ نَصِيرٖؐ </text:span><text:span text:style-name="T3">(106)</text:span><text:span text:style-name="T2"> اَمْ </text:span><text:soft-page-break/><text:span text:style-name="T2">تُرۣيدُونَ أَن تَسْـَٔلُواْ رَسُولَكُمْ كَمَاسُئِلَ مُوسۭيٰ مِن قَبْلُؐ وَمَنْ يَّتَبَدَّلِ </text:span><text:span text:style-name="T5">۱</text:span><text:span text:style-name="T2">لْكُفْرَ بِالِايمَـٰنِ فَقَد ضَّلَّ سَوَآءَ </text:span><text:span text:style-name="T5">۰</text:span><text:span text:style-name="T2">لسَّبِيلِؐ </text:span><text:span text:style-name="T3">(107)</text:span><text:span text:style-name="T2"> وَدَّ كَثِيرٌ مِّنَ اَهْلِ </text:span><text:span text:style-name="T5">۱</text:span><text:span text:style-name="T2">لْكِتَــٰــبِ لَوْ يَرُدُّونَكُم مِّنۢ بَعْدِ إِيمَــٰنِكُمْ كُفَّاراٗؐ حَسَداً مِّنْ عِندِ أَنفُسِهِم مِّنۢ بَعْدِ مَا تَبَيَّنَ لَهُمُ </text:span><text:span text:style-name="T5">۴</text:span><text:span text:style-name="T2">لْحَقُّؐ فَاعْفُواْ وَاصْفَحُواْ حَتَّيٰ يَاتِيَ </text:span><text:span text:style-name="T5">۰</text:span><text:span text:style-name="T2">للَّهُ بِأَمْرۣهِؐ“ إِنَّ </text:span><text:span text:style-name="T5">۰</text:span><text:span text:style-name="T2">للَّهَ عَلَيٰ كُلِّ شَيْءٍ قَدِيرٌؐ </text:span><text:span text:style-name="T3">(108)</text:span><text:span text:style-name="T2"> وَأَقِيمُواْ </text:span><text:span text:style-name="T5">۴</text:span><text:span text:style-name="T2">لصَّلَوٰةَ وَءَاتُواْ </text:span><text:span text:style-name="T5">۴</text:span><text:span text:style-name="T2">لزَّكَوٰةَؐ وَمَا تُقَدِّمُواْ لَأِنفُسِكُم مِّنْ خَيْرٍ تَجِدُوهُ عِندَ </text:span><text:span text:style-name="T5">۰</text:span><text:span text:style-name="T2">للَّهِؐ إِنَّ </text:span><text:span text:style-name="T5">۰</text:span><text:span text:style-name="T2">للَّهَ بِمَا تَعْمَلُونَ بَصِيرٌؐ </text:span><text:span text:style-name="T3">(109)</text:span><text:span text:style-name="T2"> وَقَالُواْ لَنْ يَّدْخُلَ </text:span><text:span text:style-name="T5">۰</text:span><text:span text:style-name="T2">لْجَنَّةَ إِلاَّ مَن كَانَ هُوداٗ اَوْ نَصَـٰرۭيٰؐ تِلْكَ أَمَانِيُّهُمْؐ قُلْ هَاتُواْ بُرْهَــٰنَكُمُ; إِن كُنتُمْ صَـٰدِقِينَؐ </text:span><text:span text:style-name="T3">(110)</text:span><text:span text:style-name="T2"> بَلۭيٰ مَنَ اَسْلَمَ وَجْهَهُ„ لِلهِ وَهُوَ مُحْسِنٌ فَلَهُ; أَجْرُهُ„ عِندَ رَبِّهِ” وَلاَ خَوْف٘ عَلَيْهِمْ وَلاَ هُمْ يَحْزَنُونَؐ </text:span><text:span text:style-name="T3">(111)</text:span><text:span text:style-name="T2"> وَقَالَــتِ </text:span><text:span text:style-name="T5">۱</text:span><text:span text:style-name="T2">لْيَهُودُ لَيْسَــتِ </text:span><text:span text:style-name="T5">۱</text:span><text:span text:style-name="T2">لنَّصَـٰرۭيٰ عَلَيٰ شَيْءٍ وَقَالَــتِ </text:span><text:span text:style-name="T5">۱</text:span><text:span text:style-name="T2">لنَّصَـٰرۭيٰ لَيْسَــتِ </text:span><text:span text:style-name="T5">۱</text:span><text:span text:style-name="T2">لْيَهُودُ عَلَيٰ شَيْءٍ وَهُمْ يَتْلُونَ </text:span><text:span text:style-name="T5">۰</text:span><text:span text:style-name="T2">لْكِتَــٰــبَؐ كَذَ؛لِكَ قَالَ </text:span><text:span text:style-name="T5">۰</text:span><text:span text:style-name="T2">لذِينَ لاَ يَعْلَمُونَ مِثْلَ قَوْلِهِمْؐ فَاللَّهُ يَحْكُمُ بَيْنَهُمْ يَوْمَ </text:span><text:span text:style-name="T5">۰</text:span><text:span text:style-name="T2">لْقِيَــٰمَةِ فِيمَا كَانُواْ فِيهِ يَخْتَلِفُونَؐ </text:span><text:span text:style-name="T3">(112)</text:span><text:span text:style-name="T2"> ® وَمَنَ اَظْلَمُ مِمَّن مَّنَعَ مَسَـٰجِدَ </text:span><text:span text:style-name="T5">۰</text:span><text:span text:style-name="T2">للَّهِ أَنْ يُّذْكَرَ فِيهَا "سْمُهُ„ وَسَعۭيٰ فِى خَرَابِهَآؐ ٱُوْلَئِكَ مَا كَانَ لَهُمُ; أَنْ يَّدْخُلُوهَآ إِلاَّ خَآئِـفِينَؐ لَهُمْ فِى </text:span><text:span text:style-name="T5">۱</text:span><text:span text:style-name="T2">لدُّنْيۭا خِزْيٌؐ وَلَهُمْ فِى </text:span><text:span text:style-name="T5">۱</text:span><text:span text:style-name="T2">لاَخِرَةِ عَذَاب٘ عَظِيمٌؐ </text:span><text:span text:style-name="T3">(113)</text:span><text:span text:style-name="T2"> وَلِلهِ </text:span><text:span text:style-name="T5">۱</text:span><text:span text:style-name="T2">لْمَشْرۣقُ وَالْمَغْرۣبُؐ فَأَيْنَمَا تُوَلُّواْ فَثَمَّ وَجْهُ </text:span><text:span text:style-name="T5">۴</text:span><text:span text:style-name="T2">للَّهِؐ إِنَّ </text:span><text:span text:style-name="T5">۰</text:span><text:span text:style-name="T2">للَّهَ وَ؛سِع٘ عَلِيمٌؐ </text:span><text:span text:style-name="T3">(114)</text:span><text:span text:style-name="T2"> وَقَالُواْ </text:span><text:span text:style-name="T5">۵</text:span><text:span text:style-name="T2">تَّخَذَ </text:span><text:span text:style-name="T5">۰</text:span><text:span text:style-name="T2">للَّهُ وَلَداًؐ سُبْحَــٰنَهُؐ„ بَل لَّهُ„ مَا فِى </text:span><text:span text:style-name="T5">۱</text:span><text:span text:style-name="T2">لسَّمَــٰوَ؛تتتِ وَالاَرْضِؐ كُلٌّ لَّهُ„ قَــٰنِتُونَؐ </text:span><text:span text:style-name="T3">(115)</text:span><text:span text:style-name="T2"> بَدِيعُ </text:span><text:span text:style-name="T5">۴</text:span><text:span text:style-name="T2">لسَّمَــٰوَ؛تتتِ وَالاَرْضِؐ وَإِذَا قَضۭيٰٓ أَمْراً فَإِنَّمَا يَقُولُ </text:span><text:soft-page-break/><text:span text:style-name="T2">لَهُ„ كُنؐ فَيَكُونُؐ </text:span><text:span text:style-name="T3">(116)</text:span><text:span text:style-name="T2"> وَقَالَ </text:span><text:span text:style-name="T5">۰</text:span><text:span text:style-name="T2">لذِينَ لاَ يَعْلَمُونَ لَوْلاَ يُكَلِّمُنَا </text:span><text:span text:style-name="T5">۰</text:span><text:span text:style-name="T2">للَّهُ أَوْ تَاتِينَآ ءَايَةٌؐ كَذَ؛لِكَ قَالَ </text:span><text:span text:style-name="T5">۰</text:span><text:span text:style-name="T2">لذِينَ مِن قَبْلِهِم مِّثْلَ قَوْلِهِمْؐ تَشَــٰبَهَــتْ قُلُوبُهُمْؐ قَدْ بَـيَّنَّا </text:span><text:span text:style-name="T5">۰</text:span><text:span text:style-name="T2">لاَيَــٰــتِ لِقَوْمٍ يُوقِنُونَؐ </text:span><text:span text:style-name="T3">(117)</text:span><text:span text:style-name="T2"> إِنَّآ أَرْسَلْنَـٰكَ بِالْحَقِّ بَشِيراً وَنَذِيراًؐ وَلاَ تَسْـَٔلْ عَنَ اَصْحَــٰــبِ </text:span><text:span text:style-name="T5">۱</text:span><text:span text:style-name="T2">لْجَحِيمِؐ </text:span><text:span text:style-name="T3">(118)</text:span><text:span text:style-name="T2"> وَلَن تَرْضۭيٰ عَنكَ </text:span><text:span text:style-name="T5">۰</text:span><text:span text:style-name="T2">لْيَهُودُ وَلاَ </text:span><text:span text:style-name="T5">۰</text:span><text:span text:style-name="T2">لنَّصَـٰرۭيٰ حَتَّيٰ تَتَّبِعَ مِلَّتَهُمْؐ قُلِ اِنَّ هُدَي </text:span><text:span text:style-name="T5">۰</text:span><text:span text:style-name="T2">للَّهِ هُوَ </text:span><text:span text:style-name="T5">۰</text:span><text:span text:style-name="T2">لْهُدۭيٰؐ وَلَـئِنِ 'تَّبَعْتَ أَهْوَآءَهُم بَعْدَ </text:span><text:span text:style-name="T5">۰ﻟ﮲</text:span><text:span text:style-name="T2"> جَآءَكَ مِنَ </text:span><text:span text:style-name="T5">۰</text:span><text:span text:style-name="T2">لْعِلْمِ مَا لَكَ مِنَ </text:span><text:span text:style-name="T5">۰</text:span><text:span text:style-name="T2">للَّهِ مِنْ وَّلِيٍّ وَلاَ نَصِيرٖؐ </text:span><text:span text:style-name="T3">(119)</text:span><text:span text:style-name="T2"> </text:span><text:span text:style-name="T5">۱</text:span><text:span text:style-name="T2">لذِينَ ءَاتَيْنَـٰهُمُ </text:span><text:span text:style-name="T5">۴</text:span><text:span text:style-name="T2">لْكِتَــٰــبَ يَتْلُونَهُ„ حَقَّ تِچَوَتِهِ“ ٱُوْلَئِكَ يُومِنُونَ بِهِؐ” وَمَنْ يَّكْفُرْ بِهِ” فَٱُوْلَئِژَ هُمُ </text:span><text:span text:style-name="T5">۴</text:span><text:span text:style-name="T2">لْخَــٰسِرُونَؐ </text:span><text:span text:style-name="T3">(120) </text:span><text:span text:style-name="T2">يَـٰبَنِىٓ إِسْرَآءِيلَ </text:span><text:span text:style-name="T5">۸</text:span><text:span text:style-name="T2">ذْكُرُواْ نِعْمَتِيَ </text:span><text:span text:style-name="T5">۰</text:span><text:span text:style-name="T2">لتِىٓ أَنْعَمْــتُ عَلَيْكُمْ وَأَنِّى فَضَّلْتُكُمْ عَلَي </text:span><text:span text:style-name="T5">۰</text:span><text:span text:style-name="T2">لْعَـٰلَمِينَؐ </text:span><text:span text:style-name="T3">(121)</text:span><text:span text:style-name="T2"> وَاتَّقُواْ يَوْماً لاَّ تَجْزۣى نَفْس٘ عَن نَّفْسٍ شَيْــٔاً وَلاَ يُقْبَلُ مِنْهَا عَدْلٌ وَلاَ تَنفَعُهَا شَفَــٰعَةٌ وَلاَ هُمْ يُنصَرُونَؐ </text:span><text:span text:style-name="T3">(122)</text:span><text:span text:style-name="T2"> © وَإِذِ 'بْتَلۭيٰٓ إِبْرَ؛هِـيمَ رَبُّهُ„ بِكَلِمَــٰــتٍ فَأَتَمَّهُنَّؐ قَالَ إِنِّى جَاعِلُكَ لِلنَّاسِ إِمَاماًؐ قَالَ وَمِن ذُرّۣيَّتِىؐ قَالَ لاَ يَنَالُ عَهْدِيَ </text:span><text:span text:style-name="T5">۰</text:span><text:span text:style-name="T2">لظَّــٰلِمِينَؐ </text:span><text:span text:style-name="T3">(123)</text:span><text:span text:style-name="T2"> وَإِذْ جَعَلْنَا </text:span><text:span text:style-name="T5">۰</text:span><text:span text:style-name="T2">لْبَيْــتَ مَثَابَةً لِّلنَّاسِ وَأَمْناً وَاتَّخَذُواْ مِن مَّقَامِ إِبْرَ؛هِيمَ مُصَلّيًؐ وَعَهِدْنَآ إِلَيٰٓ إِبْرَ؛هِيمَ وَإِسْمَـٰعِيلَ أَن طَهِّرَا بَيْتِيَ لِلطَّآئِفِينَ وَالْعَـٰكِفِينَ وَالرُّكَّعِ </text:span><text:span text:style-name="T5">۱</text:span><text:span text:style-name="T2">لسُّجُودِؐ </text:span><text:span text:style-name="T3">(124)</text:span><text:span text:style-name="T2"> وَإِذْ قَالَ إِبْرَ؛هِيمُ رَبببِّ 'جْعَلْ هَـٰذَا بَلَداٗ —امِناً وَارْزُقَ اَهْلَهُ„ مِنَ </text:span><text:span text:style-name="T5">۰</text:span><text:span text:style-name="T2">لثَّمَرَ؛تِ مَنَ —امَنَ مِنْهُم بِاللَّهِ وَالْيَوْمِ </text:span><text:span text:style-name="T5">۱</text:span><text:span text:style-name="T2">لاَخِرۣؐ قَالَ وَمَن كَفَرَ فَٱُمَتِّعُهُ„ قَلِيلًا ثُمَّ أَضْطَرُّهُ; إِلَيٰ عَذَابببِ </text:span><text:span text:style-name="T5">۱</text:span><text:span text:style-name="T2">لنّۭارۣؐ وَبِيسَ </text:span><text:span text:style-name="T5">۰</text:span><text:span text:style-name="T2">لْمَصِيرُؐ </text:span><text:span text:style-name="T3">(125)</text:span><text:span text:style-name="T2"> وَإِذْ يَرْفَـعُ إِبْرَ؛هِيمُ </text:span><text:span text:style-name="T5">۴</text:span><text:span text:style-name="T2">لْقَوَاعِدَ مِنَ </text:span><text:span text:style-name="T5">۰</text:span><text:span text:style-name="T2">لْبَيْــتِ وَإِسْمَــٰعِيلُؐ رَبَّنَا </text:span><text:soft-page-break/><text:span text:style-name="T2">تَقَبَّلْ مِنَّآ إِنَّكَ أَنــتَ </text:span><text:span text:style-name="T5">۰</text:span><text:span text:style-name="T2">لسَّمِيعُ </text:span><text:span text:style-name="T5">۴</text:span><text:span text:style-name="T2">لْعَلِيمُؐ </text:span><text:span text:style-name="T3">(126)</text:span><text:span text:style-name="T2"> رَبَّنَا وَاجْعَلْنَا مُسْلِمَيْنِ لَكَ وَمِن ذُرّۣيَّتِنَآ ٱُمَّةً مُّسْلِمَةً لَّكَؐ وَأَرۣنَا مَنَاسِكَنَاؐ وَتُــبْ عَلَيْنَآؐ إِنَّكَ أَنــتَ </text:span><text:span text:style-name="T5">۰</text:span><text:span text:style-name="T2">لتَّوَّابببُ </text:span><text:span text:style-name="T5">۴</text:span><text:span text:style-name="T2">لرَّحِيمُؐ </text:span><text:span text:style-name="T3">(127)</text:span><text:span text:style-name="T2"> رَبَّـنَاوَابْعَــثْ فِيهِمْ رَسُولًا مِّنْهُمْ يَتْلُواْ عَلَيْهِمُ; ءَايَـٰتِكَ وَيُعَلِّمُهُمُ </text:span><text:span text:style-name="T5">۴</text:span><text:span text:style-name="T2">لْكِتَــٰــبَ وَالْحِكْمَةَ وَيُزَكِّيهِمُؐ; إِنَّكَ أَنتَ </text:span><text:span text:style-name="T5">۰</text:span><text:span text:style-name="T2">لْعَزۣيزُ </text:span><text:span text:style-name="T5">۴</text:span><text:span text:style-name="T2">لْحَكِيمُؐ </text:span><text:span text:style-name="T3">(128)</text:span><text:span text:style-name="T2"> وَمَنْ يَّرْغَــبُ عَن مِّلَّةِ إِبْرَ؛هِيمَ إِلاَّ مَن سَفِهَ نَفْسَهُؐ„ وَلَقَدِ 'صْطَفَيْنَـٰهُ فِى </text:span><text:span text:style-name="T5">۱</text:span><text:span text:style-name="T2">لدُّنْيۭاؐ وَإِنَّهُ„ فِى </text:span><text:span text:style-name="T5">۱</text:span><text:span text:style-name="T2">لاَخِرَةِ لَمِنَ </text:span><text:span text:style-name="T5">۰</text:span><text:span text:style-name="T2">ڤصَّـٰڤِحِينَؐ </text:span><text:span text:style-name="T3">(129)</text:span><text:span text:style-name="T2"> إِذْ قَالَ لَهُ„ رَبُّهُ; أَسْلِمْؐ قَالَ أَسْلَمْــتُ لِرَبِّ </text:span><text:span text:style-name="T5">۱</text:span><text:span text:style-name="T2">لْعَـٰلَمِينَؐ </text:span><text:span text:style-name="T3">(130)</text:span><text:span text:style-name="T2"> وَأَوْصۭيٰ بِهَآ إِبْرَ؛هِيمُ بَنِيهِؐ وَيَعْقُوبُ يَـٰبَنِيَّ إِنَّ </text:span><text:span text:style-name="T5">۰</text:span><text:span text:style-name="T2">للَّهَ "صْطَفۭيٰ لَكُمُ </text:span><text:span text:style-name="T5">۴</text:span><text:span text:style-name="T2">لدِّينَ فَلاَ تَمُوتُنَّ إِلاَّ وَأَنتُم مُّسْلِمُونَؐ </text:span><text:span text:style-name="T3">(131)</text:span><text:span text:style-name="T2"> ® أَمْ كُنتُمْ شُهَدَآءَ اۭذْ حَضَرَ يَعْقُوبببَ </text:span><text:span text:style-name="T5">۰</text:span><text:span text:style-name="T2">لْمَوْتتتُ إِذْ قَالَ لِبَنِيهِ مَا تَعْبُدُونَ مِنۢ بَعْدِىؐ قَالُواْ نَعْبُدُإِچَهَكَ وَإِچَهَ ءَابَآئِكَ إِبْرَ؛هِيمَ وَإِسْمَـٰعِيلَ وَإِسْحَـٰقَ إِچَهاً وَ؛حِداً وَنَحْنُ لَهُ„ مُسْلِمُونَؐ </text:span><text:span text:style-name="T3">(132)</text:span><text:span text:style-name="T2"> تِلْكَ ٱُمَّةٌ قَدْ خَلَــتْؐ لَهَا مَا كَسَبَــتْؐ وَلَكُم مَّا كَسَبْتُمْؐ وَلاَ تُسْـَٔلُونَ عَمَّا كَانُواْ يَعْمَلُونَؐ </text:span><text:span text:style-name="T3">(133)</text:span><text:span text:style-name="T2"> وَقَالُواْ كُونُواْ هُوداٗ اَوْ نَصَـٰرۭيٰ تَهْتَدُواْؐ قُلْ بَلْ مِلَّةَ إِبْرَ؛هِيمَ حَنِيفاًؐ وَمَا كَانَ مِنَ </text:span><text:span text:style-name="T5">۰</text:span><text:span text:style-name="T2">لْمُشْرۣكِينَؐ </text:span><text:span text:style-name="T3">(134)</text:span><text:span text:style-name="T2"> قُولُوٓاْ ءَامَنَّا بِاللَّهِ وَمَآ ٱُنزۣلَ إِلَيْنَاوَمَآ ٱُنزۣلَ إِلَيٰٓ إِبْرَ؛هِيمَ وَإِسْمَـٰعِيلَ وَإِسْحَـٰقَ وَيَعْقُوبَ وَالاَسْبَاطِ وَمَآٱُوتِيَ مُوسۭيٰ وَعِيسۭيٰ وَمَآ ٱُوتِيَ </text:span><text:span text:style-name="T5">۰</text:span><text:span text:style-name="T2">لنَّبِيٓــُٔونَ مِن رَّبِّهِمْ لاَ نُفَرّۣقُ بَيْنَ أَحَدٍ مِّنْهُمْ وَنَحْنُ لَهُ„ مُسْلِمُونَؐ </text:span><text:span text:style-name="T3">(135)</text:span><text:span text:style-name="T2"> فَإِنَ —امَنُواْ بِمِثْلِ مَآ ءَامَنتُم بِهِ” فَقَدِ 'هْتَدَواْؐ وَّإِن تَوَلَّوْاْ فَإِنَّمَا هُمْ فِى شِقَاقٍؐ فَسَيَكْفِيكَهُمُ </text:span><text:span text:style-name="T5">۴</text:span><text:span text:style-name="T2">للَّهُؐ وَهُوَ </text:span><text:span text:style-name="T5">۰</text:span><text:span text:style-name="T2">لسَّمِيعُ </text:span><text:span text:style-name="T5">۴</text:span><text:span text:style-name="T2">لْعَلِيمُؐ </text:span><text:span text:style-name="T3">(136)</text:span><text:span text:style-name="T2"> </text:span><text:soft-page-break/><text:span text:style-name="T2">صِبْغَةَ </text:span><text:span text:style-name="T5">۰</text:span><text:span text:style-name="T2">للَّهِؐ وَمَنَ اَحْسَنُ مِنَ </text:span><text:span text:style-name="T5">۰</text:span><text:span text:style-name="T2">للَّهِ صِبْغَةًؐ وَنَحْنُ لَهُ„ عَـٰبِدُونَؐ </text:span><text:span text:style-name="T3">(137)</text:span><text:span text:style-name="T2"> قُلَ اَتُحَآجُّونَنَا فِى </text:span><text:span text:style-name="T5">۱</text:span><text:span text:style-name="T2">للَّهِ وَهُوَ رَبُّنَا وَرَبُّكُمْ وَلَنَآ أَعْمَــٰلُنَا وَلَكُمُ; أَعْمَــٰلُكُمْؐ وَنَحْنُ لَهُ„ مُخْلِصُونَؐ </text:span><text:span text:style-name="T3">(138)</text:span><text:span text:style-name="T2"> أَمْ يَقُولُونَ إِنَّ إِبْرَ؛هِيمَ وَإِسْمَـٰعِيلَ وَإِسْحَـٰقَ وَيَعْقُوبببَ وَالاَسْبَاطَ كَانُواْ هُوداٗ اَوْ نَصَـٰرۭيٰؐ قُلَ —آنتُمُ; أَعْلَمُ أَمِ </text:span><text:span text:style-name="T5">۱</text:span><text:span text:style-name="T2">للَّهُؐ وَمَنَ اَظْلَمُ مِمَّن كَتَمَ شَهَـٰدَةٗ عِندَهُ„ مِنَ </text:span><text:span text:style-name="T5">۰</text:span><text:span text:style-name="T2">للَّهِؐ وَمَا </text:span><text:span text:style-name="T5">۰</text:span><text:span text:style-name="T2">للَّهُ بِغَـٰفِلٖ عَمَّا تَعْمَلُونَؐ </text:span><text:span text:style-name="T3">(139)</text:span><text:span text:style-name="T2"> تِلْكَ ٱُمَّةٌ قَدْ خَلَــتْؐ لَهَا مَا كَسَبَــتْؐ وَلَكُم مَّا كَسَبْتُمْؐ وَلاَ تُسْـَٔلُونَ عَمَّا كَانُواْ يَعْمَلُونَؐ </text:span><text:span text:style-name="T3">(140)</text:span><text:span text:style-name="T2"> ¤ سَيَقُولُ </text:span><text:span text:style-name="T5">۴</text:span><text:span text:style-name="T2">لسُّفَهَآءُ مِنَ </text:span><text:span text:style-name="T5">۰</text:span><text:span text:style-name="T2">لنَّاسِ مَا وَلّۭيٰهُمْ عَن قِـبْلَتِهِمُ </text:span><text:span text:style-name="T5">۴</text:span><text:span text:style-name="T2">لتِى كَانُواْ عَلَيْهَاؐ قُل لِّلهِ </text:span><text:span text:style-name="T5">۱</text:span><text:span text:style-name="T2">لْمَشْرۣقُ وَالْمَغْرۣبببُؐ يَهْدِى مَنْ يَّشَآءُ ﹹلَيٰ صِرَ؛طٍ مُّسْتَقِيمٍؐ </text:span><text:span text:style-name="T3">(141)</text:span><text:span text:style-name="T2"> وَكَذَ؛لِژَ جَعَلْنَــٰكُمُ; ٱُمَّةً وَسَطاًؐ لِّتَكُونُواْ شُهَدَآءَ عَلَي </text:span><text:span text:style-name="T5">۰</text:span><text:span text:style-name="T2">لنَّاسِ وَيَكُونَ </text:span><text:span text:style-name="T5">۰</text:span><text:span text:style-name="T2">لرَّسُولُ عَلَيْكُمْ شَهِيداًؐ وَمَا جَعَلْنَا </text:span><text:span text:style-name="T5">۰</text:span><text:span text:style-name="T2">لْقِبْلَةَ </text:span><text:span text:style-name="T5">۰</text:span><text:span text:style-name="T2">لتِى كُنــتَ عَلَيْهَآ إِلاَّ لِنَعْلَمَ مَنْ يَّتَّبِعُ </text:span><text:span text:style-name="T5">۴</text:span><text:span text:style-name="T2">لرَّسُولَ مِمَّنْ يَّنقَلِــبُ عَلَيٰ عَقِبَيْهِؐ وَإِن كَانَــتْ لَكَبِيرَةٗ اِلاَّ عَلَي </text:span><text:span text:style-name="T5">۰</text:span><text:span text:style-name="T2">لذِينَ هَدَي </text:span><text:span text:style-name="T5">۰</text:span><text:span text:style-name="T2">للَّهُؐ وَمَا كَانَ </text:span><text:span text:style-name="T5">۰</text:span><text:span text:style-name="T2">للَّهُ لِيُضِيعَ إِيمَــٰنَكُمُؐ; إِنَّ </text:span><text:span text:style-name="T5">۰</text:span><text:span text:style-name="T2">للَّهَ بِالنَّاسِ لَرَءُوفٌ رَّحِيمٌؐ </text:span><text:span text:style-name="T3">(142)</text:span><text:span text:style-name="T2"> قَدْ نَرۭيٰ تَقَلُّـــبَ وَجْهِكَ فِى </text:span><text:span text:style-name="T5">۱</text:span><text:span text:style-name="T2">لسَّمَآءِ فَلَنُوَلِّيَنَّكَ قِبْلَةً تَرْضۭيٰهَاؐ فَوَلِّ وَجْهَژَ شَطْرَ </text:span><text:span text:style-name="T5">۰</text:span><text:span text:style-name="T2">لْمَسْجِدِ </text:span><text:span text:style-name="T5">۱</text:span><text:span text:style-name="T2">لْحَرَامِؐ وَحَيْــثُ مَا كُنتُمْ فَوَلُّواْ وُجُوهَكُمْ شَطْرَهُؐ„ وَإِنَّ </text:span><text:span text:style-name="T5">۰</text:span><text:span text:style-name="T2">لذِينَ ٱُوتُواْ </text:span><text:span text:style-name="T5">۴</text:span><text:span text:style-name="T2">لْكِتَــٰــبَ لَيَعْلَمُونَ أَنَّهُ </text:span><text:span text:style-name="T5">۴</text:span><text:span text:style-name="T2">لْحَقُّ مِن رَّبِّهِمْؐ وَمَا </text:span><text:span text:style-name="T5">۰</text:span><text:span text:style-name="T2">للَّهُ بِغَـٰفِلٖ عَمَّا يَعْمَلُونَؐ </text:span><text:span text:style-name="T3">(143)</text:span><text:span text:style-name="T2"> وَلَـئِنَ اَتَيْــتَ </text:span><text:span text:style-name="T5">۰</text:span><text:span text:style-name="T2">لذِينَ ٱُوتُواْ </text:span><text:span text:style-name="T5">۴</text:span><text:span text:style-name="T2">لْكِتَـــٰــبَ بِكُلِّ ءَايَةٍ مَّا تَبِعُواْ قِبْلَتَكَؐ وَمَآ أَنــتَ بِتَابِعٍ قِبْلَتَهُمْؐ وَمَا بَعْضُهُم بِتَابِعٍ قِبْلَةَ </text:span><text:soft-page-break/><text:span text:style-name="T2">بَعْضٍؐ وَلَـئِنِ 'تَّبَعْتَ أَهْوَآءَهُم مِّنۢ بَعْدِ مَا جَآءَكَ مِنَ </text:span><text:span text:style-name="T5">۰</text:span><text:span text:style-name="T2">لْعِلْمِ إِنَّژَ إِذاً لَّمِنَ </text:span><text:span text:style-name="T5">۰</text:span><text:span text:style-name="T2">لظَّـٰلِمِينَؐ </text:span><text:span text:style-name="T3">(144)</text:span><text:span text:style-name="T2"> </text:span><text:span text:style-name="T5">۰</text:span><text:span text:style-name="T2">لذِينَ ءَاتَيْنَـٰهُمُ </text:span><text:span text:style-name="T5">۴</text:span><text:span text:style-name="T2">لْكِتَـٰــبَ يَعْرۣفُونَهُ„ كَمَا يَعْرۣفُونَ أَبْنَآءَهُمْؐ وَإِنَّ فَرۣيقاً مِّنْهُمْ لَيَكْتُمُونَ </text:span><text:span text:style-name="T5">۰</text:span><text:span text:style-name="T2">لْحَقَّ وَهُمْ يَعْلَمُونَؐ </text:span><text:span text:style-name="T3">(145)</text:span><text:span text:style-name="T2"> </text:span><text:span text:style-name="T5">۰</text:span><text:span text:style-name="T2">لْحَقُّ مِن رَّبِّكَؐ فَلاَ تَكُونَنَّ مِنَ </text:span><text:span text:style-name="T5">۰</text:span><text:span text:style-name="T2">لْمُمْتَرۣينَؐ </text:span><text:span text:style-name="T3">(146)</text:span><text:span text:style-name="T2"> ® وَلِكُلٍّ وۣجْهَة٘ هُوَ مُوَلِّيهَا فَاسْتَبِقُواْ </text:span><text:span text:style-name="T5">۴</text:span><text:span text:style-name="T2">لْخَيْرَ؛تِؐ أَيْنَ مَا تَكُونُواْ يَاتتتِ بِكُمُ </text:span><text:span text:style-name="T5">۴</text:span><text:span text:style-name="T2">للَّهُ جَمِيعاٗؐ اِنَّ </text:span><text:span text:style-name="T5">۰</text:span><text:span text:style-name="T2">للَّهَ عَلَيٰ كُلِّ شَيْءٍ قَدِيرٌؐ </text:span><text:span text:style-name="T3">(147)</text:span><text:span text:style-name="T2"> وَمِنْ حَيْــثُ خَرَجْــتَ فَوَلِّ وَجْهَكَ شَطْرَ </text:span><text:span text:style-name="T5">۰</text:span><text:span text:style-name="T2">لْمَسْجِدِ </text:span><text:span text:style-name="T5">۱</text:span><text:span text:style-name="T2">لْحَرَامِؐ وَإِنَّهُ„ لَلْحَقُّ مِن رَّبِّكَؐ وَمَا </text:span><text:span text:style-name="T5">۰</text:span><text:span text:style-name="T2">للَّهُ بِغَــٰفِلٖ عَمَّا تَعْمَلُونَؐ </text:span><text:span text:style-name="T3">(148)</text:span><text:span text:style-name="T2"> وَمِنْ حَيْــثُ خَرَجْتَ فَوَلِّ وَجْهَكَ شَطْرَ </text:span><text:span text:style-name="T5">۰</text:span><text:span text:style-name="T2">لْمَسْجِدِ </text:span><text:span text:style-name="T5">۱</text:span><text:span text:style-name="T2">لْحَرَامِؐ وَحَيْــثُ مَا كُنتُمْ فَوَلُّواْ وُجُوهَكُمْ شَطْرَهُ„ لِيَ۬لاَّ يَكُونَ لِلنَّاسِ عَلَيْكُمْ حُجَّة٘ اِلاَّ </text:span><text:span text:style-name="T5">۰</text:span><text:span text:style-name="T2">لذِينَ ظَلَمُواْ مِنْهُمْ فَلاَ تَخْشَوْهُمْ وَاخْشَوْنِىؐ وَلُءِتِمَّ نِعْمَتِى عَلَيْكُمْ وَلَعَلَّكُمْ تَهْتَدُونَؐ </text:span><text:span text:style-name="T3">(149)</text:span><text:span text:style-name="T2"> كَمَآ أَرْسَلْنَا فِيكُمْ رَسُولًا مِّنكُمْ يَتْلُواْ عَلَيْكُمُ; ءَايَـٰتِنَا وَيُزَكِّيكُمْ وَيُعَلِّمُكُمُ </text:span><text:span text:style-name="T5">۴</text:span><text:span text:style-name="T2">لْكِتَــٰــبَ وَالْحِكْمَةَ وَيُعَلِّمُكُم مَّا لَمْ تَكُونُواْ تَعْلَمُونَ </text:span><text:span text:style-name="T3">(150)</text:span><text:span text:style-name="T2"> فَاذْكُرُونِىٓ أَذْكُرْكُمْ وَاشْكُرُواْ لِى وَلاَ تَكْفُرُونِؐ </text:span><text:span text:style-name="T3">(151)</text:span><text:span text:style-name="T2"> يَـٰٓأَيُّهَا </text:span><text:span text:style-name="T5">۰</text:span><text:span text:style-name="T2">لذِينَ ءَامَنُواْ èسْتَعِينُواْ بِالصَّبْرۣ وَالصَّلَوٰةِؐ إِنَّ </text:span><text:span text:style-name="T5">۰</text:span><text:span text:style-name="T2">للَّهَ مَعَ </text:span><text:span text:style-name="T5">۰</text:span><text:span text:style-name="T2">لصَّـٰبِـرۣينَؐ </text:span><text:span text:style-name="T3">(152)</text:span><text:span text:style-name="T2"> وَلاَ تَقُولُواْ لِمَنْ يُّقْتَلُ فِى سَبِيلِ </text:span><text:span text:style-name="T5">۱</text:span><text:span text:style-name="T2">للَّهِ أَمْوَ؛تٛؐ بَـلَ اَحْيَآءٌؐ وَچَكِن لاَّ تَشْعُرُونَؐ </text:span><text:span text:style-name="T3">(153)</text:span><text:span text:style-name="T2"> وَلَنَبْلُوَنَّكُم بِشَىْءٍ مِّنَ </text:span><text:span text:style-name="T5">۰</text:span><text:span text:style-name="T2">لْخَوْفِ وَالْجُوعِ وَنَقْصٍ مِّنَ </text:span><text:span text:style-name="T5">۰</text:span><text:span text:style-name="T2">لاَمْوَ؛لِ وَالاَنفُسِ وَالثَّمَرَ؛تتتِؐ وَبَشِّرۣ </text:span><text:span text:style-name="T5">۱</text:span><text:span text:style-name="T2">لصَّـٰبِرۣينَ </text:span><text:span text:style-name="T3">(154)</text:span><text:span text:style-name="T2"> </text:span><text:span text:style-name="T5">۰</text:span><text:span text:style-name="T2">لذِينَ إِذَآ أَصَـٰبَتْهُم مُّصِيبَةٌ قَالُوٓاْ إِنَّا لِلهِ وَإِنَّآ إِلَيْهِ رَ؛جِعُونَؐ </text:span><text:span text:style-name="T3">(155)</text:span><text:span text:style-name="T2"> ٱُوْلَئِكَ عَلَيْهِمْ صَلَوَ؛تٌ مِّن </text:span><text:soft-page-break/><text:span text:style-name="T2">رَّبِّهِمْ وَرَحْمَةٌؐ وَٱُوْلَئِكَ هُمُ </text:span><text:span text:style-name="T5">۴</text:span><text:span text:style-name="T2">لْمُهْتَدُونَؐ </text:span><text:span text:style-name="T3">(156)</text:span><text:span text:style-name="T2"> © إِنَّ </text:span><text:span text:style-name="T5">۰</text:span><text:span text:style-name="T2">لصَّفَا وَالْمَرْوَةَ مِن شَعَــٰٓئِـرۣ </text:span><text:span text:style-name="T5">۱</text:span><text:span text:style-name="T2">للَّهِؐ فَمَنْ حَجَّ </text:span><text:span text:style-name="T5">۰</text:span><text:span text:style-name="T2">لْبَيْــتَ أَوۣ 'عْتَمَرَ فَلاَ جُنَاحَ عَلَيْهِ أَنْ يَّطَّوَّفَ بِهِمَاؐ وَمَن تَطَوَّعَ خَيْراً فَإِنَّ </text:span><text:span text:style-name="T5">۰</text:span><text:span text:style-name="T2">للَّهَ شَاكِر٘ عَلِيم٘ؐ </text:span><text:span text:style-name="T3">(157)</text:span><text:span text:style-name="T2"> اِنَّ </text:span><text:span text:style-name="T5">۰</text:span><text:span text:style-name="T2">لذِينَ يَكْتُمُونَ مَآ أَنزَلْنَا مِنَ </text:span><text:span text:style-name="T5">۰</text:span><text:span text:style-name="T2">لْبَيِّنَـٰــتِ وَالْهُدۭيٰ مِنۢ بَعْدِ مَا بَيَّنَّــٰهُ لِلنَّاسِ فِى </text:span><text:span text:style-name="T5">۱</text:span><text:span text:style-name="T2">لْكِتَــٰــبِ ٱُوْلَئِژَ يَلْعَنُهُمُ </text:span><text:span text:style-name="T5">۴</text:span><text:span text:style-name="T2">للَّهُ وَيَلْعَنُهُمُ </text:span><text:span text:style-name="T5">۴</text:span><text:span text:style-name="T2">لچَّعِنُونَ </text:span><text:span text:style-name="T3">(158)</text:span><text:span text:style-name="T2"> إِلاَّ </text:span><text:span text:style-name="T5">۰</text:span><text:span text:style-name="T2">لذِينَ تَابُواْ وَأَصْلَحُواْ وَبَيَّنُواْ فَٱُوْلَئِكَ أَتُوبببُ عَلَيْهِمْ وَأَنَا </text:span><text:span text:style-name="T5">۰</text:span><text:span text:style-name="T2">لتَّوَّابببُ </text:span><text:span text:style-name="T5">۴</text:span><text:span text:style-name="T2">لرَّحِيمُؐ </text:span><text:span text:style-name="T3">(159)</text:span><text:span text:style-name="T2"> إِنَّ </text:span><text:span text:style-name="T5">۰</text:span><text:span text:style-name="T2">لذِينَ كَفَرُواْ وَمَاتُواْ وَهُمْ كُفَّار٘ </text:span><text:span text:style-name="T5">۷</text:span><text:span text:style-name="T2">وْلَئِكَ عَلَيْهِمْ لَعْنَةُ </text:span><text:span text:style-name="T5">۴</text:span><text:span text:style-name="T2">للَّهِ وَالْمَلَئِكَةِ وَالنَّاسِ أَجْمَعِينَ </text:span><text:span text:style-name="T3">(160)</text:span><text:span text:style-name="T2"> خَـٰلِدِينَ فِيهَاؐ لاَ يُخَفَّفُ عَنْهُمُ </text:span><text:span text:style-name="T5">۴</text:span><text:span text:style-name="T2">لْعَذَابببُ وَلاَ هُمْ يُنظَرُونَؐ </text:span><text:span text:style-name="T3">(161)</text:span><text:span text:style-name="T2"> وَإِچَهُكُمُ; إِچَهٌ وَ؛حِدٌؐ لٓاَّ إِچَهَ إِلاَّ هُوَؐ </text:span><text:span text:style-name="T5">۰</text:span><text:span text:style-name="T2">لرَّحْمَـٰنُ </text:span><text:span text:style-name="T5">۴</text:span><text:span text:style-name="T2">لرَّحِيمُؐ </text:span><text:span text:style-name="T3">(162)</text:span><text:span text:style-name="T2"> إِنَّ فِى خَلْقِ </text:span><text:span text:style-name="T5">۱</text:span><text:span text:style-name="T2">لسَّمَـٰوَ؛تتتِ وَالاَرْضِ وَاخْتِچَــفِ </text:span><text:span text:style-name="T5">۱</text:span><text:span text:style-name="T2">ليْلِ وَالنَّهۭارۣ وَالْفُلْكِ </text:span><text:span text:style-name="T5">۱</text:span><text:span text:style-name="T2">لتِى تَجْرۣى فِى </text:span><text:span text:style-name="T5">۱</text:span><text:span text:style-name="T2">ڤْبَحْرۣ بِمَا يَنفَعُ </text:span><text:span text:style-name="T5">۴</text:span><text:span text:style-name="T2">لنَّاسَ وَمَآ أَنزَلَ </text:span><text:span text:style-name="T5">۰</text:span><text:span text:style-name="T2">للَّهُ مِنَ </text:span><text:span text:style-name="T5">۰</text:span><text:span text:style-name="T2">لسَّمَآءِ مِن مَّآءٍ فَأَحْيۭا بِهِ </text:span><text:span text:style-name="T5">۱</text:span><text:span text:style-name="T2">لاَرْضَ بَعْدَ مَوْتِهَا وَبَــثَّ فِيهَا مِن كُلِّ دَآبَّةٍ وَتَصْرۣيفِ </text:span><text:span text:style-name="T5">۱</text:span><text:span text:style-name="T2">لرّۣيَـٰحِ وَالسَّحَابببِ </text:span><text:span text:style-name="T5">۱</text:span><text:span text:style-name="T2">لْمُسَخَّرۣ بَيْنَ </text:span><text:span text:style-name="T5">۰</text:span><text:span text:style-name="T2">لسَّمَآءِ وَالاَرْضِ ﺀَلاَيَـٰــتٍ لِّقَوْمٍ يَعْقِلُونَؐ </text:span><text:span text:style-name="T3">(163)</text:span><text:span text:style-name="T2"> وَمِنَ </text:span><text:span text:style-name="T5">۰</text:span><text:span text:style-name="T2">لنَّاسِ مَنْ يَّتَّخِذُ مِن دُونِ </text:span><text:span text:style-name="T5">۱</text:span><text:span text:style-name="T2">للَّهِ أَندَاداً يُحِبُّونَهُمْ كَحُبِّ </text:span><text:span text:style-name="T5">۱</text:span><text:span text:style-name="T2">للَّهِؐ وَالذِينَ ءَامَنُوٓاْ أَشَدُّ حُبّاً لِّلهِؐ وَلَوْ تَرَي </text:span><text:span text:style-name="T5">۰</text:span><text:span text:style-name="T2">لذِينَ ظَلَمُوٓاْ إِذْ يَرَوْنَ </text:span><text:span text:style-name="T5">۰</text:span><text:span text:style-name="T2">لْعَذَابببَ أَنَّ </text:span><text:span text:style-name="T5">۰</text:span><text:span text:style-name="T2">لْقُوَّةَ لِلهِ جَمِيعاً وَأَنَّ </text:span><text:span text:style-name="T5">۰</text:span><text:span text:style-name="T2">للَّهَ شَدِيدُ </text:span><text:span text:style-name="T5">۴</text:span><text:span text:style-name="T2">لْعَذَابببِؐ </text:span><text:span text:style-name="T3">(164)</text:span><text:span text:style-name="T2"> ® إِذْ تَبَرَّأَ </text:span><text:span text:style-name="T5">۰</text:span><text:span text:style-name="T2">لذِينَ </text:span><text:span text:style-name="T5">۸</text:span><text:span text:style-name="T2">تُّبِعُواْ مِنَ </text:span><text:span text:style-name="T5">۰</text:span><text:span text:style-name="T2">لذِينَ "تَّبَعُواْ وَرَأَوُاْ </text:span><text:span text:style-name="T5">۴</text:span><text:span text:style-name="T2">لْعَذَابببَ وَتَقَطَّعَــتْ بِهِمُ </text:span><text:span text:style-name="T5">۴</text:span><text:span text:style-name="T2">لاَسْبَــٰــبُؐ </text:span><text:span text:style-name="T3">(165)</text:span><text:span text:style-name="T2"> وَقَالَ </text:span><text:span text:style-name="T5">۰</text:span><text:span text:style-name="T2">لذِينَ "تَّبَعُواْ لَوَ اَنَّ لَنَا كَرَّةً فَنَتَبَرَّأَ مِنْهُمْ كَمَا تَبَرَّءُواْ مِنَّاؐ كَذَ؛لِكَ يُرۣيهِمُ </text:span><text:span text:style-name="T5">۴</text:span><text:span text:style-name="T2">للَّهُ </text:span><text:soft-page-break/><text:span text:style-name="T2">أَعْمَــٰلَهُمْ حَسَرَ؛تتتٖ عَلَيْهِمْؐ وَمَا هُم بِخَـٰرۣجِينَ مِنَ </text:span><text:span text:style-name="T5">۰</text:span><text:span text:style-name="T2">لنّۭارۣؐ </text:span><text:span text:style-name="T3">(166)</text:span><text:span text:style-name="T2"> يَـٰٓأَيُّهَا </text:span><text:span text:style-name="T5">۰</text:span><text:span text:style-name="T2">لنَّاسُ كُلُواْ مِمَّا فِى </text:span><text:span text:style-name="T5">۱</text:span><text:span text:style-name="T2">لاَرْضِ حَچَلًا طَيِّباًؐ وَلاَ تَتَّبِعُواْ خُطْوَ؛تِ </text:span><text:span text:style-name="T5">۱</text:span><text:span text:style-name="T2">لشَّيْطَـٰنِؐ إِنَّهُ„ لَكُمْ عَدُوٌّ مُّبِين٘ؐ </text:span><text:span text:style-name="T3">(167)</text:span><text:span text:style-name="T2"> اِنَّمَا يَامُرُكُم بِالسُّوٓءِ وَاڤْفَحْشَآءِ وَأَن تَقُولُواْ عَلَي </text:span><text:span text:style-name="T5">۰</text:span><text:span text:style-name="T2">للَّهِ مَا لاَ تَعْلَمُونَؐ </text:span><text:span text:style-name="T3">(168)</text:span><text:span text:style-name="T2"> وَإِذَا قِيلَ لَهُمُ èتَّبِعُواْ مَآ أَنزَلَ </text:span><text:span text:style-name="T5">۰</text:span><text:span text:style-name="T2">للَّهُ قَالُواْ بَلْ نَتَّبِعُ مَآ أَلْفَيْنَا عَلَيْهِ ءَابَآءَنَآؐ أَوَلَوْ كَانَ ءَابَآؤُهُمْ لاَ يَعْقِلُونَ شَيْــٔـاً وَلاَ يَهْتَدُونَؐ </text:span><text:span text:style-name="T3">(169)</text:span><text:span text:style-name="T2"> وَمَثَلُ </text:span><text:span text:style-name="T5">۴</text:span><text:span text:style-name="T2">لذِينَ كَفَرُواْ كَمَثَلِ </text:span><text:span text:style-name="T5">۱ﻟ﮲</text:span><text:span text:style-name="T2"> يَنْعِقُ بِمَا لاَ يَسْمَعُ إِلاَّ دُعَآءً وَنِدَآءًؐ صُمّٛ بُكْم٘ عُمْـيٌ فَهُمْ لاَ يَعْقِلُونَؐ </text:span><text:span text:style-name="T3">(170)</text:span><text:span text:style-name="T2"> يَـٰٓأَيُّهَا </text:span><text:span text:style-name="T5">۰</text:span><text:span text:style-name="T2">لذِينَ ءَامَنُواْ كُلُواْ مِن طَيِّبَـٰــتِ مَا رَزَقْنَـٰكُمْ وَاشْكُرُواْ لِلهِ إِن كُنتُمُ; إِيَّاهُ تَعْبُدُونَؐ </text:span><text:span text:style-name="T3">(171)</text:span><text:span text:style-name="T2"> إِنَّمَا حَرَّمَ عَلَيْكُمُ </text:span><text:span text:style-name="T5">۴</text:span><text:span text:style-name="T2">لْمَيْتَةَ وَالدَّمَ وَلَحْمَ </text:span><text:span text:style-name="T5">۰</text:span><text:span text:style-name="T2">لْخِنزۣيـرۣ وَمَآ ٱُهِلَّ بِهِ” لِغَيْرۣ </text:span><text:span text:style-name="T5">۱</text:span><text:span text:style-name="T2">للَّهِؐ فَمَنُ </text:span><text:span text:style-name="T5">۶</text:span><text:span text:style-name="T2">ضْطُرَّ غَيْرَ بَاغٍ وَلاَ عَادٍ فَلآَ إِثْمَ عَلَيْهِؐ إِنَّ </text:span><text:span text:style-name="T5">۰</text:span><text:span text:style-name="T2">للَّهَ غَفُورٌ رَّحِيم٘ؐ </text:span><text:span text:style-name="T3">(172)</text:span><text:span text:style-name="T2"> اِنَّ </text:span><text:span text:style-name="T5">۰</text:span><text:span text:style-name="T2">لذِينَ يَكْتُمُونَ مَآ أَنزَلَ </text:span><text:span text:style-name="T5">۰</text:span><text:span text:style-name="T2">للَّهُ مِنَ </text:span><text:span text:style-name="T5">۰</text:span><text:span text:style-name="T2">لْكِتَـٰــبِ وَيَشْتَرُونَ بِهِ” ثَمَناً قَلِيلٗا </text:span><text:span text:style-name="T5">۷</text:span><text:span text:style-name="T2">وْلَئِكَ مَا يَاكُلُونَ فِى بُطُونِهِمُ; إِلاَّ </text:span><text:span text:style-name="T5">۰</text:span><text:span text:style-name="T2">لنَّارَ وَلاَ يُكَلِّمُهُمُ </text:span><text:span text:style-name="T5">۴</text:span><text:span text:style-name="T2">للَّهُ يَوْمَ </text:span><text:span text:style-name="T5">۰</text:span><text:span text:style-name="T2">لْقِيَـٰمَةِ وَلاَ يُزَكِّيهِمْؐ وَلَهُمْ عَذَاب٘ اَلِيم٘ؐ </text:span><text:span text:style-name="T3">(173)</text:span><text:span text:style-name="T2"> </text:span><text:span text:style-name="T5">۷</text:span><text:span text:style-name="T2">وْلَئِژَ </text:span><text:span text:style-name="T5">۰</text:span><text:span text:style-name="T2">لذِينَ "شْتَرَوُاْ </text:span><text:span text:style-name="T5">۴</text:span><text:span text:style-name="T2">لضَّچَلَةَ بِالْهُدۭيٰ وَالْعَذَابببَ بِالْمَغْفِرَةِ فَمَآ أَصْبَرَهُمْ عَلَي </text:span><text:span text:style-name="T5">۰</text:span><text:span text:style-name="T2">لنّۭارۣؐ </text:span><text:span text:style-name="T3">(174)</text:span><text:span text:style-name="T2"> ذَ؛لِكَ بِأَنننَّ </text:span><text:span text:style-name="T5">۰</text:span><text:span text:style-name="T2">للَّهَ نَزَّلَ </text:span><text:span text:style-name="T5">۰</text:span><text:span text:style-name="T2">لْكِتَـٰــبَ بِالْحَقﱢّؐ وَإِنَّ </text:span><text:span text:style-name="T5">۰</text:span><text:span text:style-name="T2">لذِينَ "خْتَلَفُواْ فِى </text:span><text:span text:style-name="T5">۱</text:span><text:span text:style-name="T2">لْكِتَـٰــبِ لَفِى شِقَاقٙ بَعِيدٍؐ </text:span><text:span text:style-name="T3">(175)</text:span><text:span text:style-name="T2"> ¥ لَّيْسَ </text:span><text:span text:style-name="T5">۰</text:span><text:span text:style-name="T2">لْبِرُّ أَن تُوَلُّواْ وُجُوهَكُمْ قِبَلَ </text:span><text:span text:style-name="T5">۰</text:span><text:span text:style-name="T2">لْمَشْرۣقِ وَالْمَغْرۣبببِؐ وَچَكِنِ </text:span><text:span text:style-name="T5">۱</text:span><text:span text:style-name="T2">لْبِرُّ مَنَ —امَنَ بِاللَّهِ وَالْيَوْمِ </text:span><text:span text:style-name="T5">۱</text:span><text:span text:style-name="T2">لاَخِرۣ وَالْمَلَئِكَةِ وَالْكِتَــٰــبِ وَالنَّبِيٓــٕـﯧنَ وَءَاتَي </text:span><text:span text:style-name="T5">۰</text:span><text:span text:style-name="T2">لْمَالَ عَلَيٰ حُبِّهِ” ذَوۣى </text:span><text:span text:style-name="T5">۱</text:span><text:span text:style-name="T2">لْقُرْبۭيٰ وَالْيَتَـٰمۭيٰ وَالْمَسَـٰكِينَ وَابْنَ </text:span><text:soft-page-break/><text:span text:style-name="T5">۰</text:span><text:span text:style-name="T2">لسَّبِيلِ وَالسَّآئِـلِينَ وَفِى </text:span><text:span text:style-name="T5">۱</text:span><text:span text:style-name="T2">لرّۣقَابببِ وَأَقَامَ </text:span><text:span text:style-name="T5">۰</text:span><text:span text:style-name="T2">لصَّلَوٰةَ وَءَاتَي </text:span><text:span text:style-name="T5">۰</text:span><text:span text:style-name="T2">لزَّكَوٰةَؐ وَالْمُوفُونَ بِعَهْدِهِمُ; إِذَا عَـٰهَدُواْؐ وَالصَّـٰبِرۣينَ فِى </text:span><text:span text:style-name="T5">۱</text:span><text:span text:style-name="T2">لْبَأْسَآءِ وَالضَّرَّآءِ وَحِيــنَ </text:span><text:span text:style-name="T5">۰</text:span><text:span text:style-name="T2">لْبَأْسِؐ ٱُوْلَئِكَ </text:span><text:span text:style-name="T5">۰</text:span><text:span text:style-name="T2">لذِيــنَ صَدَقُواْؐ وَٱُوْلَئِكَ هُمُ </text:span><text:span text:style-name="T5">۴</text:span><text:span text:style-name="T2">لْمُتَّقُونَؐ </text:span><text:span text:style-name="T3">(176)</text:span><text:span text:style-name="T2"> يَـٰٓأَيُّهَا </text:span><text:span text:style-name="T5">۰</text:span><text:span text:style-name="T2">لذِينَ ءَامَنُواْ كُتِبَ عَلَيْكُمُ </text:span><text:span text:style-name="T5">۴</text:span><text:span text:style-name="T2">لْقِصَاصُ فِى </text:span><text:span text:style-name="T5">۱</text:span><text:span text:style-name="T2">لْقَتْلَيؐ </text:span><text:span text:style-name="T5">۰</text:span><text:span text:style-name="T2">لْحُرُّ بِالْحُرّۣ وَالْعَبْدُ بِالْعَبْدِ وَالاُنثۭيٰ بِالاُنثۭيٰؐ فَمَــنْ عُفِيَ لَهُ„ مِنَ اَخِيهِ شَىْءٌ فَاتِّبَاعٛ بِالْمَعْرُوفِ وَأَدَآء٘ اِلَيْهِ بِإِحْسَـٰنٍؐ ذَ؛لِكَ تَخْفِيفٌ مِّن رَّبِّكُمْ وَرَحْمَةٌؐ فَمَنِ 'عْتَدۭيٰ بَعْدَ ذَ؛لِژَ فَلَهُ„ عَذَاببب٘ اَلِيمٌؐ </text:span><text:span text:style-name="T3">(177)</text:span><text:span text:style-name="T2"> وَلَكُمْ فِى </text:span><text:span text:style-name="T5">۱</text:span><text:span text:style-name="T2">لْقِصَاصِ حَيَوٰةٌ يَـٰٓٱُوْلِى </text:span><text:span text:style-name="T5">۱</text:span><text:span text:style-name="T2">لاَلْبَــٰــبِ لَعَلَّكُمْ تَتَّقُونَؐ </text:span><text:span text:style-name="T3">(178)</text:span><text:span text:style-name="T2"> كُتِــبَ عَلَيْكُمُ; إِذَا حَضَرَ أَحَدَكُمُ </text:span><text:span text:style-name="T5">۴</text:span><text:span text:style-name="T2">لْمَوْتتتُ إِن تَرَكَ خَيْراٗؐ </text:span><text:span text:style-name="T5">۱</text:span><text:span text:style-name="T2">لْوَصِيَّةُ لِلْوَ؛لِدَيْنِ وَ الاَقْرَبِينَ بِالْمَعْرُوفِؐ حَقّاٗ عَلَي </text:span><text:span text:style-name="T5">۰</text:span><text:span text:style-name="T2">لْمُتَّقِينَؐ </text:span><text:span text:style-name="T3">(179)</text:span><text:span text:style-name="T2"> فَمَنۢ بَدَّلَهُ„ بَعْدَ مَا سَمِعَهُ„ فَإِنَّمَآ إِثْمُهُ„ عَلَي </text:span><text:span text:style-name="T5">۰</text:span><text:span text:style-name="T2">لذِينَ يُبَدِّلُونَهُؐ; إِنَّ </text:span><text:span text:style-name="T5">۰</text:span><text:span text:style-name="T2">للَّهَ سَمِيع٘ عَلِيمٌؐ </text:span><text:span text:style-name="T3">(180)</text:span><text:span text:style-name="T2"> فَمَنْ خَافَ مِن مُّوصٍ جَنَفاٗ اَوۣ اِثْماً فَأَصْلَحَ بَيْنَهُمْ فَلآَ إِثْمَ عَلَيْهِؐ إِنَّ </text:span><text:span text:style-name="T5">۰</text:span><text:span text:style-name="T2">للَّهَ غَفُورٌ رَّحِيمٌؐ </text:span><text:span text:style-name="T3">(181)</text:span><text:span text:style-name="T2"> يَـٰٓأَيُّهَا </text:span><text:span text:style-name="T5">۰</text:span><text:span text:style-name="T2">لذِينَ ءَامَنُواْ كُتِــبَ عَلَيْكُمُ </text:span><text:span text:style-name="T5">۴</text:span><text:span text:style-name="T2">لصِّيَامُ كَمَا كُتِــبَ عَلَي </text:span><text:span text:style-name="T5">۰</text:span><text:span text:style-name="T2">لذِينَ مِن قَبْلِكُمْ لَعَلَّكُمْ تَتَّقُونَ </text:span><text:span text:style-name="T3">(182)</text:span><text:span text:style-name="T2"> أَيَّاماً مَّعْدُودَ؛تٍؐ فَمَــن كَانَ مِنكُم مَّرۣيضاٗ اَوْ عَلَيٰ سَفَرٍ فَعِدَّةٌ مِّنَ اَيَّامٖ </text:span><text:span text:style-name="T5">۷</text:span><text:span text:style-name="T2">خَرَؐ وَعَلَي </text:span><text:span text:style-name="T5">۰</text:span><text:span text:style-name="T2">لذِينَ يُطِيقُونَهُ„ فِدْيَةُ طَعَامِ مَسَـٰكِينَؐ فَمَن تَطَوَّعَ خَيْراً فَهُوَ خَيْرٌ لَّهُؐ„ وَأَن تَصُومُواْ خَيْرٌ لَّكُمُ; إِن كُنتُمْ تَعْلَمُونَؐ </text:span><text:span text:style-name="T3">(183)</text:span><text:span text:style-name="T2"> ® شَهْرُ رَمَضَانَ </text:span><text:span text:style-name="T5">۰ﻟ</text:span><text:span text:style-name="T2">ـذِىٓ ٱُنزۣلَ فِيهِ </text:span><text:span text:style-name="T5">۱</text:span><text:span text:style-name="T2">لْقُرْءَانُ هُديً لِّلنَّاسِ وَبَيِّنَــٰــتٍ مِّنَ </text:span><text:span text:style-name="T5">۰</text:span><text:span text:style-name="T2">لْهُدۭيٰ وَالْفُرْقَانِؐ فَمَن شَهِدَ مِنكُمُ </text:span><text:span text:style-name="T5">۴</text:span><text:span text:style-name="T2">لشَّهْرَ فَلْيَصُمْهُؐ </text:span><text:soft-page-break/><text:span text:style-name="T2">وَمَن كَانَ مَرۣيضاٗ اَوْ عَلَيٰ سَفَرٍ فَعِدَّةٌ مِّنَ اَيَّامٖ </text:span><text:span text:style-name="T5">۷</text:span><text:span text:style-name="T2">خَرَؐ يُرۣيدُ </text:span><text:span text:style-name="T5">۴</text:span><text:span text:style-name="T2">للَّهُ بِكُمُ </text:span><text:span text:style-name="T5">۴</text:span><text:span text:style-name="T2">لْيُسْرَ وَلاَ يُرۣيدُ بِـكُمُ </text:span><text:span text:style-name="T5">۴</text:span><text:span text:style-name="T2">لْعُسْرَؐ وَلِتُكْمِلُواْ </text:span><text:span text:style-name="T5">۴</text:span><text:span text:style-name="T2">لْعِدَّةَ وَلِتُكَـبِّـرُواْ </text:span><text:span text:style-name="T5">۴</text:span><text:span text:style-name="T2">للَّهَ عَلَيٰ مَـــا هَدۭيٰكُمْ وَلَعَلَّكُمْ تَشْكُرُونَؐ </text:span><text:span text:style-name="T3">(184)</text:span><text:span text:style-name="T2"> وَإِذَا سَأَلَكَ عِبَادِى عَنِّى فَإِنِّى قَرۣيب٘ؐ </text:span><text:span text:style-name="T5">۷</text:span><text:span text:style-name="T2">جِيــبُ دَعْوَةَ </text:span><text:span text:style-name="T5">۰</text:span><text:span text:style-name="T2">لدَّاعِ“ إِذَا دَعَانِؐ” فَلْيَسْتَجِيبُواْ لِى وَلْيُومِنُواْ بِيَ لَعَلَّهُمْ يَرْشُدُونَؐ </text:span><text:span text:style-name="T3">(185)</text:span><text:span text:style-name="T2"> ٱُحِلَّ لَكُمْ لَيْلَةَ </text:span><text:span text:style-name="T5">۰</text:span><text:span text:style-name="T2">لصِّيَامِ </text:span><text:span text:style-name="T5">۱</text:span><text:span text:style-name="T2">لرَّفَــثُ إِلَيٰ نِسَآئِكُمْؐ هُنَّ لِـبَاسٌ لَّكُمْ وَأَنتُمْ لِبَاسٌ لَّهُنَّؐ عَلِمَ </text:span><text:span text:style-name="T5">۰</text:span><text:span text:style-name="T2">للَّهُ أَنَّكُمْ كُنتُمْ تَخْتَانُونَ أَنفُسَكُمْ فَتَابببَ عَلَيْكُمْ وَعَفَا عَنكُمْؐ فَاچَنَ بَـٰشِرُوهُنَّؐ وَابْتَغُواْ مَا كَتَبَ </text:span><text:span text:style-name="T5">۰</text:span><text:span text:style-name="T2">للَّهُ لَكُمْؐ وَكُلُواْ وَاشْرَبُواْ حَتَّيٰ يَتَبَيَّنَ لَكُمُ </text:span><text:span text:style-name="T5">۴</text:span><text:span text:style-name="T2">لْخَيْطُ </text:span><text:span text:style-name="T5">۴</text:span><text:span text:style-name="T2">لاَبْيَضُ مِنَ </text:span><text:span text:style-name="T5">۰</text:span><text:span text:style-name="T2">لْخَيْطِ </text:span><text:span text:style-name="T5">۱</text:span><text:span text:style-name="T2">لاَسْوَدِ مِنَ </text:span><text:span text:style-name="T5">۰</text:span><text:span text:style-name="T2">لْفَجْـرۣؐ ثُمَّ أَتِمُّواْ </text:span><text:span text:style-name="T5">۴</text:span><text:span text:style-name="T2">لصِّيَامَ إِلَي </text:span><text:span text:style-name="T5">۰</text:span><text:span text:style-name="T2">ليْلِؐ وَلاَ تُبَــٰشِرُوهُنَّ وَأَنتُمْ عَــٰكِفُونَ فِى </text:span><text:span text:style-name="T5">۱</text:span><text:span text:style-name="T2">لْمَسَـٰجِدِؐ تِلْكَ حُدُودُ </text:span><text:span text:style-name="T5">۴</text:span><text:span text:style-name="T2">للَّهِؐ فَلاَ تَقْرَبُوهَاؐ كَذَ؛لِكَ يُبَيِّنُ </text:span><text:span text:style-name="T5">۴</text:span><text:span text:style-name="T2">للَّهُ ءَايَـٰتِهِ” لِلنَّاسِ لَعَلَّهُمْ يَتَّقُونَؐ </text:span><text:span text:style-name="T3">(186)</text:span><text:span text:style-name="T2"> وَلاَ تَاكُلُوٓاْ أَمْوَ؛لَكُم بَيْنَكُم بِالْبَــٰطِلِ وَتُدْلُواْ بِهَآ إِلَي </text:span><text:span text:style-name="T5">۰</text:span><text:span text:style-name="T2">لْحُكَّامِ لِتَاكُلُواْ فَرۣيقاً مِّنَ اَمْوَلِ</text:span><text:span text:style-name="T5">۱</text:span><text:span text:style-name="T2">لنَّاسِ بِالِاثْمِ وَأَنتُمْ تَعْلَمُونَؐ </text:span><text:span text:style-name="T3">(187)</text:span><text:span text:style-name="T2"> © يَسْـَٔلُونَكَ عَنِ </text:span><text:span text:style-name="T5">۱</text:span><text:span text:style-name="T2">لاَهِلَّةِؐ قُلْ هِيَ مَوَ؛قِيــتُ لِلنَّاسِ وَالْحَجﱢّؐ وَلَيْسَ </text:span><text:span text:style-name="T5">۰</text:span><text:span text:style-name="T2">لْـبِرُّ بِأَن تَاتُواْ </text:span><text:span text:style-name="T5">۴</text:span><text:span text:style-name="T2">لْبُيُوتتتَ مِن ظُهُورۣهَاؐ وَچَكِنِ </text:span><text:span text:style-name="T5">۱</text:span><text:span text:style-name="T2">لْبِرُّ مَنِ 'تَّقۭيٰؐ وَاتُواْ </text:span><text:span text:style-name="T5">۴</text:span><text:span text:style-name="T2">لْبُيُوتتتَ مِنَ اَبْوَ؛بِهَاؐ وَاتَّقُواْ </text:span><text:span text:style-name="T5">۴</text:span><text:span text:style-name="T2">للَّهَ لَعَلَّكُمْ تُفْلِحُونَؐ </text:span><text:span text:style-name="T3">(188)</text:span><text:span text:style-name="T2"> وَقَـٰتِلُواْ فِى سَبِيلِ </text:span><text:span text:style-name="T5">۱</text:span><text:span text:style-name="T2">للَّهِ </text:span><text:span text:style-name="T5">۱</text:span><text:span text:style-name="T2">لذِينَ يُقَــٰتِلُونَكُمْ وَلاَ تَعْتَدُوٓاْؐ إِنَّ </text:span><text:span text:style-name="T5">۰</text:span><text:span text:style-name="T2">للَّهَ لاَ يُحِــبُّ </text:span><text:span text:style-name="T5">۴</text:span><text:span text:style-name="T2">لْمُعْتَدِينَؐ </text:span><text:span text:style-name="T3">(189)</text:span><text:span text:style-name="T2"> وَاقْتُلُوهُمْ حَيْــثُ ثَقِفْتُمُوهُمْ وَأَخْرۣجُوهُم مِّنْ حَيْــثُ أَخْرَجُوكُمْؐ وَالْفِتْنَةُ أَشَدُّ مِنَ </text:span><text:span text:style-name="T5">۰</text:span><text:span text:style-name="T2">لْقَتْلِؐ وَلاَ تُقَــٰتِلُوهُمْ عِندَ </text:span><text:span text:style-name="T5">۰</text:span><text:span text:style-name="T2">لْمَسْجِدِ </text:span><text:span text:style-name="T5">۱</text:span><text:span text:style-name="T2">لْحَرَامِ حَتَّيٰ يُقَـٰتِلُوكُمْ فِيهِؐ فَإِن </text:span><text:soft-page-break/><text:span text:style-name="T2">قَـٰتَلُوكُمْ فَاقْتُلُوهُمْؐ كَذَ؛لِژَ جَزَآءُ </text:span><text:span text:style-name="T5">۴</text:span><text:span text:style-name="T2">لْكۭـٰفِرۣينَؐ </text:span><text:span text:style-name="T3">(190)</text:span><text:span text:style-name="T2"> فَإِنِ 'نتَهَوْاْ فَإِنَّ </text:span><text:span text:style-name="T5">۰</text:span><text:span text:style-name="T2">للَّهَ غَفُورٌ رَّحِيمٌؐ </text:span><text:span text:style-name="T3">(191)</text:span><text:span text:style-name="T2"> وَقَـٰتِلُوهُمْ حَتَّــيٰ لاَ تَكُونَ فِتْنَةٌ وَيَكُونَ </text:span><text:span text:style-name="T5">۰</text:span><text:span text:style-name="T2">لدِّينُ لِلهِؐ فَإِنِ 'نتَهَوْاْ فَلاَ عُدْوَ؛نَ إِلاَّ عَلَي </text:span><text:span text:style-name="T5">۰</text:span><text:span text:style-name="T2">لظَّـٰلِمِينَؐ </text:span><text:span text:style-name="T3">(192)</text:span><text:span text:style-name="T2"> </text:span><text:span text:style-name="T5">۰</text:span><text:span text:style-name="T2">لشَّهْرُ </text:span><text:span text:style-name="T5">۴</text:span><text:span text:style-name="T2">لْحَرَامُ بِالشَّهْرۣ </text:span><text:span text:style-name="T5">۱</text:span><text:span text:style-name="T2">لْحَرَامِ وَالْحُرُمَــٰــتُ قِصَاصٌؐ فَمَنِ 'عْتَدۭيٰ عَلَيْكُمْ فَاعْتَدُواْ عَلَيْهِ بِمِثْلِ مَا "عْتَدۭيٰ عَلَيْكُمْؐ وَاتَّقُواْ </text:span><text:span text:style-name="T5">۴</text:span><text:span text:style-name="T2">للَّهَ وَاعْلَمُوٓاْ أَنَّ </text:span><text:span text:style-name="T5">۰</text:span><text:span text:style-name="T2">للَّهَ مَعَ </text:span><text:span text:style-name="T5">۰</text:span><text:span text:style-name="T2">لْمُتَّقِينَؐ </text:span><text:span text:style-name="T3">(193)</text:span><text:span text:style-name="T2"> وَأَنفِقُواْ فِى سَبِيلِ </text:span><text:span text:style-name="T5">۱</text:span><text:span text:style-name="T2">للَّهِ وَلاَ تُلْقُواْ بِأَيْدِيكُمُ; إِلَي </text:span><text:span text:style-name="T5">۰</text:span><text:span text:style-name="T2">لتَّهْلُكَةِ وَأَحْسِنُوٓاْؐ إِنَّ </text:span><text:span text:style-name="T5">۰</text:span><text:span text:style-name="T2">للَّهَ يُحِــبُّ </text:span><text:span text:style-name="T5">۴</text:span><text:span text:style-name="T2">ڤْمُحْسِنِينَؐ </text:span><text:span text:style-name="T3">(194)</text:span><text:span text:style-name="T2"> وَأَتِمُّواْ </text:span><text:span text:style-name="T5">۴</text:span><text:span text:style-name="T2">لْحَجَّ وَالْعُمْرَةَ لِلهِؐ فَإِنُ</text:span><text:span text:style-name="T5">۷</text:span><text:span text:style-name="T2">حْصِرْتُمْ فَمَا "سْتَيْسَرَ مِنَ </text:span><text:span text:style-name="T5">۰</text:span><text:span text:style-name="T2">لْهَدْيِؐ وَلاَ تَحْلِقُواْ رُءُوسَكُمْ حَتَّيٰ يَبْلُغَ </text:span><text:span text:style-name="T5">۰</text:span><text:span text:style-name="T2">لْهَدْيُ مَحِلَّهُؐ„ فَمَن كَانَ مِنكُم مَّرۣيضاٗ اَوْ بِهِ“ أَذيً مِّن رَّأْسِهِ” فَفِدْيَةٌ مِّن صِيَامٖ اَوْ صَدَﻗَﺔٖ اَوْ نُسُكٍؐ فَإِذَآ أَمِنتُمْ فَمَن تَمَتَّعَ بِالْعُمْرَةِ إِلَي </text:span><text:span text:style-name="T5">۰</text:span><text:span text:style-name="T2">لْحَجِّ فَمَا "سْتَيْسَرَ مِنَ </text:span><text:span text:style-name="T5">۰</text:span><text:span text:style-name="T2">لْهَدْيِؐ ® فَمَن لَّمْ يَجِدْ فَصِيَامُ ثَـچَثَةِ أَيَّامٍ فِى </text:span><text:span text:style-name="T5">۱</text:span><text:span text:style-name="T2">لْحَجِّ وَسَبْعَةٖ اِذَا رَجَعْتُمْ تِلْكَ عَشَرَةٌ كَامِلَةٌؐ ذَ؛لِكَ لِمَن لَّمْ يَكُنَ اَهْلُهُ„ حَاضِرۣى </text:span><text:span text:style-name="T5">۱</text:span><text:span text:style-name="T2">لْمَسْجِدِ </text:span><text:span text:style-name="T5">۱</text:span><text:span text:style-name="T2">لْحَرَامِؐ وَاتَّقُواْ </text:span><text:span text:style-name="T5">۴</text:span><text:span text:style-name="T2">للَّهَ وَاعْلَمُوٓاْ أَنَّ </text:span><text:span text:style-name="T5">۰</text:span><text:span text:style-name="T2">للَّهَ شَدِيدُ </text:span><text:span text:style-name="T5">۴</text:span><text:span text:style-name="T2">لْعِقَابببِؐ </text:span><text:span text:style-name="T3">(195)</text:span><text:span text:style-name="T2"> </text:span><text:span text:style-name="T5">۱</text:span><text:span text:style-name="T2">لْحَجُّ أَشْهُرٌ مَّعْلُومَــٰــتٌؐ فَمَن فَرَضَ فِيهِنَّ </text:span><text:span text:style-name="T5">۰</text:span><text:span text:style-name="T2">لْحَجَّ فَلاَ رَفَـثَ وَلاَ فُسُوقَ وَلاَ جِدَالَ فِى </text:span><text:span text:style-name="T5">۱</text:span><text:span text:style-name="T2">لْحَجﱢّؐ وَمَا تَفْعَلُواْ مِنْ خَيْرٍ يَعْلَمْهُ </text:span><text:span text:style-name="T5">۴</text:span><text:span text:style-name="T2">للَّهُؐ وَتَزَوَّدُواْؐ فَإِنَّ خَيْرَ </text:span><text:span text:style-name="T5">۰</text:span><text:span text:style-name="T2">لزَّادِ </text:span><text:span text:style-name="T5">۱</text:span><text:span text:style-name="T2">لتَّقْوۭيٰؐ وَاتَّقُونِ يَـٰٓٱُوْلِى </text:span><text:span text:style-name="T5">۱</text:span><text:span text:style-name="T2">لاَلْبَـٰـــبِؐ </text:span><text:span text:style-name="T3">(196)</text:span><text:span text:style-name="T2"> لَيْسَ عَلَيْكُمْ جُنَاح٘ اَن تَـبْتَغُواْ فَضْلًا مِّن رَّبِّكُمْؐ فَإِذَآ أَفَضْتُم مِّنْ عَرَفَــٰــتٍ فَاذْكُرُواْ </text:span><text:span text:style-name="T5">۴</text:span><text:span text:style-name="T2">للَّهَ عِندَ </text:span><text:span text:style-name="T5">۰</text:span><text:span text:style-name="T2">لْمَشْعَرۣ </text:span><text:span text:style-name="T5">۱</text:span><text:span text:style-name="T2">لْحَرَامِؐ وَاذْكُرُوهُ كَمَا هَدۭيٰكُمْ وَإِن كُنتُم مِّن قَبْلِهِ” لَمِنَ </text:span><text:span text:style-name="T5">۰</text:span><text:span text:style-name="T2">لضَّآلِّينَؐ </text:span><text:span text:style-name="T3">(197)</text:span><text:span text:style-name="T2"> ثُمَّ أَفِيضُواْ مِنْ حَيْــثُ أَفَاضَ </text:span><text:span text:style-name="T5">۰</text:span><text:span text:style-name="T2">لنَّاسُؐ </text:span><text:soft-page-break/><text:span text:style-name="T2">وَاسْتَغْفِرُواْ </text:span><text:span text:style-name="T5">۴</text:span><text:span text:style-name="T2">للَّهَؐ إِنَّ </text:span><text:span text:style-name="T5">۰</text:span><text:span text:style-name="T2">للَّهَ غَفُورٌ رَّحِيمٌؐ </text:span><text:span text:style-name="T3">(198)</text:span><text:span text:style-name="T2"> فَإِذَا قَضَيْتُم مَّنَـٰسِكَكُمْ فَاذْكُرُواْ </text:span><text:span text:style-name="T5">۴</text:span><text:span text:style-name="T2">للَّهَ كَذِكْرۣكُمُ; ءَابَآءَكُمُ; أَوَ اَشَدَّ ذِكْراًؐ فَمِنَ </text:span><text:span text:style-name="T5">۰</text:span><text:span text:style-name="T2">لنَّاسِ مَنْ يَّقُولُ رَبَّنَآ ءَاتِنَا فِى </text:span><text:span text:style-name="T5">۱</text:span><text:span text:style-name="T2">لدُّنْيۭا وَمَا لَهُ„ فِى </text:span><text:span text:style-name="T5">۱</text:span><text:span text:style-name="T2">لاَخِرَةِ مِنْ خَچَقٍؐ وَمِنْهُم مَّنْ يَّقُولُ رَبَّنَآ ءَاتِنَا فِى </text:span><text:span text:style-name="T5">۱</text:span><text:span text:style-name="T2">لدُّنْيۭا حَسَنَةً وَفِى </text:span><text:span text:style-name="T5">۱</text:span><text:span text:style-name="T2">لاَخِرَةِ حَسَنَةً وَقِنَا عَذَابَ </text:span><text:span text:style-name="T5">۰</text:span><text:span text:style-name="T2">لنّۭارۣؐ </text:span><text:span text:style-name="T3">(199)</text:span><text:span text:style-name="T2"> ٱُوْلَئِژَ لَهُمْ نَصِيــبٌ مِّمَّا كَسَبُواْؐ وَاللَّهُ سَرۣيعُ </text:span><text:span text:style-name="T5">۴</text:span><text:span text:style-name="T2">لْحِسَابِؐ </text:span><text:span text:style-name="T3">(200)</text:span><text:span text:style-name="T2"> ¤ وَاذْكُرُواْ </text:span><text:span text:style-name="T5">۴</text:span><text:span text:style-name="T2">للَّهَ فِىٓ أَيَّامٍ مَّعْدُودَ؛تتتٍؐ فَمَن تَعَجَّلَ فِى يَوْمَيْنِ فَلآَ إِثْمَ عَلَيْهِؐ وَمَن تَأَخَّرَ فَلآَ إِثْمَ عَلَيْهِ لِمَنِ 'تَّقۭيٰؐ وَاتَّقُواْ </text:span><text:span text:style-name="T5">۴</text:span><text:span text:style-name="T2">للَّهَ وَاعْلَمُوٓاْ أَنَّكُمُ; إِلَيْهِ تُحْشَرُونَؐ </text:span><text:span text:style-name="T3">(201)</text:span><text:span text:style-name="T2"> وَمِنَ </text:span><text:span text:style-name="T5">۰</text:span><text:span text:style-name="T2">لنَّاسِ مَنْ يُّعْجِبُژَ قَوْلُهُ„ فِى </text:span><text:span text:style-name="T5">۱</text:span><text:span text:style-name="T2">لْحَيَوٰةِ </text:span><text:span text:style-name="T5">۱</text:span><text:span text:style-name="T2">لدُّنْيۭا وَيُشْهِدُ </text:span><text:span text:style-name="T5">۴</text:span><text:span text:style-name="T2">للَّهَ عَلَيٰ مَا فِى قَلْبِهِ” وَهُوَ أَلَدُّ </text:span><text:span text:style-name="T5">۴</text:span><text:span text:style-name="T2">لْخِصَامِؐ </text:span><text:span text:style-name="T3">(202)</text:span><text:span text:style-name="T2"> وَإِذَا تَوَلّۭيٰ سَعۭيٰ فِى </text:span><text:span text:style-name="T5">۱</text:span><text:span text:style-name="T2">لاَرْضِ لِيُفْسِدَ فِيهَا وَيُهْلِكَ </text:span><text:span text:style-name="T5">۰</text:span><text:span text:style-name="T2">لْحَرْثثثَ وَالنَّسْلَؐ وَاللَّهُ لاَ يُحِبُّ </text:span><text:span text:style-name="T5">۴</text:span><text:span text:style-name="T2">لْفَسَادَؐ </text:span><text:span text:style-name="T3">(203)</text:span><text:span text:style-name="T2"> وَإِذَا قِيلَ لَهُ èتَّقِ </text:span><text:span text:style-name="T5">۱</text:span><text:span text:style-name="T2">للَّهَ أَخَذَتْهُ </text:span><text:span text:style-name="T5">۴</text:span><text:span text:style-name="T2">لْعِزَّةُ بِالِاثْمِ فَحَسْبُهُ„ جَهَنَّمُؐ وَلَبِيسَ </text:span><text:span text:style-name="T5">۰</text:span><text:span text:style-name="T2">لْمِهَادُؐ </text:span><text:span text:style-name="T3">(204)</text:span><text:span text:style-name="T2"> وَمِنَ </text:span><text:span text:style-name="T5">۰</text:span><text:span text:style-name="T2">لنَّاسِ مَنْ يَّشْرۣى نَفْسَهُ èبْتِغَآءَ مَرْضَاتتتِ </text:span><text:span text:style-name="T5">۱</text:span><text:span text:style-name="T2">للَّهِؐ وَاللَّهُ رَءُوفٛ بِالْعِبَادِؐ </text:span><text:span text:style-name="T3">(205)</text:span><text:span text:style-name="T2"> يَـٰٓأَيُّهَا </text:span><text:span text:style-name="T5">۰</text:span><text:span text:style-name="T2">لذِينَ ءَامَنُواْ </text:span><text:span text:style-name="T5">۶</text:span><text:span text:style-name="T2">دْخُلُواْ فِى </text:span><text:span text:style-name="T5">۱</text:span><text:span text:style-name="T2">لسَّلْمِ كَآفَّةًؐ وَلاَ تَتَّبِعُواْ خُطْوَ؛تتتِ </text:span><text:span text:style-name="T5">۱</text:span><text:span text:style-name="T2">لشَّيْطَـٰنِؐ إِنَّهُ„ لَكُمْ عَدُوٌّ مُّبِينٌؐ </text:span><text:span text:style-name="T3">(206)</text:span><text:span text:style-name="T2"> فَإِن زَلَلْتُم مِّنۢ بَعْدِ مَا جَآءَتْكُمُ </text:span><text:span text:style-name="T5">۴</text:span><text:span text:style-name="T2">لْبَيِّنَــٰــتُ فَاعْلَمُوٓاْ أَنَّ </text:span><text:span text:style-name="T5">۰</text:span><text:span text:style-name="T2">للَّهَ عَزۣيز٘ حَكِيم٘ؐ </text:span><text:span text:style-name="T3">(207)</text:span><text:span text:style-name="T2"> هَلْ يَنظُرُونَ إِلٓاَّ أَنْ يَّاتِيَهُمُ </text:span><text:span text:style-name="T5">۴</text:span><text:span text:style-name="T2">للَّهُ فِى ظُلَلٍ مِّنَ </text:span><text:span text:style-name="T5">۰</text:span><text:span text:style-name="T2">لْغَمَـٰمِؐ وَالْمَلَئِكَةُ وَقُضِيَ </text:span><text:span text:style-name="T5">۰</text:span><text:span text:style-name="T2">لاَمْرُؐ وَإِلَي </text:span><text:span text:style-name="T5">۰</text:span><text:span text:style-name="T2">للَّهِ تُرْجَعُ </text:span><text:span text:style-name="T5">۴</text:span><text:span text:style-name="T2">لاُمُورُؐ </text:span><text:span text:style-name="T3">(208)</text:span><text:span text:style-name="T2"> سَلْ بَنِىٓ إِسْرَآءِيلَ كَمَ —اتَيْنَـٰهُم مِّنَ —ايَةٙ بَيِّنَةٍؐ وَمَنْ يُّبَدِّلْ نِعْمَةَ </text:span><text:span text:style-name="T5">۰</text:span><text:span text:style-name="T2">للَّهِ مِنۢ بَعْدِ مَا جَآءَتْهُ فَإِنَّ </text:span><text:span text:style-name="T5">۰</text:span><text:span text:style-name="T2">للَّهَ شَدِيدُ </text:span><text:span text:style-name="T5">۴</text:span><text:span text:style-name="T2">لْعِقَابببِؐ </text:span><text:span text:style-name="T3">(209)</text:span><text:span text:style-name="T2"> زُيِّنَ لِلذِينَ كَفَرُواْ </text:span><text:soft-page-break/><text:span text:style-name="T5">۴</text:span><text:span text:style-name="T2">لْحَيَوٰةُ </text:span><text:span text:style-name="T5">۴</text:span><text:span text:style-name="T2">لدُّنْيۭا وَيَسْخَرُونَ مِنَ </text:span><text:span text:style-name="T5">۰</text:span><text:span text:style-name="T2">لذِينَ ءَامَنُواْؐ وَالذِينَ "تَّقَوْاْ فَوْقَهُمْ يَوْمَ </text:span><text:span text:style-name="T5">۰</text:span><text:span text:style-name="T2">لْقِيَـٰمَةِؐ وَاللَّهُ يَرْزُقُ مَنْ يَّشَآءُ بِغَيْرۣ حِسَابببٍؐ </text:span><text:span text:style-name="T3">(210)</text:span><text:span text:style-name="T2"> ® كَانَ </text:span><text:span text:style-name="T5">۰</text:span><text:span text:style-name="T2">لنَّاسُ ٱُمَّةً وَ؛حِدَةً فَبَعَــثَ </text:span><text:span text:style-name="T5">۰</text:span><text:span text:style-name="T2">للَّهُ </text:span><text:span text:style-name="T5">۴</text:span><text:span text:style-name="T2">لنَّبِيٓــٕـﯧنَ مُبَشِّرۣينَ وَمُنذِرۣينَ وَأَنزَلَ مَعَهُمُ </text:span><text:span text:style-name="T5">۴</text:span><text:span text:style-name="T2">لْكِتَـٰــبَ بِالْحَقِّ ڤِيَحْكُمَ بَيْنَ </text:span><text:span text:style-name="T5">۰</text:span><text:span text:style-name="T2">لنَّاسِ فِيمَا "خْتَلَفُواْ فِيهِؐ وَمَا "خْتَلَفَ فِيهِ إِلاَّ </text:span><text:span text:style-name="T5">۰</text:span><text:span text:style-name="T2">لذِينَ ٱُوتُوهُؐ مِنۢ بَعْدِ مَا جَآءَتْهُمُ </text:span><text:span text:style-name="T5">۴</text:span><text:span text:style-name="T2">لْبَيِّنَـٰــتُ بَغْياَۢ بَيْنَهُمْؐ فَهَدَي </text:span><text:span text:style-name="T5">۰</text:span><text:span text:style-name="T2">للَّهُ </text:span><text:span text:style-name="T5">۴</text:span><text:span text:style-name="T2">لذِينَ ءَامَنُواْ لِمَا "خْتَلَفُواْ فِيهِ مِنَ </text:span><text:span text:style-name="T5">۰</text:span><text:span text:style-name="T2">لْحَقِّ بِإِذْنِهِؐ” وَاللَّهُ يَهْدِى مَنْ يَّشَآءُ ﹹلَيٰ صِرَ؛طٍ مُّسْتَقِيمٖؐ </text:span><text:span text:style-name="T3">(211)</text:span><text:span text:style-name="T2"> اَمْ حَسِبْتُمُ; أَن تَدْخُلُواْ </text:span><text:span text:style-name="T5">۴</text:span><text:span text:style-name="T2">لْجَنَّةَ وَلَمَّا يَاتِكُم مَّثَلُ </text:span><text:span text:style-name="T5">۴</text:span><text:span text:style-name="T2">لذِينَ خَلَوْاْ مِن قَـبْلِكُم مَّسَّتْهُمُ </text:span><text:span text:style-name="T5">۴</text:span><text:span text:style-name="T2">لْبَأْسَآءُ وَالضَّرَّآءُ وَزُلْزۣلُواْ حَتَّيٰ يَقُولُ </text:span><text:span text:style-name="T5">۴</text:span><text:span text:style-name="T2">لرَّسُولُ وَالذِينَ ءَامَنُواْ مَعَهُ„ مَتۭيٰ نَصْرُ </text:span><text:span text:style-name="T5">۴</text:span><text:span text:style-name="T2">للَّهِؐ أَلآَ إِنَّ نَصْرَ </text:span><text:span text:style-name="T5">۰</text:span><text:span text:style-name="T2">للَّهِ قَرۣيــبٌؐ</text:span><text:span text:style-name="T3">(212)</text:span><text:span text:style-name="T2"> يَسْـَٔلُونَكَ مَاذَا يُنفِقُونَؐ قُلْ مَآ أَنفَقْتُم مِّنْ خَيْرٍ فَلِلْوَ؛لِدَيْنِ وَالاَقْرَبِينَ وَالْيَتَـٰمۭيٰ وَالْمَسَـٰكِينِ وَابْنِ </text:span><text:span text:style-name="T5">۱</text:span><text:span text:style-name="T2">لسَّبِيلِؐ وَمَا تَفْعَلُواْ مِنْ خَيْرٍ فَإِنَّ </text:span><text:span text:style-name="T5">۰</text:span><text:span text:style-name="T2">للَّهَ بِهِ” عَلِيمٌؐ </text:span><text:span text:style-name="T3">(213)</text:span><text:span text:style-name="T2"> كُتِــبَ عَلَيْكُمُ </text:span><text:span text:style-name="T5">۴</text:span><text:span text:style-name="T2">لْقِتَالُ وَهُوَ كُرْهٌ لَّكُمْؐ وَعَسۭيٰٓ أَن تَكْرَهُواْ شَيْـٔاً وَهُوَ خَيْرٌ لَّكُمْؐ وَعَسۭيٰٓ أَن تُحِبُّواْ شَيْـٔاً وَهُوَ شَرٌّ لَّكُمْؐ وَاللَّهُ يَعْلَمُؐ وَأَنتُمْ لاَ تَعْلَمُونَؐ </text:span><text:span text:style-name="T3">(214)</text:span><text:span text:style-name="T2"> يَسْـَٔلُونَكَ عَنِ </text:span><text:span text:style-name="T5">۱</text:span><text:span text:style-name="T2">لشَّهْرۣ </text:span><text:span text:style-name="T5">۱</text:span><text:span text:style-name="T2">لْحَرَامِ قِتَالٍ فِيهِؐ قُلْ قِتَالٌ فِيهِ كَبِيرٌؐ وَصَدّﹲ عَن سَبِيلِ </text:span><text:span text:style-name="T5">۱</text:span><text:span text:style-name="T2">للَّهِ وَكُفْرٛ بِهِ” وَالْمَسْجِدِ </text:span><text:span text:style-name="T5">۱</text:span><text:span text:style-name="T2">لْحَرَامِ وَإِخْرَاجُ أَهْلِهِ” مِنْهُ أَكْبَرُ عِندَ </text:span><text:span text:style-name="T5">۰</text:span><text:span text:style-name="T2">للَّهِؐ وَالْفِتْنَةُ أَكْبَرُ مِنَ </text:span><text:span text:style-name="T5">۰</text:span><text:span text:style-name="T2">لْقَتْلِؐ وَلاَ يَزَالُونَ يُقَــٰتِلُونَكُمْ حَتَّيٰ يَرُدُّوكُمْ عَن دِينِكُمُ; إِنِ 'سْتَطَــٰعُواْؐ وَمَنْ يَّرْتَدِدْ مِنكُمْ عَن دِينِهِ” فَيَمُــتْ وَهُوَ كَافِرٌ فَٱُوْلَئِژَ حَبِطَــتَ اَعْمَـٰلُهُمْ فِى </text:span><text:span text:style-name="T5">۱</text:span><text:span text:style-name="T2">لدُّنْيۭا وَالاَخِرَةِؐ وَٱُوْلَئِژَ أَصْحَــٰــبُ </text:span><text:soft-page-break/><text:span text:style-name="T5">۴</text:span><text:span text:style-name="T2">لنّۭارۣ هُمْ فِيهَا خَــٰلِدُونَؐ </text:span><text:span text:style-name="T3">(215)</text:span><text:span text:style-name="T2"> إِنَّ </text:span><text:span text:style-name="T5">۰</text:span><text:span text:style-name="T2">لذِينَ ءَامَنُواْ وَالذِينَ هَاجَرُواْ وَجَـٰهَدُواْ فِى سَبِيلِ </text:span><text:span text:style-name="T5">۱</text:span><text:span text:style-name="T2">للَّهِ ٱُوْلَئِژَ يَرْجُونَ رَحْمَتَ </text:span><text:span text:style-name="T5">۰</text:span><text:span text:style-name="T2">للَّهِؐ وَاللَّهُ غَفُورٌ رَّحِيمٌؐ </text:span><text:span text:style-name="T3">(216)</text:span><text:span text:style-name="T2"> © يَسْـَٔلُونَژَ عَنِ </text:span><text:span text:style-name="T5">۱</text:span><text:span text:style-name="T2">لْخَمْرۣ وَالْمَيْسِرۣؐ قُلْ فِيهِمَآ إِثْمٌ كَبِيرٌ وَمَنَــٰفِعُ لِلنَّاسِؐ وَإِثْمُهُمَآ أَكْبَرُ مِن نَّفْعِهِمَاؐ وَيَسْـَٔلُونَژَ مَاذَا يُنفِقُونَ قُلِ </text:span><text:span text:style-name="T5">۱</text:span><text:span text:style-name="T2">لْعَفْوَؐ كَذَ؛لِژَ يُبَيِّنُ </text:span><text:span text:style-name="T5">۴</text:span><text:span text:style-name="T2">للَّهُ لَكُمُ </text:span><text:span text:style-name="T5">۴</text:span><text:span text:style-name="T2">لاَيَــٰــتِ لَعَلَّكُمْ تَتَفَكَّرُونَ </text:span><text:span text:style-name="T3">(217)</text:span><text:span text:style-name="T2"> فِى </text:span><text:span text:style-name="T5">۱</text:span><text:span text:style-name="T2">لدُّنْيۭا وَالاَخِرَةِؐ وَيَسْــَٔلُونَژَ عَنِ </text:span><text:span text:style-name="T5">۱</text:span><text:span text:style-name="T2">لْيَتَــٰمۭيٰ قُلِ اِصْڦَحٌ لَّهُمْ خَيْرٌؐ وَإِن تُخَالِطُوهُمْ فَإِخْوَ؛نُكُمْؐ وَاللَّهُ يَعْلَمُ </text:span><text:span text:style-name="T5">۴</text:span><text:span text:style-name="T2">لْمُفْسِدَ مِنَ </text:span><text:span text:style-name="T5">۰</text:span><text:span text:style-name="T2">ڤْمُصْلِحِؐ وَلَوْ شَآءَ </text:span><text:span text:style-name="T5">۰</text:span><text:span text:style-name="T2">للَّهُ لَأَعْنَتَكُمُؐ; إِنَّ </text:span><text:span text:style-name="T5">۰</text:span><text:span text:style-name="T2">للَّهَ عَزۣيز٘ حَكِيمٌؐ </text:span><text:span text:style-name="T3">(218)</text:span><text:span text:style-name="T2"> وَلاَ تَنكِحُواْ </text:span><text:span text:style-name="T5">۴</text:span><text:span text:style-name="T2">لْمُشْرۣكَـٰــتِ حَتَّيٰ يُومِنَّؐ وَلَأَمَةٌ مُّومِنَة٘ خَيْرٌ مِّن مُّشْرۣكَةٍ وَلَوَ اَعْجَبَتْكُمْؐ وَلاَ تُنكِحُواْ </text:span><text:span text:style-name="T5">۴</text:span><text:span text:style-name="T2">لْمُشْرۣكِينَ حَتَّيٰ يُومِنُواْؐ وَلَعَبْدٌ مُّومِن٘ خَيْرٌ مِّن مُّشْرۣژٍ وَلَوَ اَعْجَبَكُمُؐ; ٱُوْلَئِژَ يَدْعُونَ إِلَي </text:span><text:span text:style-name="T5">۰</text:span><text:span text:style-name="T2">لنّۭارۣؐ وَاللَّهُ يَدْعُوٓاْ إِلَي </text:span><text:span text:style-name="T5">۰</text:span><text:span text:style-name="T2">لْجَنَّةِ وَالْمَغْفِرَةِ بِإِذْنِهِؐ” وَيُبَيِّنُ ءَايَـٰتِهِ” لِلنَّاسِ لَعَلَّهُمْ يَتَذَكَّرُونَؐ </text:span><text:span text:style-name="T3">(219)</text:span><text:span text:style-name="T2"> وَيَسْـَٔلُونَژَ عَنِ </text:span><text:span text:style-name="T5">۱</text:span><text:span text:style-name="T2">ڤْمَحِيضِ قُلْ هُوَ أَذيًؐ فَاعْتَزۣلُواْ </text:span><text:span text:style-name="T5">۴</text:span><text:span text:style-name="T2">لنِّسَآءَ فِى </text:span><text:span text:style-name="T5">۱</text:span><text:span text:style-name="T2">ڤْمَحِيضِؐ وَلاَ تَقْرَبُوهُنَّ حَتَّيٰ يَطْهُرْنَؐ فَإِذَا تَطَهَّرْنَ فَاتُوهُنَّ مِنْ حَيْثُ أَمَرَكُمُ </text:span><text:span text:style-name="T5">۴</text:span><text:span text:style-name="T2">للَّهُؐ إِنَّ </text:span><text:span text:style-name="T5">۰</text:span><text:span text:style-name="T2">للَّهَ يُحِــبُّ </text:span><text:span text:style-name="T5">۴</text:span><text:span text:style-name="T2">لتَّوَّ؛بِينَ وَيُحِــبُّ </text:span><text:span text:style-name="T5">۴</text:span><text:span text:style-name="T2">لْمُتَطَهِّرۣينَؐ </text:span><text:span text:style-name="T3">(220)</text:span><text:span text:style-name="T2"> نِسَآؤُكُمْ حَرْثثثٌ لَّكُمْ فَاتُواْ حَرْثَكُمُ; أَنّۭيٰ شِيؔتُمْؐ وَقَدِّمُواْ لَأِنفُسِكُمْؐ وَاتَّقُواْ </text:span><text:span text:style-name="T5">۴</text:span><text:span text:style-name="T2">للَّهَؐ وَاعْلَمُوٓاْ أَنَّكُم مُّچَقُوهُؐ وَبَشِّرۣ </text:span><text:span text:style-name="T5">۱</text:span><text:span text:style-name="T2">لْمُومِنِينَؐ </text:span><text:span text:style-name="T3">(221)</text:span><text:span text:style-name="T2"> وَلاَ تَجْعَلُواْ </text:span><text:span text:style-name="T5">۴</text:span><text:span text:style-name="T2">للَّهَ عُرْضَةً لَأِّيْمَـٰنِكُمُؐ; أَن تَبَرُّواْ وَتَتَّقُواْ وَتُصْلِحُواْ بَيْنَ</text:span><text:span text:style-name="T5">۰</text:span><text:span text:style-name="T2">لنَّاسِؐ وَاللَّهُ سَمِيع٘ عَلِيمٌؐ </text:span><text:span text:style-name="T3">(222)</text:span><text:span text:style-name="T2"> لاَّ يُوَ۬اخِذُكُمُ </text:span><text:span text:style-name="T5">۴</text:span><text:span text:style-name="T2">للَّهُ بِاللَّغْوۣ فِىٓ أَيْمَـٰنِكُمْؐ وَچَكِنْ </text:span><text:soft-page-break/><text:span text:style-name="T2">يُّوَ۬اخِذُكُم بِمَا كَسَبَــتْ قُلُوبُكُمْؐ وَاللَّهُ غَفُور٘ حَلِيمٌؐ </text:span><text:span text:style-name="T3">(223)</text:span><text:span text:style-name="T2"> لِّلذِينَ يُولُونَ مِن نِّسَآئِهِمْ تَرَبُّصُ أَرْبَعَةِ أَشْهُرٍؐ فَإِن فَآءُو فَإِنَّ </text:span><text:span text:style-name="T5">۰</text:span><text:span text:style-name="T2">للَّهَ غَفُورٌ رَّحِيمٌؐ </text:span><text:span text:style-name="T3">(224)</text:span><text:span text:style-name="T2"> ® وَإِنْ عَزَمُواْ </text:span><text:span text:style-name="T5">۴</text:span><text:span text:style-name="T2">لطَّچَقَ فَإِنَّ </text:span><text:span text:style-name="T5">۰</text:span><text:span text:style-name="T2">للَّهَ سَمِيع٘ عَلِيمٌؐ </text:span><text:span text:style-name="T3">(225)</text:span><text:span text:style-name="T2"> وَالْمُطَلَّقَـٰتُ يَتَرَبَّصْنَ بِأَنفُسِهِنَّ ثَـچَثَةَ قُرُوٓءٍؐ وَلاَ يَحِلُّ لَهُنَّ أَنْ يَّكْتُمْنَ مَا خَلَقَ </text:span><text:span text:style-name="T5">۰</text:span><text:span text:style-name="T2">للَّهُ فِىٓ أَرْحَامِهِنَّ إِن كُنَّ يُومِنَّ بِاللَّهِ وَالْيَوْمِ </text:span><text:span text:style-name="T5">۱</text:span><text:span text:style-name="T2">لاَخِرۣؐ وَبُعُولَتُهُنَّ أَحَقُّ بِرَدِّهِنَّ فِى ذَ؛لِكَ إِنَ اَرَادُوٓاْ إِصْڦَحاًؐ وَلَهُنَّ مِثْلُ </text:span><text:span text:style-name="T5">۴ﻟ﮲</text:span><text:span text:style-name="T2"> عَلَيْهِنَّ بِالْمَعْرُوفِؐ وَلِلرّۣجَالِ عَلَيْهِنَّ دَرَجَةٌؐ وَاللَّهُ عَزۣيز٘ حَكِيم٘ؐ </text:span><text:span text:style-name="T3">(226)</text:span><text:span text:style-name="T2"> </text:span><text:span text:style-name="T5">۱</text:span><text:span text:style-name="T2">لطَّچَقُ مَرَّتَـٰنِؐ فَإِمْسَاكٛ بِمَعْرُوفٖ اَوْ تَسْرۣيحٛ بِإِحْسَـٰنٍؐ وَلاَ يَحِلُّ لَكُمُ; أَن تَاخُذُواْ مِمَّآ ءَاتَيْتُمُوهُنَّ شَيْـٔاٗ اِلٓاَّ أَنْ يَّخَافَآ أَلاَّ يُقِيمَا حُدُودَ </text:span><text:span text:style-name="T5">۰</text:span><text:span text:style-name="T2">للَّهِؐ فَإِنْ خِفْتُمُ; أَلاَّ يُقِيمَا حُدُودَ </text:span><text:span text:style-name="T5">۰</text:span><text:span text:style-name="T2">للَّهِ فَلاَ جُنَاحَ عَلَيْهِمَا فِيمَا "فْتَدَتْ بِهِؐ” تِلْكَ حُدُودُ </text:span><text:span text:style-name="T5">۴</text:span><text:span text:style-name="T2">للَّهِؐ فَلاَ تَعْتَدُوهَاؐ وَمَنْ يَّتَعَدَّ حُدُودَ </text:span><text:span text:style-name="T5">۰</text:span><text:span text:style-name="T2">للَّهِ فَٱُوْلَئِكَ هُمُ </text:span><text:span text:style-name="T5">۴</text:span><text:span text:style-name="T2">لظَّـٰلِمُونَؐ </text:span><text:span text:style-name="T3">(227)</text:span><text:span text:style-name="T2"> فَإِن طَلَّقَهَا فَلاَ تَحِلُّ لَهُ„ مِنۢ بَعْدُ حَتَّيٰ تَنكِحَ زَوْجاٗ غَيْرَهُؐ„ فَإِن طَلَّقَهَا فَلاَ جُنَاحَ عَلَيْهِمَآ أَنْ يَّتَرَاجَعَآ إِن ظَنَّآ أَنْ يُّقِيمَا حُدُودَ </text:span><text:span text:style-name="T5">۰</text:span><text:span text:style-name="T2">للَّهِؐ وَتِلْكَ حُدُودُ </text:span><text:span text:style-name="T5">۴</text:span><text:span text:style-name="T2">للَّهِ يُبَيِّنُهَا لِقَوْمٍ يَعْلَمُونَؐ </text:span><text:span text:style-name="T3">(228)</text:span><text:span text:style-name="T2"> وَإِذَا طَلَّقْتُمُ </text:span><text:span text:style-name="T5">۴</text:span><text:span text:style-name="T2">لنِّسَآءَ فَبَلَغْنَ أَجَلَهُنَّ فَأَمْسِكُوهُنَّ بِمَعْرُوفٖ اَوْ سَرّۣحُوهُنَّ بِمَعْرُوفٍؐ وَلاَ تُمْسِكُوهُنَّ ضِرَاراً لِّتَعْتَدُواْؐ وَمَنْ يَّفْعَلْ ذَ؛لِكَ فَقَد ظَّلَمَ نَفْسَهُؐ, وَلاَ تَتَّخِذُوٓاْ ءَايَـٰــتِ </text:span><text:span text:style-name="T5">۱</text:span><text:span text:style-name="T2">للَّهِ هُزُؤاًؐ وَاذْكُرُواْ نِعْمَــتَ </text:span><text:span text:style-name="T5">۰</text:span><text:span text:style-name="T2">للَّهِ عَلَيْكُمْ وَمَآ أَنزَلَ عَلَيْكُم مِّنَ </text:span><text:span text:style-name="T5">۰</text:span><text:span text:style-name="T2">لْكِتَــٰــبِ وَالْحِكْمَةِ يَعِظُكُم بِهِؐ” وَاتَّقُواْ </text:span><text:span text:style-name="T5">۴</text:span><text:span text:style-name="T2">للَّهَؐ وَاعْلَمُوٓاْ أَنَّ </text:span><text:span text:style-name="T5">۰</text:span><text:span text:style-name="T2">للَّهَ بِكُلِّ شَيْءٖ </text:span><text:soft-page-break/><text:span text:style-name="T2">عَلِيمٌؐ </text:span><text:span text:style-name="T3">(229)</text:span><text:span text:style-name="T2"> وَإِذَا طَلَّقْتُمُ </text:span><text:span text:style-name="T5">۴</text:span><text:span text:style-name="T2">لنِّسَآءَ فَبَلَغْنَ أَجَلَهُنَّ فَلاَ تَعْضُلُوهُنَّ أَنْ يَّنكِحْنَ أَزْوَ؛جَهُنَّ إِذَا تَرَ؛ضَوْاْ بَيْنَهُم بِالْمَعْرُوفِؐ ذَ؛لِكَ يُوعَظُ بِهِ” مَـن كَانَ مِنكُمْ يُومِنُ بِاللَّهِ وَالْيَوْمِ </text:span><text:span text:style-name="T5">۱</text:span><text:span text:style-name="T2">لاَخِرۣؐ ذَ؛لِكُمُ; أَزْكۭيٰ لَكُمْ وَأَطْهَرُؐ وَاللَّهُ يَعْلَمُؐ وَأَنتُمْ لاَ تَعْلَمُونَؐ </text:span><text:span text:style-name="T3">(230)</text:span><text:span text:style-name="T2"> ¥ وَالْوَ؛لِدَ؛تُ يُرْضِعْنَ أَوْچَدَهُنَّ حَوْلَيْنِ كَامِلَيْنِؐ لِمَنَ اَرَادَ أَنْ يُّتِمَّ </text:span><text:span text:style-name="T5">۰</text:span><text:span text:style-name="T2">لرَّضَـٰعَةَؐ وَعَلَي </text:span><text:span text:style-name="T5">۰</text:span><text:span text:style-name="T2">لْمَوْلُودِ لَهُ„ رۣزْقُهُنَّ وَكِسْوَتُهُنَّ بِالْمَعْرُوفِؐ لاَ تُكَلَّفُ نَفْس٘ اِلاَّ وُسْعَهَاؐ لاَ تُضَآرَّ وَ؛لِدَةٛ بِوَلَدِهَا وَلاَ مَوْلُودٌ لَّهُ„ بِوَلَدِهِؐ” وَعَلَي </text:span><text:span text:style-name="T5">۰</text:span><text:span text:style-name="T2">لْوَارۣثثثِ مِثْلُ ذَ؛لِكَؐ فَإِنَ اَرَادَا فِصَالٗا عَن تَرَاضٍ مِّنْهُمَا وَتَشَاوُرٍ فَلاَ جُنَاحَ عَلَيْهِمَاؐ وَإِنَ اَرَدتُّمُ; أَن تَسْتَرْضِعُوٓاْ أَوْچَدَكُمْ فَلاَ جُنَاحَ عَلَيْكُمُ; إِذَا سَلَّمْتُم مَّآ ءَاتَيْتُم بِالْمَعْرُوفِؐ وَاتَّقُواْ </text:span><text:span text:style-name="T5">۴</text:span><text:span text:style-name="T2">للَّهَؐ وَاعْلَمُوٓاْ أَنَّ </text:span><text:span text:style-name="T5">۰</text:span><text:span text:style-name="T2">للَّهَ بِمَا تَعْمَلُونَ بَصِيرٌؐ </text:span><text:span text:style-name="T3">(231)</text:span><text:span text:style-name="T2"> وَالذِينَ يُتَوَفَّوْنَ مِنكُمْ وَيَذَرُونَ أَزْوَ؛جاً يَتَرَبَّصْنَ بِأَنفُسِهِنَّ أَرْبَعَةَ أَشْهُرٍ وَعَشْراًؐ فَإِذَا بَلَغْنَ أَجَلَهُنَّ فَلاَ جُنَاحَ عَلَيْكُمْ فِيمَا فَعَلْنَ فِىٓ أَنفُسِهِنَّ بِالْمَعْرُوفِؐ وَاللَّهُ بِمَا تَعْمَلُونَ خَبِيرٌؐ </text:span><text:span text:style-name="T3">(232)</text:span><text:span text:style-name="T2"> وَلاَ جُنَاحَ عَلَيْكُمْ فِيمَا عَرَّضْتُم بِهِ” مِنْ خِطْبَةِ </text:span><text:span text:style-name="T5">۱</text:span><text:span text:style-name="T2">لنِّسَآءِ اَ۬وَ اَكْنَنتُمْ فِىٓ أَنفُسِكُمْؐ عَلِمَ </text:span><text:span text:style-name="T5">۰</text:span><text:span text:style-name="T2">للَّهُ أَنَّكُمْ سَتَذْكُرُونَهُنَّ وَچَكِن لاَّ تُوَاعِدُوهُنَّ سِرّاٗؐ اِلٓاَّ أَن تَقُولُواْ قَوْلًا مَّعْرُوفاًؐ ® وَلاَ تَعْزۣمُواْ عُقْدَةَ </text:span><text:span text:style-name="T5">۰</text:span><text:span text:style-name="T2">لنِّكَاحِ حَتَّيٰ يَـبْلُغَ </text:span><text:span text:style-name="T5">۰</text:span><text:span text:style-name="T2">لْكِتَــٰــبُ أَجَلَهُؐ, وَاعْلَمُوٓاْ أَنَّ </text:span><text:span text:style-name="T5">۰</text:span><text:span text:style-name="T2">للَّهَ يَعْلَمُ مَا فِىٓ أَنفُسِكُمْ فَاحْذَرُوهُؐ وَاعْلَمُوٓاْ أَنَّ </text:span><text:span text:style-name="T5">۰</text:span><text:span text:style-name="T2">للَّهَ غَفُور٘ حَلِيمٌؐ </text:span><text:span text:style-name="T3">(233)</text:span><text:span text:style-name="T2"> لاَّ جُنَاحَ عَلَيْكُمُ; إِن طَلَّقْتُمُ </text:span><text:span text:style-name="T5">۴</text:span><text:span text:style-name="T2">لنِّسَآءَ مَا لَمْ تَمَسُّوهُنَّ أَوْ تَفْرۣضُواْ لَهُنَّ فَرۣيضَةًؐ </text:span><text:soft-page-break/><text:span text:style-name="T2">وَمَتِّعُوهُنَّ عَلَي </text:span><text:span text:style-name="T5">۰</text:span><text:span text:style-name="T2">لْمُوسِعِ قَدْرُهُ„ وَعَلَي </text:span><text:span text:style-name="T5">۰</text:span><text:span text:style-name="T2">لْمُقْتِرۣ قَدْرُهُ„ مَتَــٰعاَۢ بِالْمَعْرُوفِؐ حَقّاٗ عَلَي </text:span><text:span text:style-name="T5">۰</text:span><text:span text:style-name="T2">ڤْمُحْسِنِينَؐ </text:span><text:span text:style-name="T3">(234)</text:span><text:span text:style-name="T2"> وَإِن طَلَّقْتُمُوهُنَّ مِن قَبْلِ أَن تَمَسُّوهُنَّ وَقَدْ فَرَضْتُمْ لَهُنَّ فَرۣيضَةً فَنِصْفُ مَا فَرَضْتُمُ; إِلٓاَّ أَنْ يَّعْفُونَ أَوْ يَعْفُوَاْ </text:span><text:span text:style-name="T5">۰ﻟ﮲</text:span><text:span text:style-name="T2"> بِيَدِهِ” عُقْدَةُ </text:span><text:span text:style-name="T5">۴</text:span><text:span text:style-name="T2">لنِّكَاحِؐ وَأَن تَعْفُوٓاْ أَقْرَبُ لِلتَّقْوۭيٰؐ وَلاَ تَنسَوُاْ </text:span><text:span text:style-name="T5">۴</text:span><text:span text:style-name="T2">لْفَضْلَ بَيْنَكُمُؐ; إِنَّ </text:span><text:span text:style-name="T5">۰</text:span><text:span text:style-name="T2">للَّهَ بِمَا تَعْمَلُونَ بَصِير٘ؐ </text:span><text:span text:style-name="T3">(235)</text:span><text:span text:style-name="T2"> حَـٰفِظُواْ عَلَي </text:span><text:span text:style-name="T5">۰</text:span><text:span text:style-name="T2">لصَّلَوَ؛تِ وَالصَّلَوٰةِ </text:span><text:span text:style-name="T5">۱</text:span><text:span text:style-name="T2">لْوُسْطۭيٰ وَقُومُواْ لِلهِ قَــٰنِتِينَؐ </text:span><text:span text:style-name="T3">(236)</text:span><text:span text:style-name="T2"> فَـإِنْ خِفْتُمْ فَرۣجَالٗا اَوْرُكْبَاناًؐ فَإِذَآ أَمِنتُمْ فَاذْكُرُواْ </text:span><text:span text:style-name="T5">۴</text:span><text:span text:style-name="T2">للَّهَ كَمَا عَلَّمَكُم مَّا لَمْ تَكُونُواْ تَعْلَمُونَؐ </text:span><text:span text:style-name="T3">(237)</text:span><text:span text:style-name="T2"> وَالذِينَ يُتَوَفَّوْنَ مِنكُمْ وَيَذَرُونَ أَزْوَ؛جاً وَصِيَّةٌ لَأِّزْوَ؛جِهِم مَّتَــٰعاٗ اِلَي </text:span><text:span text:style-name="T5">۰</text:span><text:span text:style-name="T2">لْحَوْلِ غَيْرَ إِخْرَاجٍؐ فَإِنْ خَرَجْنَ فَلاَ جُنَاحَ عَلَيْكُمْ فِى مَا فَعَلْنَ فِىٓ أَنفُسِهِنَّ مِن مَّعْرُوفٍؐ وَاللَّهُ عَزۣيز٘ حَكِيمٌؐ </text:span><text:span text:style-name="T3">(238)</text:span><text:span text:style-name="T2"> وَلِلْمُطَلَّقَــٰــتِ مَتَــٰعٛ بِالْمَعْرُوفِؐ حَقّاٗ عَلَي </text:span><text:span text:style-name="T5">۰</text:span><text:span text:style-name="T2">لْمُتَّقِينَؐ </text:span><text:span text:style-name="T3">(239)</text:span><text:span text:style-name="T2"> كَذَ؛لِكَ يُبَيِّنُ </text:span><text:span text:style-name="T5">۴</text:span><text:span text:style-name="T2">للَّهُ لَكُمُ; ءَايَــٰتِهِ” لَعَلَّكُمْ تَعْقِلُونَؐ </text:span><text:span text:style-name="T3">(240)</text:span><text:span text:style-name="T2"> © أَلَمْ تَرَ إِلَي </text:span><text:span text:style-name="T5">۰</text:span><text:span text:style-name="T2">لذِينَ خَرَجُواْ مِن دِيۭـٰرۣهِمْ وَهُمُ; ٱُلُوف٘ حَذَرَ </text:span><text:span text:style-name="T5">۰</text:span><text:span text:style-name="T2">لْمَوْتتتِ فَقَالَ لَهُمُ </text:span><text:span text:style-name="T5">۴</text:span><text:span text:style-name="T2">للَّهُ مُوتُواْ ثُمَّ أَحْيۭاهُمُؐ’ إِنَّ </text:span><text:span text:style-name="T5">۰</text:span><text:span text:style-name="T2">للَّهَ لَذُو فَضْلٖ عَلَي </text:span><text:span text:style-name="T5">۰</text:span><text:span text:style-name="T2">لنَّاسِؐ وَچَكِنَّ أَكْثَرَ </text:span><text:span text:style-name="T5">۰</text:span><text:span text:style-name="T2">لنَّاسِ لاَ يَشْكُرُونَؐ </text:span><text:span text:style-name="T3">(241)</text:span><text:span text:style-name="T2"> وَقَــٰتِلُواْ فِى سَبِيـلِ </text:span><text:span text:style-name="T5">۱</text:span><text:span text:style-name="T2">للَّهِ وَاعْلَمُوٓاْ أَنَّ </text:span><text:span text:style-name="T5">۰</text:span><text:span text:style-name="T2">للَّهَ سَمِيع٘ عَلِيمٌؐ </text:span><text:span text:style-name="T3">(242)</text:span><text:span text:style-name="T2"> مَّن ذَا </text:span><text:span text:style-name="T5">۰ﻟ﮲</text:span><text:span text:style-name="T2"> يُقْرۣضُ </text:span><text:span text:style-name="T5">۴</text:span><text:span text:style-name="T2">للَّهَ قَرْضاٗ حَسَناً فَيُضَـٰعِفُهُ„ لَهُ; أَضْعَافاً كَثِيرَةًؐ وَاللَّهُ يَقْبِضُ وَيَبْصُطُؐ وَإِلَيْهِ تُرْجَعُونَؐ </text:span><text:span text:style-name="T3">(243)</text:span><text:span text:style-name="T2"> أَلَمْ تَرَ إِلَي </text:span><text:span text:style-name="T5">۰</text:span><text:span text:style-name="T2">لْمَلِإَ مِنۢ بَنِىٓ إِسْرَآءِيلَ مِنۢ بَعْدِ مُوسۭيٰٓ إِذْ قَالُواْ لِنَبِىٓءٍ لَّهُمُ èبْعَــثْ لَنَا مَلِكاً نُّقَــٰتِلْ فِى سَبِيلِ </text:span><text:span text:style-name="T5">۱</text:span><text:span text:style-name="T2">للَّهِؐ قَالَ هَلْ عَسِيتُمُ; إِن كُتِــبَ </text:span><text:soft-page-break/><text:span text:style-name="T2">عَلَيْكُمُ </text:span><text:span text:style-name="T5">۴</text:span><text:span text:style-name="T2">لْقِتَالُ أَلاَّ تُقَــٰتِلُواْؐ قَالُواْ وَمَا لَنَآ أَلاَّ نُقَــٰتِلَ فِى سَبِيلِ </text:span><text:span text:style-name="T5">۱</text:span><text:span text:style-name="T2">للَّهِ وَقَدُ </text:span><text:span text:style-name="T5">۷</text:span><text:span text:style-name="T2">خْرۣجْنَا مِن دِيۭـٰرۣنَا وَأَبْنَآئِنَاؐ فَلَمَّا كُتِــبَ عَلَيْهِمُ </text:span><text:span text:style-name="T5">۴</text:span><text:span text:style-name="T2">لْقِتَالُ تَوَلَّوۣاْ اِلاَّ قَلِيلًا مِّنْهُمْؐ وَاللَّهُ عَلِيمٛ بِالظَّــٰلِمِينَؐ </text:span><text:span text:style-name="T3">(244)</text:span><text:span text:style-name="T2"> وَقَالَ لَهُمْ نَبِيٓــُٔهُمُ; إِنَّ </text:span><text:span text:style-name="T5">۰</text:span><text:span text:style-name="T2">للَّهَ قَدْ بَعَــثَ لَكُمْ طَالُوتَ مَلِكاًؐ قَالُوٓاْ أَنّۭيٰ يَكُونُ لَهُ </text:span><text:span text:style-name="T5">۴</text:span><text:span text:style-name="T2">لْمُلْكُ عَلَيْنَا وَنَحْنُ أَحَقُّ بِالْمُلْكِ مِنْهُ وَلَمْ يُوتتتَ سَعَةً مِّنَ </text:span><text:span text:style-name="T5">۰</text:span><text:span text:style-name="T2">لْمَالِؐ قَالَ إِنَّ </text:span><text:span text:style-name="T5">۰</text:span><text:span text:style-name="T2">للَّهَ "صْطَفۭيٰهُ عَلَيْكُمْ وَزَادَهُ„ بَسْطَةً فِى </text:span><text:span text:style-name="T5">۱</text:span><text:span text:style-name="T2">لْعِلْمِ وَالْجِسْمِؐ وَاللَّهُ يُوتِى مُلْكَهُ„ مَنْ يَّشَآءُؐ وَاللَّهُ وَ؛سِع٘ عَلِيمٌؐ </text:span><text:span text:style-name="T3">(245)</text:span><text:span text:style-name="T2"> ® وَقَالَ لَهُمْ نَبِيٓـُٔهُمُ; إِنَّ ءَايَةَ مُلْكِهِ“ أَنْ يَّاتِيَكُمُ </text:span><text:span text:style-name="T5">۴</text:span><text:span text:style-name="T2">لتَّابُوتتتُ فِيهِ سَكِينَةٌ مِّن رَّبِّكُمْ وَبَقِيَّةٌ مِّمَّا تَرَكَ ءَالُ مُوسۭيٰ وَءَالُ هَــٰرُونَ تَحْمِلُهُ </text:span><text:span text:style-name="T5">۴</text:span><text:span text:style-name="T2">لْمَلَئِكَةُؐ إِنَّ فِى ذَ؛لِكَ ءَلاَيَةً لَّكُمُ; إِن كُنتُم مُّومِنِينَؐ </text:span><text:span text:style-name="T3">(246)</text:span><text:span text:style-name="T2"> فَلَمَّا فَصَلَ طَالُوتتتُ بِالْجُنُودِ قَالَ إِنَّ </text:span><text:span text:style-name="T5">۰</text:span><text:span text:style-name="T2">للَّهَ مُبْتَلِيكُم بِنَهَرٍ فَمَن شَرۣبببَ مِنْهُ فَلَيْسَ مِنِّى وَمَن لَّمْ يَطْعَمْهُ فَإِنَّهُ„ مِنِّيَ إِلاَّ مَنِ 'غْتَرَفَ غَرْفَةَۢ بِيَدِهِؐ” فَشَرۣبُواْ مِنْهُ إِلاَّ قَلِيلًا مِّنْهُمْؐ فَلَمَّا جَاوَزَهُ„ هُوَ وَالذِينَ ءَامَنُواْ مَعَهُ„ قَالُواْ لاَ طَاقَةَ لَنَا </text:span><text:span text:style-name="T5">۰</text:span><text:span text:style-name="T2">لْيَوْمَ بِجَالُوتتتَ وَجُنُودِهِؐ” قَالَ </text:span><text:span text:style-name="T5">۰</text:span><text:span text:style-name="T2">لذِينَ يَظُنُّونَ أَنَّهُم مُّچَقُواْ </text:span><text:span text:style-name="T5">۴</text:span><text:span text:style-name="T2">للَّهِ كَم مِّن فِيؕةٍ قَلِيلَةٖ غَلَبَتْ فِيؕةً كَثِيرَةَۢ بِإِذْنِ </text:span><text:span text:style-name="T5">۱</text:span><text:span text:style-name="T2">للَّهِؐ وَاللَّهُ مَعَ </text:span><text:span text:style-name="T5">۰</text:span><text:span text:style-name="T2">لصَّــٰبِـرۣينَؐ </text:span><text:span text:style-name="T3">(247)</text:span><text:span text:style-name="T2"> وَلَمَّا بَرَزُواْ لِجَالُوتتتَ وَجُنُودِهِ” قَالُواْ رَبَّنَآ أَفْرۣغْ عَلَيْنَا صَبْراً وَثَبِّــتَ اَقْدَامَنَا وَانصُرْنَا عَلَي </text:span><text:span text:style-name="T5">۰</text:span><text:span text:style-name="T2">لْقَوْمِ </text:span><text:span text:style-name="T5">۱</text:span><text:span text:style-name="T2">لْكۭـٰفِرۣينَ </text:span><text:span text:style-name="T3">(248)</text:span><text:span text:style-name="T2"> فَهَزَمُوهُم بِإِذْنِ </text:span><text:span text:style-name="T5">۱</text:span><text:span text:style-name="T2">للَّهِؐ وَقَتَلَ دَاوُﹼدُ جَالُوتتتَ وَءَاتۭيٰهُ </text:span><text:span text:style-name="T5">۴</text:span><text:span text:style-name="T2">للَّهُ </text:span><text:span text:style-name="T5">۴</text:span><text:span text:style-name="T2">لْمُلْژَ وَالْحِكْمَةَ وَعَلَّمَهُ„ مِمَّا يَشَآءُؐ وَلَوْلاَ دِفَــٰعُ </text:span><text:span text:style-name="T5">۴</text:span><text:span text:style-name="T2">للَّهِ </text:span><text:span text:style-name="T5">۱</text:span><text:span text:style-name="T2">لنَّاسَ بَعْضَهُم بِبَعْضٍ لَّفَسَدَتتتِ </text:span><text:span text:style-name="T5">۱</text:span><text:span text:style-name="T2">لاَرْضُؐ وَچَكِنَّ </text:span><text:span text:style-name="T5">۰</text:span><text:span text:style-name="T2">للَّهَ ذُو </text:span><text:soft-page-break/><text:span text:style-name="T2">فَضْلٖ عَلَي </text:span><text:span text:style-name="T5">۰</text:span><text:span text:style-name="T2">لْعَــٰلَمِينَؐ </text:span><text:span text:style-name="T3">(249)</text:span><text:span text:style-name="T2"> تِلْكَ ءَايَـٰــتُ </text:span><text:span text:style-name="T5">۴</text:span><text:span text:style-name="T2">للَّهِ نَتْلُوهَا عَلَيْكَ بِالْحَقﱢّؐ وَإِنَّكَ لَمِنَ </text:span><text:span text:style-name="T5">۰</text:span><text:span text:style-name="T2">لْمُرْسَلِينَؐ </text:span><text:span text:style-name="T3">(250)</text:span><text:span text:style-name="T2"> ¤ تِلْكَ </text:span><text:span text:style-name="T5">۰</text:span><text:span text:style-name="T2">لرُّسُلُؐ فَضَّلْنَا بَعْضَهُمْ عَلَيٰ بَعْضٍؐ مِّنْهُم مَّن كَلَّمَ </text:span><text:span text:style-name="T5">۰</text:span><text:span text:style-name="T2">للَّهُؐ وَرَفَعَ بَعْضَهُمْ دَرَجَــٰــتٍؐ وَءَاتَيْنَا عِيسَي "بْنَ مَرْيَمَ </text:span><text:span text:style-name="T5">۰</text:span><text:span text:style-name="T2">لْبَيِّنَــٰــتِ وَأَيَّدْنَــٰهُ بِرُوحِ </text:span><text:span text:style-name="T5">۱</text:span><text:span text:style-name="T2">لْقُدُسِؐ وَلَوْ شَآءَ </text:span><text:span text:style-name="T5">۰</text:span><text:span text:style-name="T2">للَّهُ مَا "قْتَتَلَ </text:span><text:span text:style-name="T5">۰</text:span><text:span text:style-name="T2">لذِينَ مِنۢ بَعْدِهِم مِّنۢ بَعْدِ مَا جَآءَتْهُمُ </text:span><text:span text:style-name="T5">۴</text:span><text:span text:style-name="T2">لْبَيِّنَـٰــتُؐ وَچَكِنِ 'خْتَلَفُواْؐ فَمِنْهُم مَّنَ —امَنَ وَمِنْهُم مَّن كَفَرَؐ وَلَوْ شَآءَ </text:span><text:span text:style-name="T5">۰</text:span><text:span text:style-name="T2">للَّهُ مَا "قْتَتَلُواْؐ وَچَكِنَّ </text:span><text:span text:style-name="T5">۰</text:span><text:span text:style-name="T2">للَّهَ يَفْعَلُ مَا يُرۣيدُؐ </text:span><text:span text:style-name="T3">(251)</text:span><text:span text:style-name="T2"> يَـٰٓأَيُّهَا </text:span><text:span text:style-name="T5">۰</text:span><text:span text:style-name="T2">لذِينَ ءَامَنُوٓاْ أَنفِقُواْ مِمَّا رَزَقْنَــٰكُم مِّن قَبْلِ أَنْ يَّاتِيَ يَوْمٌ لاَّ بَيْعٌ فِيهِ وَلاَ خُلَّةٌ وَلاَ شَفَــٰعَةٌؐ وَالْكَـٰفِرُونَ هُمُ </text:span><text:span text:style-name="T5">۴</text:span><text:span text:style-name="T2">لظَّـٰلِمُونَؐ </text:span><text:span text:style-name="T3">(252)</text:span><text:span text:style-name="T2"> </text:span><text:span text:style-name="T5">۰</text:span><text:span text:style-name="T2">للَّهُ لآَ إِچَهَ إِلاَّ هُوَؐ </text:span><text:span text:style-name="T5">۰</text:span><text:span text:style-name="T2">لْحَيُّ </text:span><text:span text:style-name="T5">۴</text:span><text:span text:style-name="T2">لْقَيُّومُؐ </text:span><text:span text:style-name="T3">(253)</text:span><text:span text:style-name="T2"> لاَ تَاخُذُهُ„ سِنَةٌ وَلاَ نَوْمٌؐ لَّهُ„ مَا فِى </text:span><text:span text:style-name="T5">۱</text:span><text:span text:style-name="T2">لسَّمَـٰوَ؛تتتِ وَمَا فِى </text:span><text:span text:style-name="T5">۱</text:span><text:span text:style-name="T2">لاَرْضِؐ مَن ذَا </text:span><text:span text:style-name="T5">۰ﻟ﮲</text:span><text:span text:style-name="T2"> يَشْفَعُ عِندَهُ; إِلاَّ بِإِذْنِهِؐ” يَعْلَمُ مَا بَيْنَ أَيْدِيهِمْ وَمَا خَلْفَهُمْؐ وَلاَ يُحِيطُونَ بِشَىْءٍ مِّنْ عِلْمِهِ“ إِلاَّ بِمَا شَآءَؐ وَسِعَ كُرْسِيُّهُ </text:span><text:span text:style-name="T5">۴</text:span><text:span text:style-name="T2">لسَّمَـٰوَ؛تتتِ وَالاَرْضَؐ وَلاَ يَـُٔودُهُ„ حِفْظُهُمَاؐ وَهُوَ </text:span><text:span text:style-name="T5">۰</text:span><text:span text:style-name="T2">لْعَلِيُّ </text:span><text:span text:style-name="T5">۴</text:span><text:span text:style-name="T2">لْعَظِيمُؐ </text:span><text:span text:style-name="T3">(254)</text:span><text:span text:style-name="T2"> لآَ إِكْرَاهَ فِى </text:span><text:span text:style-name="T5">۱</text:span><text:span text:style-name="T2">لدِّينِؐ قَد تَّبَيَّنَ </text:span><text:span text:style-name="T5">۰</text:span><text:span text:style-name="T2">لرُّشْدُ مِنَ </text:span><text:span text:style-name="T5">۰</text:span><text:span text:style-name="T2">لْغَيﱢّؐ فَمَنْ يَّكْفُرْ بِالطَّـٰغُوتتتِ وَيُومِنۢ بِاللَّهِ فَقَدِ 'سْتَمْسَكَ بِالْعُرْوَةِ </text:span><text:span text:style-name="T5">۱</text:span><text:span text:style-name="T2">لْوُثْقۭيٰ لاَ "نفِصَامَ لَهَاؐ وَاللَّهُ سَمِيع٘ عَلِيم٘ؐ </text:span><text:span text:style-name="T3">(255)</text:span><text:span text:style-name="T2"> </text:span><text:span text:style-name="T5">۱</text:span><text:span text:style-name="T2">للَّهُ وَلِيُّ </text:span><text:span text:style-name="T5">۴</text:span><text:span text:style-name="T2">لذِينَ ءَامَنُواْ يُخْرۣجُهُم مِّنَ </text:span><text:span text:style-name="T5">۰</text:span><text:span text:style-name="T2">لظُّلُمَــٰــتِ إِلَي </text:span><text:span text:style-name="T5">۰</text:span><text:span text:style-name="T2">لنُّورۣؐ وَالذِينَ كَفَرُوٓاْ أَوْلِيَآؤُهُمُ </text:span><text:span text:style-name="T5">۴</text:span><text:span text:style-name="T2">لطَّــٰغُوتتتُ يُخْرۣجُونَهُم مِّنَ </text:span><text:span text:style-name="T5">۰</text:span><text:span text:style-name="T2">لنُّورۣ إِلَي </text:span><text:span text:style-name="T5">۰</text:span><text:span text:style-name="T2">لظُّلُمَــٰــتِؐ ٱُوْلَئِكَ أَصْحَــٰــبُ </text:span><text:span text:style-name="T5">۴</text:span><text:span text:style-name="T2">لنّۭارۣ هُمْ فِيهَا خَـٰلِدُونَؐ </text:span><text:span text:style-name="T3">(256)</text:span><text:span text:style-name="T2"> ® أَلَمْ تَرَ إِلَي </text:span><text:span text:style-name="T5">۰ﻟ﮲</text:span><text:span text:style-name="T2"> حَآجَّ إِبْرَ؛هِيمَ فِى رَبِّهِ“أَنَ —اتۭيٰهُ </text:span><text:span text:style-name="T5">۴</text:span><text:span text:style-name="T2">للَّهُ </text:span><text:soft-page-break/><text:span text:style-name="T5">۴</text:span><text:span text:style-name="T2">لْمُلْكَ إِذْ قَالَ إِبْرَ؛هِيمُ رَبِّيَ </text:span><text:span text:style-name="T5">۰ﻟ﮲</text:span><text:span text:style-name="T2"> يُحْىِ” وَيُمِيتُؐ قَالَ أَنَآ ٱُحْىِ” وَٱُمِيــتُؐ قَالَ إِبْرَ؛هِيمُ فَإِنَّ </text:span><text:span text:style-name="T5">۰</text:span><text:span text:style-name="T2">للَّهَ يَاتِى بِالشَّمْسِ مِنَ </text:span><text:span text:style-name="T5">۰</text:span><text:span text:style-name="T2">لْمَشْرۣقِ فَاتتتِ بِهَا مِنَ </text:span><text:span text:style-name="T5">۰</text:span><text:span text:style-name="T2">لْمَغْرۣبِ فَبُهِــتَ </text:span><text:span text:style-name="T5">۰ﻟ﮲</text:span><text:span text:style-name="T2"> كَفَرَؐ وَاللَّهُ لاَ يَهْدِى </text:span><text:span text:style-name="T5">۱</text:span><text:span text:style-name="T2">لْقَوْمَ </text:span><text:span text:style-name="T5">۰</text:span><text:span text:style-name="T2">لظَّـٰلِمِينَؐ </text:span><text:span text:style-name="T3">(257)</text:span><text:span text:style-name="T2"> أَوْ كَاﻟ﮲ مَرَّ عَلَيٰ قَرْيَةٍ وَهِيَ خَاوۣيَة٘ عَلَيٰ عُرُوشِهَاؐ قَالَ أَنّۭيٰ يُحْىِ” هَـٰذِهِ </text:span><text:span text:style-name="T5">۱</text:span><text:span text:style-name="T2">للَّهُ بَعْدَ مَوْتِهَا فَأَمَاتَهُ </text:span><text:span text:style-name="T5">۴</text:span><text:span text:style-name="T2">للَّهُ مِاْيؕةَ عَامٍ ثُمَّ بَعَثَهُؐ„ قَالَ كَمْ لَبِثْــتَؐ قَالَ لَبِثْــتُ يَوْماٗ اَوْ بَعْضَ يَوْمٍؐ قَالَ بَل لَّبِثْــتَ مِاْيؕةَ عَامٍؐ فَانظُرۣ اِلَيٰ طَعَامِكَ وَشَرَابِكَ لَمْ يَتَسَنَّهْؐ وَانظُرۣ اِلَيٰ حِمۭارۣكَؐ وَلِنَجْعَلَكَ ءَايَةً لِّلنَّاسِؐ وَانظُرۣ اِلَي </text:span><text:span text:style-name="T5">۰</text:span><text:span text:style-name="T2">لْعِظَـٰمِ كَيْفَ نُنشِرُهَا ثُمَّ نَكْسُوهَا لَحْماًؐ فَلَمَّا تَبَيَّنَ لَهُ„ قَالَ أَعْلَمُ أَنَّ </text:span><text:span text:style-name="T5">۰</text:span><text:span text:style-name="T2">للَّهَ عَلَيٰ كُلِّ شَيْءٍ قَدِيرٌؐ </text:span><text:span text:style-name="T3">(258)</text:span><text:span text:style-name="T2"> وَإِذْ قَالَ إِبْرَ؛هِيمُ رَبببِّ أَرۣنِى كَيْفَ تُحْىِ </text:span><text:span text:style-name="T5">۱</text:span><text:span text:style-name="T2">لْمَوْتۭيٰؐ قَالَ أَوَلَمْ تُومِنؐ قَالَ بَلۭيٰ وَچَكِن لِّيَطْمَئِنَّ قَلْبِىؐ قَالَ فَخُذَ اَرْبَعَةً مِّنَ </text:span><text:span text:style-name="T5">۰</text:span><text:span text:style-name="T2">لطَّيْرۣ فَصُرْهُنَّ إِلَيْكَ ثُمَّ "جْعَلْ عَلَيٰ كُلِّ جَـبَلٍ مِّنْهُنَّ جُزْءاً ثُمَّ </text:span><text:span text:style-name="T5">۸</text:span><text:span text:style-name="T2">دْعُهُنَّ يَاتِينَكَ سَعْياًؐ وَاعْلَمَ اَنَّ </text:span><text:span text:style-name="T5">۰</text:span><text:span text:style-name="T2">للَّهَ عَزۣيز٘ حَكِيمٌؐ </text:span><text:span text:style-name="T3">(259)</text:span><text:span text:style-name="T2"> مَّثَلُ </text:span><text:span text:style-name="T5">۴</text:span><text:span text:style-name="T2">لذِينَ يُنفِقُونَ أَمْوَ؛لَهُمْ فِى سَبِيلِ </text:span><text:span text:style-name="T5">۱</text:span><text:span text:style-name="T2">للَّهِ كَمَثَلِ حَبَّةٖ اَنۢبَتَــتْ سَبْعَ سَنَابِلَؐ</text:span></text:p>
      <text:p text:style-name="P3" loext:marker-style-name="T2"><text:span text:style-name="T2">فِى كُلِّ سُنۢبُلَةٍ مِّاْيؕةُ حَبَّةٍؐ وَاللَّهُ يُضَـٰعِفُ لِمَنْ يَّشَآءُؐ وَاللَّهُ وَ؛سِع٘ عَلِيم٘ؐ </text:span><text:span text:style-name="T3">(260)</text:span><text:span text:style-name="T2"> </text:span><text:span text:style-name="T5">۱</text:span><text:span text:style-name="T2">لذِينَ يُنفِقُونَ أَمْوَ؛لَهُمْ فِى سَبِيلِ </text:span><text:span text:style-name="T5">۱</text:span><text:span text:style-name="T2">للَّهِ ثُمَّ لاَ يُتْبِعُونَ مَآ أَنفَقُواْ مَنّاً وَلآَ أَذيً لَّهُمُ; أَجْرُهُمْ عِندَ رَبِّهِمْ وَلاَ خَوْف٘ عَلَيْهِمْ وَلاَ هُمْ يَحْزَنُونَؐ </text:span><text:span text:style-name="T3">(261)</text:span><text:span text:style-name="T2"> © قَوْلٌ مَّعْرُوفٌ وَمَغْفِرَة٘ خَيْرٌ مِّن صَدَقَةٍ يَتْبَعُهَآ أَذيًؐ وَاللَّهُ غَنِيّﹲ حَلِيمٌؐ </text:span><text:span text:style-name="T3">(262)</text:span><text:span text:style-name="T2"> يَـٰٓأَيُّهَا </text:span><text:span text:style-name="T5">۰</text:span><text:span text:style-name="T2">لذِينَ ءَامَنُواْ لاَ تُبْطِلُواْ صَدَقَــٰتِكُم بِالْمَنِّ وَالاَذۭيٰ كَاﻟ﮲ يُنفِقُ </text:span><text:soft-page-break/><text:span text:style-name="T2">مَالَهُ„ رۣيؕآءَ </text:span><text:span text:style-name="T5">۰</text:span><text:span text:style-name="T2">لنَّاسِ وَلاَ يُومِنُ بِاللَّهِ وَالْيَوْمِ </text:span><text:span text:style-name="T5">۱</text:span><text:span text:style-name="T2">لاَخِرۣؐ فَمَثَلُهُ„ كَمَثَلِ صَفْوَانٖ عَلَيْهِ تُرَابببٌ فَأَصَابَهُ„ وَابِلٌ فَتَرَكَهُ„ صَلْداًؐ لاَّ يَقْدِرُونَ عَلَيٰ شَيْءٍ مِّمَّا كَسَبُواْؐ وَاللَّهُ لاَ يَهْدِى </text:span><text:span text:style-name="T5">۱</text:span><text:span text:style-name="T2">لْقَوْمَ </text:span><text:span text:style-name="T5">۰</text:span><text:span text:style-name="T2">لْكۭـٰفِرۣينَؐ </text:span><text:span text:style-name="T3">(263)</text:span><text:span text:style-name="T2"> وَمَثَلُ </text:span><text:span text:style-name="T5">۴</text:span><text:span text:style-name="T2">لذِينَ يُنفِقُونَ أَمْوَ؛لَهُمُ èبْتِغَآءَ مَرْضَاتتتِ </text:span><text:span text:style-name="T5">۱</text:span><text:span text:style-name="T2">للَّهِ وَتَثْبِيتاً مِّنَ اَنفُسِهِمْ كَمَثَلِ جَنَّةٙ بِرُبْوَةٖ اَصَابَهَا وَابِلٌ فَــَٔاتَــتُ </text:span><text:span text:style-name="T5">۷</text:span><text:span text:style-name="T2">كْلَهَا ضِعْفَيْنِ فَـإِن لَّمْ يُصِبْهَا وَابِلٌ فَطَلٌّؐ وَاللَّهُ بِمَا تَعْمَلُونَ بَصِير٘ؐ </text:span><text:span text:style-name="T3">(264)</text:span><text:span text:style-name="T2"> اَيَوَدُّ أَحَدُكُمُ; أَن تَكُونَ لَهُ„ جَنَّةٌ مِّن نَّخِيلٍ وَأَعْنَــٰــبٍ تَجْرۣى مِن تَحْتِهَا </text:span><text:span text:style-name="T5">۰</text:span><text:span text:style-name="T2">لاَنْهَــٰرُ لَهُ„ فِيهَا مِن كُلِّ </text:span><text:span text:style-name="T5">۱</text:span><text:span text:style-name="T2">لثَّمَرَ؛تتتِ وَأَصَابَهُ </text:span><text:span text:style-name="T5">۴</text:span><text:span text:style-name="T2">لْكِبَرُ وَلَهُ„ ذُرّۣيَّةٌ ضُعَفَآءُ فَأَصَابَهَآ إِعْصَارٌ فِيهِ نَارٌ فَاحْتَرَقَــتْؐ كَذَ؛لِكَ يُبَيِّنُ </text:span><text:span text:style-name="T5">۴</text:span><text:span text:style-name="T2">للَّهُ لَكُمُ </text:span><text:span text:style-name="T5">۴</text:span><text:span text:style-name="T2">لاَيَــٰــتِ لَعَلَّكُمْ تَتَفَكَّرُونَؐ </text:span><text:span text:style-name="T3">(265)</text:span><text:span text:style-name="T2"> ® يَــٰٓأَيُّهَا </text:span><text:span text:style-name="T5">۰</text:span><text:span text:style-name="T2">لذِينَ ءَامَنُوٓاْ أَنفِقُواْ مِن طَيِّبَــٰــتِ مَا كَسَبْتُمْ وَمِمَّآ أَخْرَجْنَا لَكُم مِّنَ </text:span><text:span text:style-name="T5">۰</text:span><text:span text:style-name="T2">لاَرْضِؐ وَلاَ تَيَمَّمُواْ </text:span><text:span text:style-name="T5">۴</text:span><text:span text:style-name="T2">لْخَبِيــثَ مِنْهُ تُنفِقُونَ وَلَسْتُم بِـَٔاخِذِيهِ إِلٓاَّ أَن تُغْمِضُواْ فِيهِؐ وَاعْلَمُوٓاْ أَنَّ </text:span><text:span text:style-name="T5">۰</text:span><text:span text:style-name="T2">للَّهَ غَنِــيّﹲ حَمِيد٘ؐ </text:span><text:span text:style-name="T3">(266)</text:span><text:span text:style-name="T2"> </text:span><text:span text:style-name="T5">۱</text:span><text:span text:style-name="T2">لشَّيْطَـٰنُ يَعِدُكُمُ </text:span><text:span text:style-name="T5">۴</text:span><text:span text:style-name="T2">لْفَقْرَ وَيَامُرُكُم بِاڤْفَحْشَآءِؐ وَاللَّهُ يَعِدُكُم مَّغْفِرَةً مِّنْهُ وَفَضْلًؐا وَاللَّهُ وَ؛سِع٘ عَلِيمٌؐ </text:span><text:span text:style-name="T3">(267)</text:span><text:span text:style-name="T2"> يُوتِى </text:span><text:span text:style-name="T5">۱</text:span><text:span text:style-name="T2">لْحِكْمَةَ مَنْ يَّشَآءُؐ وَمَنْ يُّوتتتَ </text:span><text:span text:style-name="T5">۰</text:span><text:span text:style-name="T2">لْحِكْمَةَ فَقَدُ </text:span><text:span text:style-name="T5">۷</text:span><text:span text:style-name="T2">وتِيَ خَيْراً كَثِيراًؐ وَمَا يَذَّكَّرُ إِلٓاَّ ٱُوْلُواْ </text:span><text:span text:style-name="T5">۴</text:span><text:span text:style-name="T2">لاَلْبَــٰــبِؐ </text:span><text:span text:style-name="T3">(268)</text:span><text:span text:style-name="T2"> وَمَآ أَنفَقْتُم مِّن نَّفَقَةٖ اَوْ نَذَرْتُم مِّن نَّذْرٍ فَإِنَّ </text:span><text:span text:style-name="T5">۰</text:span><text:span text:style-name="T2">للَّهَ يَعْلَمُهُؐ„ وَمَا لِلظَّــٰلِمِينَ مِنَ اَنصۭارٖؐ </text:span><text:span text:style-name="T3">(269)</text:span><text:span text:style-name="T2"> اِن تُبْدُواْ </text:span><text:span text:style-name="T5">۴</text:span><text:span text:style-name="T2">لصَّدَقَــٰــتِ فَنِعِمَّا هِيَؐ وَإِن تُخْفُوهَا وَتُوتُوهَا </text:span><text:span text:style-name="T5">۰</text:span><text:span text:style-name="T2">لْفُقَرَآءَ فَهُوَ خَيْرٌ لَّكُمْ وَنُكَفِّرْ عَنكُم مِّن سَيِّـَٔاتِكُمْؐ وَاللَّهُ بِمَا تَعْمَلُونَ خَبِيرٌؐ </text:span><text:span text:style-name="T3">(270)</text:span><text:span text:style-name="T2"> </text:span><text:soft-page-break/><text:span text:style-name="T2">¥ لَّيْسَ عَلَيْژَ هُدۭيٰهُمْؐ وَچَكِنَّ </text:span><text:span text:style-name="T5">۰</text:span><text:span text:style-name="T2">للَّهَ يَهْدِى مَنْ يَّشَآءُؐ وَمَا تُنفِقُواْ مِنْ خَيْرٍ فَلَأِنفُسِكُمْؐ وَمَا تُنفِقُونَ إِلاَّ "بْتِغَآءَ وَجْهِ </text:span><text:span text:style-name="T5">۱</text:span><text:span text:style-name="T2">للَّهِؐ وَمَا تُنفِقُواْ مِنْ خَيْرٍ يُوَفَّ إِلَيْكُمْ وَأَنتُمْ لاَ تُظْلَمُونَؐ </text:span><text:span text:style-name="T3">(271)</text:span><text:span text:style-name="T2"> لِلْفُقَرَآءِ </text:span><text:span text:style-name="T5">۱</text:span><text:span text:style-name="T2">لذِينَ ٱُحْصِرُواْ فِى سَبِيلِ </text:span><text:span text:style-name="T5">۱</text:span><text:span text:style-name="T2">للَّهِ لاَ يَسْتَطِيعُونَ ضَرْباً فِى </text:span><text:span text:style-name="T5">۱</text:span><text:span text:style-name="T2">لاَرْضِ يَحْسِبُهُمُ </text:span><text:span text:style-name="T5">۴</text:span><text:span text:style-name="T2">لْجَاهِلُ أَغْنِيَآءَ مِنَ </text:span><text:span text:style-name="T5">۰</text:span><text:span text:style-name="T2">لتَّعَفُّفِؐ تَعْرۣفُهُم بِسِيمۭـٰهُمْ لاَ يَسْــَٔلُونَ </text:span><text:span text:style-name="T5">۰</text:span><text:span text:style-name="T2">لنَّاسَ إِلْحَافاًؐ وَمَا تُنفِقُواْ مِنْ خَيْرٍ فَإِنَّ </text:span><text:span text:style-name="T5">۰</text:span><text:span text:style-name="T2">للَّهَ بِهِ” عَلِيم٘ؐ </text:span><text:span text:style-name="T3">(272)</text:span><text:span text:style-name="T2"> </text:span><text:span text:style-name="T5">۱</text:span><text:span text:style-name="T2">لذِينَ يُنفِقُونَ أَمْوَ؛لَهُم بِاليْلِ وَالنَّهۭارۣ سِرّاً وَ عَچَنِيَةً فَلَهُمُ; أَجْرُهُمْ عِندَ رَبِّهِمْ وَلاَ خَوْف٘ عَلَيْهِمْ وَلاَ هُمْ يَحْزَنُونَؐ </text:span><text:span text:style-name="T3">(273)</text:span><text:span text:style-name="T2"> </text:span><text:span text:style-name="T5">۰</text:span><text:span text:style-name="T2">لذِينَ يَاكُلُونَ </text:span><text:span text:style-name="T5">۰</text:span><text:span text:style-name="T2">لرّۣبَوٰاْ لاَ يَقُومُونَ إِلاَّ كَمَا يَقُومُ </text:span><text:span text:style-name="T5">۴ﻟ﮲</text:span><text:span text:style-name="T2"> يَتَخَبَّطُهُ </text:span><text:span text:style-name="T5">۴</text:span><text:span text:style-name="T2">لشَّيْطَـٰنُ مِنَ </text:span><text:span text:style-name="T5">۰</text:span><text:span text:style-name="T2">لْمَسﱢّؐ ذَ؛لِكَ بِأَنَّهُمْ قَالُوٓاْ إِنَّمَا </text:span><text:span text:style-name="T5">۰</text:span><text:span text:style-name="T2">لْبَيْعُ مِثْلُ </text:span><text:span text:style-name="T5">۴</text:span><text:span text:style-name="T2">لرّۣبَوٰاْؐ وَأَحَلَّ </text:span><text:span text:style-name="T5">۰</text:span><text:span text:style-name="T2">للَّهُ </text:span><text:span text:style-name="T5">۴</text:span><text:span text:style-name="T2">لْبَيْعَ وَحَرَّمَ </text:span><text:span text:style-name="T5">۰</text:span><text:span text:style-name="T2">لرّۣبَوٰاْؐ فَمَن جَآءَهُ„ مَوْعِظَةٌ مِّن رَّبِّهِ” فَانتَهۭيٰ فَلَهُ„ مَا سَلَفَؐ وَأَمْرُهُ; إِلَي </text:span><text:span text:style-name="T5">۰</text:span><text:span text:style-name="T2">للَّهِؐ وَمَنْ عَادَ فَٱُوْلَئِكَ أَصْحَــٰــبُ </text:span><text:span text:style-name="T5">۴</text:span><text:span text:style-name="T2">لنّۭارۣ هُمْ فِيهَا خَــٰلِدُونَؐ </text:span><text:span text:style-name="T3">(274)</text:span><text:span text:style-name="T2"> يَمْحَقُ </text:span><text:span text:style-name="T5">۴</text:span><text:span text:style-name="T2">للَّهُ </text:span><text:span text:style-name="T5">۴</text:span><text:span text:style-name="T2">لرّۣبَوٰاْ وَيُرْبِى </text:span><text:span text:style-name="T5">۱</text:span><text:span text:style-name="T2">لصَّدَقَــٰــتِؐ وَاللَّهُ لاَ يُحِــبُّ كُلَّ كَفّۭار۫ اَثِيمٖؐ </text:span><text:span text:style-name="T3">(275)</text:span><text:span text:style-name="T2"> اِنَّ </text:span><text:span text:style-name="T5">۰</text:span><text:span text:style-name="T2">لذِينَ ءَامَنُواْ وَعَمِلُواْ </text:span><text:span text:style-name="T5">۴</text:span><text:span text:style-name="T2">ڤصَّـٰڤِحَــٰــتِ وَأَقَامُواْ </text:span><text:span text:style-name="T5">۴</text:span><text:span text:style-name="T2">لصَّلَوٰةَ وَءَاتَوُاْ </text:span><text:span text:style-name="T5">۴</text:span><text:span text:style-name="T2">لزَّكَوٰةَ لَهُمُ; أَجْرُهُمْ عِندَ رَبِّهِمْ وَلاَ خَوْف٘ عَلَيْهِمْ وَلاَ هُمْ يَحْزَنُونَؐ </text:span><text:span text:style-name="T3">(276)</text:span><text:span text:style-name="T2"> يَـٰٓأَيُّهَا </text:span><text:span text:style-name="T5">۰</text:span><text:span text:style-name="T2">لذِينَ ءَامَنُواْ èتَّقُواْ </text:span><text:span text:style-name="T5">۴</text:span><text:span text:style-name="T2">للَّهَ وَذَرُواْ مَا بَقِيَ مِنَ </text:span><text:span text:style-name="T5">۰</text:span><text:span text:style-name="T2">لرّۣبَوٰٓاْ إِن كُنتُم مُّومِنِينَؐ </text:span><text:span text:style-name="T3">(277)</text:span><text:span text:style-name="T2"> فَإِن لَّمْ تَفْعَلُواْ فَاذَنُواْ بِحَرْبببٍ مِّنَ </text:span><text:span text:style-name="T5">۰</text:span><text:span text:style-name="T2">للَّهِ وَرَسُولِهِؐ” وَإِن تُـبْتُمْ فَلَكُمْ رُءُوسُ أَمْوَ؛لِكُمْ لاَ تَظْلِمُونَ وَلاَ تُظْلَمُونَؐ </text:span><text:span text:style-name="T3">(278)</text:span><text:span text:style-name="T2"> ® وَإِن كَانَ ذُو عُسْرَةٍ فَنَظِرَة٘ اِلَيٰ مَيْسُرَةٍؐ وَأَن تَصَّدَّقُواْ خَيْرٌ لَّكُمُ; إِن </text:span><text:soft-page-break/><text:span text:style-name="T2">كُنتُمْ تَعْلَمُونَؐ </text:span><text:span text:style-name="T3">(279)</text:span><text:span text:style-name="T2"> وَاتَّقُواْ يَوْماً تُرْجَعُونَ فِيهِ إِلَي </text:span><text:span text:style-name="T5">۰</text:span><text:span text:style-name="T2">للَّهِؐ ثُمَّ تُوَفّۭيٰ كُلُّ نَفْسٍ مَّاكَسَبَــتْ وَهُمْ لاَ يُظْلَمُونَؐ </text:span><text:span text:style-name="T3">(280)</text:span><text:span text:style-name="T2"> يَـٰٓأَيُّهَا </text:span><text:span text:style-name="T5">۰</text:span><text:span text:style-name="T2">لذِينَ ءَامَنُوٓاْ إِذَا تَدَايَنتُم بِدَيْنٖ اِلَيٰٓ أَجَلٍ مُّسَمّيً فَاكْتُبُوهُؐ وَلْيَكْتُــب بَّيْنَكُمْ كَاتِبٛ بِالْعَدْلِؐ وَلاَ يَابببَ كَاتِب٘ اَنْ يَّكْتُــبَؐ كَمَا عَلَّمَهُ </text:span><text:span text:style-name="T5">۴</text:span><text:span text:style-name="T2">للَّهُ فَلْيَكْتُــبْؐ وَلْيُمْلِلِ </text:span><text:span text:style-name="T5">۱ﻟ﮲</text:span><text:span text:style-name="T2"> عَلَيْهِ </text:span><text:span text:style-name="T5">۱</text:span><text:span text:style-name="T2">لْحَقُّ وَلْيَتَّقِ </text:span><text:span text:style-name="T5">۱</text:span><text:span text:style-name="T2">للَّهَ رَبَّهُ„ وَلاَ يَبْخَسْ مِنْهُ شَيْـٔاًؐ فَإِن كَانَ </text:span><text:span text:style-name="T5">۰ﻟ﮲</text:span><text:span text:style-name="T2"> عَلَيْهِ </text:span><text:span text:style-name="T5">۱</text:span><text:span text:style-name="T2">لْحَقُّ سَفِيهاٗ اَوْ ضَعِيفاٗ اَوْ لاَ يَسْتَطِيعُ أَنْ يُّمِلَّ هُوَ فَلْيُمْلِلْ وَلِيُّهُ„ بِالْعَدْلِؐ وَاسْتَشْهِدُواْ شَهِيدَيْنِ مِن رّۣجَالِكُمْؐ فَإِن لَّمْ يَكُونَا رَجُلَيْنِ فَرَجُلٌ وَامْرَأَتَـٰنِ مِمَّن تَرْضَوْنَ مِنَ </text:span><text:span text:style-name="T5">۰</text:span><text:span text:style-name="T2">لشُّهَدَآءِ اَ۬ن تَضِلَّ إِحْدۭيٰهُمَا فَتُذَكِّرَ إِحْدۭيٰهُمَا </text:span><text:span text:style-name="T5">۰</text:span><text:span text:style-name="T2">لاُخْرۭيٰؐ وَلاَ يَابَ </text:span><text:span text:style-name="T5">۰</text:span><text:span text:style-name="T2">لشُّهَدَآءُ ﹹذَا مَا دُعُواْؐ وَلاَ تَسْــَٔـمُوٓاْ أَن تَكْتُبُوهُ صَغِيراٗ اَوْ كَبِيراٗ اِلَيٰٓ أَجَلِهِؐ” ذَ؛لِكُمُ; أَقْسَطُ عِندَ </text:span><text:span text:style-name="T5">۰</text:span><text:span text:style-name="T2">للَّهِ وَأَقْوَمُ لِلشَّهَـٰدَةِ وَأَدْنۭيٰٓ أَلاَّ تَرْتَابُوٓاْ إِلٓاَّ أَن تَكُونَ تِجَــٰرَة٘ حَاضِرَةٌ تُدِيرُونَهَا بَيْنَكُمْ فَلَيْسَ عَلَيْكُمْ جُنَاح٘ اَلاَّ تَكْتُبُوهَاؐ وَأَشْهِدُوٓاْ إِذَا تَبَايَعْتُمْؐ وَلاَ يُضَآرَّ كَاتِــبٌ وَلاَ شَهِيدٌؐ وَإِن تَفْعَلُواْ فَإِنَّهُ„ فُسُوقٛ بِكُمْؐ وَاتَّقُواْ </text:span><text:span text:style-name="T5">۴</text:span><text:span text:style-name="T2">للَّهَؐ وَيُعَلِّمُكُمُ </text:span><text:span text:style-name="T5">۴</text:span><text:span text:style-name="T2">للَّهُؐ وَاللَّهُ بِكُلِّ شَيْءٖ عَلِيمٌؐ </text:span><text:span text:style-name="T3">(281)</text:span><text:span text:style-name="T2"> © وَإِن كُنتُمْ عَلَيٰ سَفَرٍ وَلَمْ تَجِدُواْ كَاتِباً فَرۣهَـٰنٌ مَّقْبُوضَةٌؐ فَإِنَ اَمِنَ بَعْضُكُم بَعْضاً فَلْيُوَ۬دِّ </text:span><text:span text:style-name="T5">۱ﻟ﮲</text:span><text:span text:style-name="T2"> </text:span><text:span text:style-name="T5">۹</text:span><text:span text:style-name="T2">وتُمِنَ أَمَـٰنَتَهُؐ„ وَلْيَتَّقِ </text:span><text:span text:style-name="T5">۱</text:span><text:span text:style-name="T2">للَّهَ رَبَّهُؐ„ وَلاَ تَكْتُمُواْ </text:span><text:span text:style-name="T5">۴</text:span><text:span text:style-name="T2">لشَّهَــٰدَةَؐ وَمَنْ يَّكْتُمْهَا فَإِنَّهُ; ءَاثِمٌ قَلْبُهُؐ„ وَاللَّهُ بِمَا تَعْمَلُونَ عَلِيمٌؐ </text:span><text:span text:style-name="T3">(282)</text:span><text:span text:style-name="T2"> لِّلهِ مَا فِى </text:span><text:span text:style-name="T5">۱</text:span><text:span text:style-name="T2">لسَّمَـٰوَ؛تتتِ وَمَا فِى </text:span><text:span text:style-name="T5">۱</text:span><text:span text:style-name="T2">لاَرْضِؐ وَإِن تُبْدُواْ مَا فِىٓ أَنفُسِكُمُ; أَوْ تُخْفُوهُ يُحَاسِبْكُم بِهِ </text:span><text:soft-page-break/><text:span text:style-name="T5">۱</text:span><text:span text:style-name="T2">للَّهُ فَيَغْفِرْ لِمَنْ يَّشَآءُ وَيُعَذِّبببْ مَنْ يَّشَآءُؐ وَاللَّهُ عَلَيٰ كُلِّ شَيْءٍ قَدِير٘ؐ </text:span><text:span text:style-name="T3">(283)</text:span><text:span text:style-name="T2"> —امَنَ </text:span><text:span text:style-name="T5">۰</text:span><text:span text:style-name="T2">لرَّسُولُ بِمَآ ٱُنزۣلَ إِلَيْهِ مِن رَّبِّهِ” وَالْمُومِنُونَؐ كُلّﹲ —امَنَ بِاللَّهِ وَمَلَئِكَتِهِ” وَكُتُبِهِ” وَرُسُلِهِؐ” لاَ نُفَرّۣقُ بَيْنَ أَحَدٍ مِّن رُّسُلِهِؐ” وَقَالُواْ سَمِعْنَا وَأَطَعْنَاؐ غُفْرَانَكَ رَبَّنَاؐ وَإِلَيْكَ </text:span><text:span text:style-name="T5">۰</text:span><text:span text:style-name="T2">لْمَصِيرُؐ </text:span><text:span text:style-name="T3">(284)</text:span><text:span text:style-name="T2"> لاَ يُكَلِّفُ </text:span><text:span text:style-name="T5">۴</text:span><text:span text:style-name="T2">للَّهُ نَفْســاٗ اِلاَّ وُسْعَهَاؐ لَهَا مَا كَسَبَــتْؐ وَعَلَيْهَا مَا "كْتَسَبَــتْؐ رَبَّـنَا لاَ تُوَ۬اخِذْنَآ إِن نَّسِينَآ أَوَ اَخْطَأْنَاؐ رَبَّنَا وَلاَ تَحْمِلْ عَلَيْنَآ إِصْراً كَمَا حَمَلْـتَهُ„ عَلَي </text:span><text:span text:style-name="T5">۰</text:span><text:span text:style-name="T2">لذِينَ مِن قَبْلِـنَاؐ رَبَّنَا وَلاَ تُحَمِّلْنَـا مَا لاَ طَاقَةَ لَنَا بِهِؐ” وَاعْفُ عَنَّاؐ وَاغْفِرْ لَنَاؐ وَارْحَمْنَآؐ أَنـتَ مَوْلۭيٰنَا فَانصُرْنَا عَلَي </text:span><text:span text:style-name="T5">۰</text:span><text:span text:style-name="T2">لْقَوْمِ </text:span><text:span text:style-name="T5">۱</text:span><text:span text:style-name="T2">لْكۭـٰفِرۣيـنَ </text:span><text:span text:style-name="T3">(285)</text:span><text:span text:style-name="T2"> </text:span><text:bookmark-end text:name="__DdeLink__9428_1233539814"/><text:bookmark-end text:name="__DdeLink__57571_2786656625"/><text:bookmark-end text:name="__DdeLink__66992_278665662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ALMAGHRIBI" svg:font-family="AALMAGHRIBI" style:font-pitch="variable"/>
    <style:font-face style:name="AALMAGHRIBI1" svg:font-family="AALMAGHRIB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text-align="center" style:justify-single-word="false" style:writing-mode="rl-tb"/>
      <style:text-properties fo:color="#c00000" loext:opacity="100%" style:font-name="AALMAGHRIBI" fo:font-family="AALMAGHRIBI" style:font-pitch="variable" fo:font-size="26pt" fo:language="en" fo:country="US" style:font-name-asian="Times New Roman" style:font-family-asian="'Times New Roman'" style:font-family-generic-asian="system" style:font-pitch-asian="variable" style:font-size-asian="26pt" style:font-name-complex="AALMAGHRIBI1" style:font-family-complex="AALMAGHRIBI" style:font-family-generic-complex="system" style:font-pitch-complex="variable" style:font-size-complex="26pt"/>
    </style:style>
    <style:style style:name="Default_20_Paragraph_20_Font" style:display-name="Default Paragraph Font" style:family="text"/>
    <style:style style:name="Titre_20_1_20_Car" style:display-name="Titre 1 Car" style:family="text" style:parent-style-name="Default_20_Paragraph_20_Font">
      <style:text-properties fo:color="#c00000" loext:opacity="100%" style:font-name="AALMAGHRIBI" fo:font-family="AALMAGHRIBI" style:font-pitch="variable" fo:font-size="26pt" fo:language="en" fo:country="US" style:font-size-asian="26pt" style:font-name-complex="AALMAGHRIBI1" style:font-family-complex="AALMAGHRIBI" style:font-family-generic-complex="system" style:font-pitch-complex="variable" style:font-size-complex="26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4T21:13:13.902359665</meta:creation-date>
    <dc:date>2025-03-07T10:32:40.500040191</dc:date>
    <meta:editing-duration>PT17M33S</meta:editing-duration>
    <meta:editing-cycles>3</meta:editing-cycles>
    <meta:generator>LibreOffice/24.8.2.1$Linux_X86_64 LibreOffice_project/0f794b6e29741098670a3b95d60478a65d05ef13</meta:generator>
    <meta:document-statistic meta:table-count="0" meta:image-count="0" meta:object-count="0" meta:page-count="33" meta:paragraph-count="4" meta:word-count="6430" meta:character-count="35185" meta:non-whitespace-character-count="28758"/>
  </office:meta>
</office:document-meta>
</file>